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33.51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19.25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97.99pt"/>
    </style:style>
    <style:style style:name="co17" style:family="table-column">
      <style:table-column-properties fo:break-before="auto" style:column-width="109.59pt"/>
    </style:style>
    <style:style style:name="co18" style:family="table-column">
      <style:table-column-properties fo:break-before="auto" style:column-width="36.26pt"/>
    </style:style>
    <style:style style:name="co19" style:family="table-column">
      <style:table-column-properties fo:break-before="auto" style:column-width="93.4pt"/>
    </style:style>
    <style:style style:name="co20" style:family="table-column">
      <style:table-column-properties fo:break-before="auto" style:column-width="37.81pt"/>
    </style:style>
    <style:style style:name="co21" style:family="table-column">
      <style:table-column-properties fo:break-before="auto" style:column-width="89.49pt"/>
    </style:style>
    <style:style style:name="co22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2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200"/>
      <style:text-properties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color="#ed1c24"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ed1c24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ed1c24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6" style:family="table-cell" style:parent-style-name="Default" style:data-style-name="N1">
      <style:text-properties fo:color="#ce181e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200"/>
      <style:text-properties fo:color="#ce181e" fo:font-weight="bold" style:font-weight-asian="bold" style:font-weight-complex="bold"/>
    </style:style>
    <style:style style:name="ce88" style:family="table-cell" style:parent-style-name="Default" style:data-style-name="N2">
      <style:text-properties fo:color="#ce181e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fo:color="#ce181e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ext-properties fo:color="#a3238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08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11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maxOpp" table:style-name="ta1">
        <table:table-column table:style-name="co5" table:default-cell-style-name="Default"/>
        <table:table-row table:style-name="ro1">
          <table:table-cell/>
        </table:table-row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6" table:default-cell-style-name="ce63"/>
        <table:table-column table:style-name="co5" table:number-columns-repeated="2" table:default-cell-style-name="ce4"/>
        <table:table-column table:style-name="co5" table:number-columns-repeated="2" table:default-cell-style-name="ce63"/>
        <table:table-column table:style-name="co5" table:default-cell-style-name="ce86"/>
        <table:table-column table:style-name="co5" table:number-columns-repeated="1000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(100-[.B1])*(100-[.B1])/[.F1]" office:value-type="float" office:value="78.125" calcext:value-type="float">
            <text:p>7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72" calcext:value-type="float">
            <text:p>72</text:p>
          </table:table-cell>
          <table:table-cell table:style-name="ce62" table:number-columns-repeated="13"/>
          <table:table-cell table:style-name="ce72" table:number-columns-repeated="2"/>
          <table:table-cell table:style-name="ce62" table:number-columns-repeated="2"/>
          <table:table-cell/>
          <table:table-cell table:style-name="ce62" table:number-columns-repeated="1000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/>
          <table:table-cell table:style-name="ce70" office:value-type="string" calcext:value-type="string">
            <text:p>pFac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PROTECTION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75" calcext:value-type="float">
            <text:p>175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56" office:value-type="string" calcext:value-type="string">
            <text:p>Rapport #</text:p>
          </table:table-cell>
          <table:table-cell table:style-name="ce56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2"/>
          <table:table-cell table:style-name="ce88" office:value-type="string" calcext:value-type="string">
            <text:p>Rapport</text:p>
          </table:table-cell>
          <table:table-cell table:style-name="ce64" table:number-columns-repeated="1000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/SQRT([.B$4])*[.$C$1]*[.$C$2]/500*[.$F$2]/100" office:value-type="float" office:value="20.4598960772221" calcext:value-type="float">
            <text:p>20</text:p>
          </table:table-cell>
          <table:table-cell table:style-name="ce67" table:formula="of:=[.$A5]/SQRT([.C$4])*[.$C$1]*[.$C$2]/500*[.$F$2]/100" office:value-type="float" office:value="16.6216981486213" calcext:value-type="float">
            <text:p>17</text:p>
          </table:table-cell>
          <table:table-cell table:style-name="ce67" table:formula="of:=[.$A5]/SQRT([.D$4])*[.$C$1]*[.$C$2]/500*[.$F$2]/100" office:value-type="float" office:value="13.571559707562" calcext:value-type="float">
            <text:p>14</text:p>
          </table:table-cell>
          <table:table-cell table:style-name="ce67" table:formula="of:=[.$A5]/SQRT([.E$4])*[.$C$1]*[.$C$2]/500*[.$F$2]/100" office:value-type="float" office:value="11.753315475726" calcext:value-type="float">
            <text:p>12</text:p>
          </table:table-cell>
          <table:table-cell table:style-name="ce67" table:formula="of:=[.$A5]/SQRT([.F$4])*[.$C$1]*[.$C$2]/500*[.$F$2]/100" office:value-type="float" office:value="10.5124849458895" calcext:value-type="float">
            <text:p>11</text:p>
          </table:table-cell>
          <table:table-cell table:style-name="ce67" table:formula="of:=[.$A5]/SQRT([.G$4])*[.$C$1]*[.$C$2]/500*[.$F$2]/100" office:value-type="float" office:value="9.59654190049521" calcext:value-type="float">
            <text:p>10</text:p>
          </table:table-cell>
          <table:table-cell table:style-name="ce67" table:formula="of:=[.$A5]/SQRT([.H$4])*[.$C$1]*[.$C$2]/500*[.$F$2]/100" office:value-type="float" office:value="8.88467137978795" calcext:value-type="float">
            <text:p>9</text:p>
          </table:table-cell>
          <table:table-cell table:style-name="ce67" table:formula="of:=[.$A5]/SQRT([.I$4])*[.$C$1]*[.$C$2]/500*[.$F$2]/100" office:value-type="float" office:value="8.31084907431065" calcext:value-type="float">
            <text:p>8</text:p>
          </table:table-cell>
          <table:table-cell table:style-name="ce67" table:formula="of:=[.$A5]/SQRT([.J$4])*[.$C$1]*[.$C$2]/500*[.$F$2]/100" office:value-type="float" office:value="7.43344939235993" calcext:value-type="float">
            <text:p>7</text:p>
          </table:table-cell>
          <table:table-cell table:style-name="ce67" table:formula="of:=[.$A5]/SQRT([.K$4])*[.$C$1]*[.$C$2]/500*[.$F$2]/100" office:value-type="float" office:value="6.785779853781" calcext:value-type="float">
            <text:p>7</text:p>
          </table:table-cell>
          <table:table-cell table:style-name="ce67" table:formula="of:=[.$A5]/SQRT([.L$4])*[.$C$1]*[.$C$2]/500*[.$F$2]/100" office:value-type="float" office:value="5.876657737863" calcext:value-type="float">
            <text:p>6</text:p>
          </table:table-cell>
          <table:table-cell table:style-name="ce67" table:formula="of:=[.$A5]/SQRT([.M$4])*[.$C$1]*[.$C$2]/500*[.$F$2]/100" office:value-type="float" office:value="5.25624247294473" calcext:value-type="float">
            <text:p>5</text:p>
          </table:table-cell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formula="of:=(100-[.P5])*(100-[.P5])/[.$F$1]" office:value-type="float" office:value="125.347222222222" calcext:value-type="float">
            <text:p>125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S5]+10))*47" office:value-type="float" office:value="83.5791322718294" calcext:value-type="float">
            <text:p>84</text:p>
          </table:table-cell>
          <table:table-cell table:style-name="ce74" table:number-columns-repeated="2"/>
          <table:table-cell/>
          <table:table-cell office:value-type="float" office:value="33" calcext:value-type="float">
            <text:p>33</text:p>
          </table:table-cell>
          <table:table-cell table:formula="of:=SQRT([.X5])*10" office:value-type="float" office:value="57.4456264653803" calcext:value-type="float">
            <text:p>57</text:p>
          </table:table-cell>
          <table:table-cell table:number-columns-repeated="999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/SQRT([.B$4])*[.$C$1]*[.$C$2]/500*[.$F$2]/100" office:value-type="float" office:value="40.9197921544442" calcext:value-type="float">
            <text:p>41</text:p>
          </table:table-cell>
          <table:table-cell table:style-name="ce67" table:formula="of:=[.$A6]/SQRT([.C$4])*[.$C$1]*[.$C$2]/500*[.$F$2]/100" office:value-type="float" office:value="33.2433962972426" calcext:value-type="float">
            <text:p>33</text:p>
          </table:table-cell>
          <table:table-cell table:style-name="ce67" table:formula="of:=[.$A6]/SQRT([.D$4])*[.$C$1]*[.$C$2]/500*[.$F$2]/100" office:value-type="float" office:value="27.143119415124" calcext:value-type="float">
            <text:p>27</text:p>
          </table:table-cell>
          <table:table-cell table:style-name="ce67" table:formula="of:=[.$A6]/SQRT([.E$4])*[.$C$1]*[.$C$2]/500*[.$F$2]/100" office:value-type="float" office:value="23.506630951452" calcext:value-type="float">
            <text:p>24</text:p>
          </table:table-cell>
          <table:table-cell table:style-name="ce67" table:formula="of:=[.$A6]/SQRT([.F$4])*[.$C$1]*[.$C$2]/500*[.$F$2]/100" office:value-type="float" office:value="21.0249698917789" calcext:value-type="float">
            <text:p>21</text:p>
          </table:table-cell>
          <table:table-cell table:style-name="ce67" table:formula="of:=[.$A6]/SQRT([.G$4])*[.$C$1]*[.$C$2]/500*[.$F$2]/100" office:value-type="float" office:value="19.1930838009904" calcext:value-type="float">
            <text:p>19</text:p>
          </table:table-cell>
          <table:table-cell table:style-name="ce67" table:formula="of:=[.$A6]/SQRT([.H$4])*[.$C$1]*[.$C$2]/500*[.$F$2]/100" office:value-type="float" office:value="17.7693427595759" calcext:value-type="float">
            <text:p>18</text:p>
          </table:table-cell>
          <table:table-cell table:style-name="ce67" table:formula="of:=[.$A6]/SQRT([.I$4])*[.$C$1]*[.$C$2]/500*[.$F$2]/100" office:value-type="float" office:value="16.6216981486213" calcext:value-type="float">
            <text:p>17</text:p>
          </table:table-cell>
          <table:table-cell table:style-name="ce67" table:formula="of:=[.$A6]/SQRT([.J$4])*[.$C$1]*[.$C$2]/500*[.$F$2]/100" office:value-type="float" office:value="14.8668987847199" calcext:value-type="float">
            <text:p>15</text:p>
          </table:table-cell>
          <table:table-cell table:style-name="ce67" table:formula="of:=[.$A6]/SQRT([.K$4])*[.$C$1]*[.$C$2]/500*[.$F$2]/100" office:value-type="float" office:value="13.571559707562" calcext:value-type="float">
            <text:p>14</text:p>
          </table:table-cell>
          <table:table-cell table:style-name="ce67" table:formula="of:=[.$A6]/SQRT([.L$4])*[.$C$1]*[.$C$2]/500*[.$F$2]/100" office:value-type="float" office:value="11.753315475726" calcext:value-type="float">
            <text:p>12</text:p>
          </table:table-cell>
          <table:table-cell table:style-name="ce67" table:formula="of:=[.$A6]/SQRT([.M$4])*[.$C$1]*[.$C$2]/500*[.$F$2]/100" office:value-type="float" office:value="10.5124849458895" calcext:value-type="float">
            <text:p>11</text:p>
          </table:table-cell>
          <table:table-cell table:number-columns-repeated="2"/>
          <table:table-cell table:style-name="ce65" office:value-type="float" office:value="10" calcext:value-type="float">
            <text:p>10</text:p>
          </table:table-cell>
          <table:table-cell table:formula="of:=(100-[.P6])*(100-[.P6])/[.$F$1]" office:value-type="float" office:value="112.5" calcext:value-type="float">
            <text:p>113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S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/>
          <table:table-cell office:value-type="float" office:value="50" calcext:value-type="float">
            <text:p>50</text:p>
          </table:table-cell>
          <table:table-cell table:formula="of:=SQRT([.X6])*10" office:value-type="float" office:value="70.7106781186548" calcext:value-type="float">
            <text:p>71</text:p>
          </table:table-cell>
          <table:table-cell table:number-columns-repeated="999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/SQRT([.B$4])*[.$C$1]*[.$C$2]/500*[.$F$2]/100" office:value-type="float" office:value="61.3796882316663" calcext:value-type="float">
            <text:p>61</text:p>
          </table:table-cell>
          <table:table-cell table:style-name="ce67" table:formula="of:=[.$A7]/SQRT([.C$4])*[.$C$1]*[.$C$2]/500*[.$F$2]/100" office:value-type="float" office:value="49.8650944458639" calcext:value-type="float">
            <text:p>50</text:p>
          </table:table-cell>
          <table:table-cell table:style-name="ce67" table:formula="of:=[.$A7]/SQRT([.D$4])*[.$C$1]*[.$C$2]/500*[.$F$2]/100" office:value-type="float" office:value="40.714679122686" calcext:value-type="float">
            <text:p>41</text:p>
          </table:table-cell>
          <table:table-cell table:style-name="ce67" table:formula="of:=[.$A7]/SQRT([.E$4])*[.$C$1]*[.$C$2]/500*[.$F$2]/100" office:value-type="float" office:value="35.259946427178" calcext:value-type="float">
            <text:p>35</text:p>
          </table:table-cell>
          <table:table-cell table:style-name="ce67" table:formula="of:=[.$A7]/SQRT([.F$4])*[.$C$1]*[.$C$2]/500*[.$F$2]/100" office:value-type="float" office:value="31.5374548376684" calcext:value-type="float">
            <text:p>32</text:p>
          </table:table-cell>
          <table:table-cell table:style-name="ce67" table:formula="of:=[.$A7]/SQRT([.G$4])*[.$C$1]*[.$C$2]/500*[.$F$2]/100" office:value-type="float" office:value="28.7896257014856" calcext:value-type="float">
            <text:p>29</text:p>
          </table:table-cell>
          <table:table-cell table:style-name="ce67" table:formula="of:=[.$A7]/SQRT([.H$4])*[.$C$1]*[.$C$2]/500*[.$F$2]/100" office:value-type="float" office:value="26.6540141393638" calcext:value-type="float">
            <text:p>27</text:p>
          </table:table-cell>
          <table:table-cell table:style-name="ce67" table:formula="of:=[.$A7]/SQRT([.I$4])*[.$C$1]*[.$C$2]/500*[.$F$2]/100" office:value-type="float" office:value="24.9325472229319" calcext:value-type="float">
            <text:p>25</text:p>
          </table:table-cell>
          <table:table-cell table:style-name="ce67" table:formula="of:=[.$A7]/SQRT([.J$4])*[.$C$1]*[.$C$2]/500*[.$F$2]/100" office:value-type="float" office:value="22.3003481770798" calcext:value-type="float">
            <text:p>22</text:p>
          </table:table-cell>
          <table:table-cell table:style-name="ce67" table:formula="of:=[.$A7]/SQRT([.K$4])*[.$C$1]*[.$C$2]/500*[.$F$2]/100" office:value-type="float" office:value="20.357339561343" calcext:value-type="float">
            <text:p>20</text:p>
          </table:table-cell>
          <table:table-cell table:style-name="ce67" table:formula="of:=[.$A7]/SQRT([.L$4])*[.$C$1]*[.$C$2]/500*[.$F$2]/100" office:value-type="float" office:value="17.629973213589" calcext:value-type="float">
            <text:p>18</text:p>
          </table:table-cell>
          <table:table-cell table:style-name="ce67" table:formula="of:=[.$A7]/SQRT([.M$4])*[.$C$1]*[.$C$2]/500*[.$F$2]/100" office:value-type="float" office:value="15.7687274188342" calcext:value-type="float">
            <text:p>16</text:p>
          </table:table-cell>
          <table:table-cell table:number-columns-repeated="2"/>
          <table:table-cell table:style-name="ce65" office:value-type="float" office:value="15" calcext:value-type="float">
            <text:p>15</text:p>
          </table:table-cell>
          <table:table-cell table:formula="of:=(100-[.P7])*(100-[.P7])/[.$F$1]" office:value-type="float" office:value="100.347222222222" calcext:value-type="float">
            <text:p>100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S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QRT([.X7])*10" office:value-type="float" office:value="86.6025403784439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/SQRT([.B$4])*[.$C$1]*[.$C$2]/500*[.$F$2]/100" office:value-type="float" office:value="81.8395843088884" calcext:value-type="float">
            <text:p>82</text:p>
          </table:table-cell>
          <table:table-cell table:style-name="ce67" table:formula="of:=[.$A8]/SQRT([.C$4])*[.$C$1]*[.$C$2]/500*[.$F$2]/100" office:value-type="float" office:value="66.4867925944852" calcext:value-type="float">
            <text:p>66</text:p>
          </table:table-cell>
          <table:table-cell table:style-name="ce67" table:formula="of:=[.$A8]/SQRT([.D$4])*[.$C$1]*[.$C$2]/500*[.$F$2]/100" office:value-type="float" office:value="54.286238830248" calcext:value-type="float">
            <text:p>54</text:p>
          </table:table-cell>
          <table:table-cell table:style-name="ce67" table:formula="of:=[.$A8]/SQRT([.E$4])*[.$C$1]*[.$C$2]/500*[.$F$2]/100" office:value-type="float" office:value="47.013261902904" calcext:value-type="float">
            <text:p>47</text:p>
          </table:table-cell>
          <table:table-cell table:style-name="ce67" table:formula="of:=[.$A8]/SQRT([.F$4])*[.$C$1]*[.$C$2]/500*[.$F$2]/100" office:value-type="float" office:value="42.0499397835578" calcext:value-type="float">
            <text:p>42</text:p>
          </table:table-cell>
          <table:table-cell table:style-name="ce67" table:formula="of:=[.$A8]/SQRT([.G$4])*[.$C$1]*[.$C$2]/500*[.$F$2]/100" office:value-type="float" office:value="38.3861676019808" calcext:value-type="float">
            <text:p>38</text:p>
          </table:table-cell>
          <table:table-cell table:style-name="ce67" table:formula="of:=[.$A8]/SQRT([.H$4])*[.$C$1]*[.$C$2]/500*[.$F$2]/100" office:value-type="float" office:value="35.5386855191518" calcext:value-type="float">
            <text:p>36</text:p>
          </table:table-cell>
          <table:table-cell table:style-name="ce67" table:formula="of:=[.$A8]/SQRT([.I$4])*[.$C$1]*[.$C$2]/500*[.$F$2]/100" office:value-type="float" office:value="33.2433962972426" calcext:value-type="float">
            <text:p>33</text:p>
          </table:table-cell>
          <table:table-cell table:style-name="ce67" table:formula="of:=[.$A8]/SQRT([.J$4])*[.$C$1]*[.$C$2]/500*[.$F$2]/100" office:value-type="float" office:value="29.7337975694397" calcext:value-type="float">
            <text:p>30</text:p>
          </table:table-cell>
          <table:table-cell table:style-name="ce67" table:formula="of:=[.$A8]/SQRT([.K$4])*[.$C$1]*[.$C$2]/500*[.$F$2]/100" office:value-type="float" office:value="27.143119415124" calcext:value-type="float">
            <text:p>27</text:p>
          </table:table-cell>
          <table:table-cell table:style-name="ce67" table:formula="of:=[.$A8]/SQRT([.L$4])*[.$C$1]*[.$C$2]/500*[.$F$2]/100" office:value-type="float" office:value="23.506630951452" calcext:value-type="float">
            <text:p>24</text:p>
          </table:table-cell>
          <table:table-cell table:style-name="ce67" table:formula="of:=[.$A8]/SQRT([.M$4])*[.$C$1]*[.$C$2]/500*[.$F$2]/100" office:value-type="float" office:value="21.0249698917789" calcext:value-type="float">
            <text:p>21</text:p>
          </table:table-cell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formula="of:=(100-[.P8])*(100-[.P8])/[.$F$1]" office:value-type="float" office:value="88.8888888888889" calcext:value-type="float">
            <text:p>89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S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QRT([.X8])*10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/SQRT([.B$4])*[.$C$1]*[.$C$2]/500*[.$F$2]/100" office:value-type="float" office:value="102.299480386111" calcext:value-type="float">
            <text:p>102</text:p>
          </table:table-cell>
          <table:table-cell table:style-name="ce67" table:formula="of:=[.$A9]/SQRT([.C$4])*[.$C$1]*[.$C$2]/500*[.$F$2]/100" office:value-type="float" office:value="83.1084907431065" calcext:value-type="float">
            <text:p>83</text:p>
          </table:table-cell>
          <table:table-cell table:style-name="ce67" table:formula="of:=[.$A9]/SQRT([.D$4])*[.$C$1]*[.$C$2]/500*[.$F$2]/100" office:value-type="float" office:value="67.85779853781" calcext:value-type="float">
            <text:p>68</text:p>
          </table:table-cell>
          <table:table-cell table:style-name="ce67" table:formula="of:=[.$A9]/SQRT([.E$4])*[.$C$1]*[.$C$2]/500*[.$F$2]/100" office:value-type="float" office:value="58.76657737863" calcext:value-type="float">
            <text:p>59</text:p>
          </table:table-cell>
          <table:table-cell table:style-name="ce67" table:formula="of:=[.$A9]/SQRT([.F$4])*[.$C$1]*[.$C$2]/500*[.$F$2]/100" office:value-type="float" office:value="52.5624247294473" calcext:value-type="float">
            <text:p>53</text:p>
          </table:table-cell>
          <table:table-cell table:style-name="ce67" table:formula="of:=[.$A9]/SQRT([.G$4])*[.$C$1]*[.$C$2]/500*[.$F$2]/100" office:value-type="float" office:value="47.9827095024761" calcext:value-type="float">
            <text:p>48</text:p>
          </table:table-cell>
          <table:table-cell table:style-name="ce67" table:formula="of:=[.$A9]/SQRT([.H$4])*[.$C$1]*[.$C$2]/500*[.$F$2]/100" office:value-type="float" office:value="44.4233568989398" calcext:value-type="float">
            <text:p>44</text:p>
          </table:table-cell>
          <table:table-cell table:style-name="ce67" table:formula="of:=[.$A9]/SQRT([.I$4])*[.$C$1]*[.$C$2]/500*[.$F$2]/100" office:value-type="float" office:value="41.5542453715533" calcext:value-type="float">
            <text:p>42</text:p>
          </table:table-cell>
          <table:table-cell table:style-name="ce67" table:formula="of:=[.$A9]/SQRT([.J$4])*[.$C$1]*[.$C$2]/500*[.$F$2]/100" office:value-type="float" office:value="37.1672469617996" calcext:value-type="float">
            <text:p>37</text:p>
          </table:table-cell>
          <table:table-cell table:style-name="ce67" table:formula="of:=[.$A9]/SQRT([.K$4])*[.$C$1]*[.$C$2]/500*[.$F$2]/100" office:value-type="float" office:value="33.928899268905" calcext:value-type="float">
            <text:p>34</text:p>
          </table:table-cell>
          <table:table-cell table:style-name="ce67" table:formula="of:=[.$A9]/SQRT([.L$4])*[.$C$1]*[.$C$2]/500*[.$F$2]/100" office:value-type="float" office:value="29.383288689315" calcext:value-type="float">
            <text:p>29</text:p>
          </table:table-cell>
          <table:table-cell table:style-name="ce67" table:formula="of:=[.$A9]/SQRT([.M$4])*[.$C$1]*[.$C$2]/500*[.$F$2]/100" office:value-type="float" office:value="26.2812123647236" calcext:value-type="float">
            <text:p>26</text:p>
          </table:table-cell>
          <table:table-cell table:number-columns-repeated="2"/>
          <table:table-cell table:style-name="ce65" office:value-type="float" office:value="25" calcext:value-type="float">
            <text:p>25</text:p>
          </table:table-cell>
          <table:table-cell table:formula="of:=(100-[.P9])*(100-[.P9])/[.$F$1]" office:value-type="float" office:value="78.125" calcext:value-type="float">
            <text:p>7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S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QRT([.X9])*10" office:value-type="float" office:value="111.80339887499" calcext:value-type="float">
            <text:p>112</text:p>
          </table:table-cell>
          <table:table-cell table:number-columns-repeated="999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/SQRT([.B$4])*[.$C$1]*[.$C$2]/500*[.$F$2]/100" office:value-type="float" office:value="122.759376463333" calcext:value-type="float">
            <text:p>123</text:p>
          </table:table-cell>
          <table:table-cell table:style-name="ce67" table:formula="of:=[.$A10]/SQRT([.C$4])*[.$C$1]*[.$C$2]/500*[.$F$2]/100" office:value-type="float" office:value="99.7301888917278" calcext:value-type="float">
            <text:p>100</text:p>
          </table:table-cell>
          <table:table-cell table:style-name="ce67" table:formula="of:=[.$A10]/SQRT([.D$4])*[.$C$1]*[.$C$2]/500*[.$F$2]/100" office:value-type="float" office:value="81.429358245372" calcext:value-type="float">
            <text:p>81</text:p>
          </table:table-cell>
          <table:table-cell table:style-name="ce67" table:formula="of:=[.$A10]/SQRT([.E$4])*[.$C$1]*[.$C$2]/500*[.$F$2]/100" office:value-type="float" office:value="70.5198928543561" calcext:value-type="float">
            <text:p>71</text:p>
          </table:table-cell>
          <table:table-cell table:style-name="ce67" table:formula="of:=[.$A10]/SQRT([.F$4])*[.$C$1]*[.$C$2]/500*[.$F$2]/100" office:value-type="float" office:value="63.0749096753367" calcext:value-type="float">
            <text:p>63</text:p>
          </table:table-cell>
          <table:table-cell table:style-name="ce67" table:formula="of:=[.$A10]/SQRT([.G$4])*[.$C$1]*[.$C$2]/500*[.$F$2]/100" office:value-type="float" office:value="57.5792514029713" calcext:value-type="float">
            <text:p>58</text:p>
          </table:table-cell>
          <table:table-cell table:style-name="ce67" table:formula="of:=[.$A10]/SQRT([.H$4])*[.$C$1]*[.$C$2]/500*[.$F$2]/100" office:value-type="float" office:value="53.3080282787277" calcext:value-type="float">
            <text:p>53</text:p>
          </table:table-cell>
          <table:table-cell table:style-name="ce67" table:formula="of:=[.$A10]/SQRT([.I$4])*[.$C$1]*[.$C$2]/500*[.$F$2]/100" office:value-type="float" office:value="49.8650944458639" calcext:value-type="float">
            <text:p>50</text:p>
          </table:table-cell>
          <table:table-cell table:style-name="ce67" table:formula="of:=[.$A10]/SQRT([.J$4])*[.$C$1]*[.$C$2]/500*[.$F$2]/100" office:value-type="float" office:value="44.6006963541596" calcext:value-type="float">
            <text:p>45</text:p>
          </table:table-cell>
          <table:table-cell table:style-name="ce67" table:formula="of:=[.$A10]/SQRT([.K$4])*[.$C$1]*[.$C$2]/500*[.$F$2]/100" office:value-type="float" office:value="40.714679122686" calcext:value-type="float">
            <text:p>41</text:p>
          </table:table-cell>
          <table:table-cell table:style-name="ce67" table:formula="of:=[.$A10]/SQRT([.L$4])*[.$C$1]*[.$C$2]/500*[.$F$2]/100" office:value-type="float" office:value="35.259946427178" calcext:value-type="float">
            <text:p>35</text:p>
          </table:table-cell>
          <table:table-cell table:style-name="ce67" table:formula="of:=[.$A10]/SQRT([.M$4])*[.$C$1]*[.$C$2]/500*[.$F$2]/100" office:value-type="float" office:value="31.5374548376684" calcext:value-type="float">
            <text:p>32</text:p>
          </table:table-cell>
          <table:table-cell table:number-columns-repeated="2"/>
          <table:table-cell table:style-name="ce65" office:value-type="float" office:value="30" calcext:value-type="float">
            <text:p>30</text:p>
          </table:table-cell>
          <table:table-cell table:formula="of:=(100-[.P10])*(100-[.P10])/[.$F$1]" office:value-type="float" office:value="68.0555555555556" calcext:value-type="float">
            <text:p>68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S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QRT([.X10])*10" office:value-type="float" office:value="122.474487139159" calcext:value-type="float">
            <text:p>122</text:p>
          </table:table-cell>
          <table:table-cell table:number-columns-repeated="999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/SQRT([.B$4])*[.$C$1]*[.$C$2]/500*[.$F$2]/100" office:value-type="float" office:value="143.219272540555" calcext:value-type="float">
            <text:p>143</text:p>
          </table:table-cell>
          <table:table-cell table:style-name="ce67" table:formula="of:=[.$A11]/SQRT([.C$4])*[.$C$1]*[.$C$2]/500*[.$F$2]/100" office:value-type="float" office:value="116.351887040349" calcext:value-type="float">
            <text:p>116</text:p>
          </table:table-cell>
          <table:table-cell table:style-name="ce67" table:formula="of:=[.$A11]/SQRT([.D$4])*[.$C$1]*[.$C$2]/500*[.$F$2]/100" office:value-type="float" office:value="95.000917952934" calcext:value-type="float">
            <text:p>95</text:p>
          </table:table-cell>
          <table:table-cell table:style-name="ce67" table:formula="of:=[.$A11]/SQRT([.E$4])*[.$C$1]*[.$C$2]/500*[.$F$2]/100" office:value-type="float" office:value="82.273208330082" calcext:value-type="float">
            <text:p>82</text:p>
          </table:table-cell>
          <table:table-cell table:style-name="ce67" table:formula="of:=[.$A11]/SQRT([.F$4])*[.$C$1]*[.$C$2]/500*[.$F$2]/100" office:value-type="float" office:value="73.5873946212262" calcext:value-type="float">
            <text:p>74</text:p>
          </table:table-cell>
          <table:table-cell table:style-name="ce67" table:formula="of:=[.$A11]/SQRT([.G$4])*[.$C$1]*[.$C$2]/500*[.$F$2]/100" office:value-type="float" office:value="67.1757933034665" calcext:value-type="float">
            <text:p>67</text:p>
          </table:table-cell>
          <table:table-cell table:style-name="ce67" table:formula="of:=[.$A11]/SQRT([.H$4])*[.$C$1]*[.$C$2]/500*[.$F$2]/100" office:value-type="float" office:value="62.1926996585156" calcext:value-type="float">
            <text:p>62</text:p>
          </table:table-cell>
          <table:table-cell table:style-name="ce67" table:formula="of:=[.$A11]/SQRT([.I$4])*[.$C$1]*[.$C$2]/500*[.$F$2]/100" office:value-type="float" office:value="58.1759435201746" calcext:value-type="float">
            <text:p>58</text:p>
          </table:table-cell>
          <table:table-cell table:style-name="ce67" table:formula="of:=[.$A11]/SQRT([.J$4])*[.$C$1]*[.$C$2]/500*[.$F$2]/100" office:value-type="float" office:value="52.0341457465195" calcext:value-type="float">
            <text:p>52</text:p>
          </table:table-cell>
          <table:table-cell table:style-name="ce67" table:formula="of:=[.$A11]/SQRT([.K$4])*[.$C$1]*[.$C$2]/500*[.$F$2]/100" office:value-type="float" office:value="47.500458976467" calcext:value-type="float">
            <text:p>48</text:p>
          </table:table-cell>
          <table:table-cell table:style-name="ce67" table:formula="of:=[.$A11]/SQRT([.L$4])*[.$C$1]*[.$C$2]/500*[.$F$2]/100" office:value-type="float" office:value="41.136604165041" calcext:value-type="float">
            <text:p>41</text:p>
          </table:table-cell>
          <table:table-cell table:style-name="ce67" table:formula="of:=[.$A11]/SQRT([.M$4])*[.$C$1]*[.$C$2]/500*[.$F$2]/100" office:value-type="float" office:value="36.7936973106131" calcext:value-type="float">
            <text:p>37</text:p>
          </table:table-cell>
          <table:table-cell table:number-columns-repeated="2"/>
          <table:table-cell table:style-name="ce65" office:value-type="float" office:value="35" calcext:value-type="float">
            <text:p>35</text:p>
          </table:table-cell>
          <table:table-cell table:formula="of:=(100-[.P11])*(100-[.P11])/[.$F$1]" office:value-type="float" office:value="58.6805555555556" calcext:value-type="float">
            <text:p>59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S11]+10))*47" office:value-type="float" office:value="135.947857600397" calcext:value-type="float">
            <text:p>136</text:p>
          </table:table-cell>
          <table:table-cell table:style-name="ce74" table:number-columns-repeated="2"/>
          <table:table-cell/>
          <table:table-cell office:value-type="float" office:value="175" calcext:value-type="float">
            <text:p>175</text:p>
          </table:table-cell>
          <table:table-cell table:formula="of:=SQRT([.X11])*10" office:value-type="float" office:value="132.28756555323" calcext:value-type="float">
            <text:p>132</text:p>
          </table:table-cell>
          <table:table-cell table:number-columns-repeated="999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/SQRT([.B$4])*[.$C$1]*[.$C$2]/500*[.$F$2]/100" office:value-type="float" office:value="163.679168617777" calcext:value-type="float">
            <text:p>164</text:p>
          </table:table-cell>
          <table:table-cell table:style-name="ce67" table:formula="of:=[.$A12]/SQRT([.C$4])*[.$C$1]*[.$C$2]/500*[.$F$2]/100" office:value-type="float" office:value="132.97358518897" calcext:value-type="float">
            <text:p>133</text:p>
          </table:table-cell>
          <table:table-cell table:style-name="ce67" table:formula="of:=[.$A12]/SQRT([.D$4])*[.$C$1]*[.$C$2]/500*[.$F$2]/100" office:value-type="float" office:value="108.572477660496" calcext:value-type="float">
            <text:p>109</text:p>
          </table:table-cell>
          <table:table-cell table:style-name="ce67" table:formula="of:=[.$A12]/SQRT([.E$4])*[.$C$1]*[.$C$2]/500*[.$F$2]/100" office:value-type="float" office:value="94.026523805808" calcext:value-type="float">
            <text:p>94</text:p>
          </table:table-cell>
          <table:table-cell table:style-name="ce67" table:formula="of:=[.$A12]/SQRT([.F$4])*[.$C$1]*[.$C$2]/500*[.$F$2]/100" office:value-type="float" office:value="84.0998795671156" calcext:value-type="float">
            <text:p>84</text:p>
          </table:table-cell>
          <table:table-cell table:style-name="ce67" table:formula="of:=[.$A12]/SQRT([.G$4])*[.$C$1]*[.$C$2]/500*[.$F$2]/100" office:value-type="float" office:value="76.7723352039617" calcext:value-type="float">
            <text:p>77</text:p>
          </table:table-cell>
          <table:table-cell table:style-name="ce67" table:formula="of:=[.$A12]/SQRT([.H$4])*[.$C$1]*[.$C$2]/500*[.$F$2]/100" office:value-type="float" office:value="71.0773710383036" calcext:value-type="float">
            <text:p>71</text:p>
          </table:table-cell>
          <table:table-cell table:style-name="ce67" table:formula="of:=[.$A12]/SQRT([.I$4])*[.$C$1]*[.$C$2]/500*[.$F$2]/100" office:value-type="float" office:value="66.4867925944852" calcext:value-type="float">
            <text:p>66</text:p>
          </table:table-cell>
          <table:table-cell table:style-name="ce67" table:formula="of:=[.$A12]/SQRT([.J$4])*[.$C$1]*[.$C$2]/500*[.$F$2]/100" office:value-type="float" office:value="59.4675951388794" calcext:value-type="float">
            <text:p>59</text:p>
          </table:table-cell>
          <table:table-cell table:style-name="ce67" table:formula="of:=[.$A12]/SQRT([.K$4])*[.$C$1]*[.$C$2]/500*[.$F$2]/100" office:value-type="float" office:value="54.286238830248" calcext:value-type="float">
            <text:p>54</text:p>
          </table:table-cell>
          <table:table-cell table:style-name="ce67" table:formula="of:=[.$A12]/SQRT([.L$4])*[.$C$1]*[.$C$2]/500*[.$F$2]/100" office:value-type="float" office:value="47.013261902904" calcext:value-type="float">
            <text:p>47</text:p>
          </table:table-cell>
          <table:table-cell table:style-name="ce67" table:formula="of:=[.$A12]/SQRT([.M$4])*[.$C$1]*[.$C$2]/500*[.$F$2]/100" office:value-type="float" office:value="42.0499397835578" calcext:value-type="float">
            <text:p>42</text:p>
          </table:table-cell>
          <table:table-cell table:number-columns-repeated="2"/>
          <table:table-cell table:style-name="ce65" office:value-type="float" office:value="40" calcext:value-type="float">
            <text:p>40</text:p>
          </table:table-cell>
          <table:table-cell table:formula="of:=(100-[.P12])*(100-[.P12])/[.$F$1]" office:value-type="float" office:value="50" calcext:value-type="float">
            <text:p>50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S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/>
          <table:table-cell office:value-type="float" office:value="200" calcext:value-type="float">
            <text:p>200</text:p>
          </table:table-cell>
          <table:table-cell table:formula="of:=SQRT([.X12])*10" office:value-type="float" office:value="141.42135623731" calcext:value-type="float">
            <text:p>141</text:p>
          </table:table-cell>
          <table:table-cell table:number-columns-repeated="999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/SQRT([.B$4])*[.$C$1]*[.$C$2]/500*[.$F$2]/100" office:value-type="float" office:value="184.139064694999" calcext:value-type="float">
            <text:p>184</text:p>
          </table:table-cell>
          <table:table-cell table:style-name="ce67" table:formula="of:=[.$A13]/SQRT([.C$4])*[.$C$1]*[.$C$2]/500*[.$F$2]/100" office:value-type="float" office:value="149.595283337592" calcext:value-type="float">
            <text:p>150</text:p>
          </table:table-cell>
          <table:table-cell table:style-name="ce67" table:formula="of:=[.$A13]/SQRT([.D$4])*[.$C$1]*[.$C$2]/500*[.$F$2]/100" office:value-type="float" office:value="122.144037368058" calcext:value-type="float">
            <text:p>122</text:p>
          </table:table-cell>
          <table:table-cell table:style-name="ce67" table:formula="of:=[.$A13]/SQRT([.E$4])*[.$C$1]*[.$C$2]/500*[.$F$2]/100" office:value-type="float" office:value="105.779839281534" calcext:value-type="float">
            <text:p>106</text:p>
          </table:table-cell>
          <table:table-cell table:style-name="ce67" table:formula="of:=[.$A13]/SQRT([.F$4])*[.$C$1]*[.$C$2]/500*[.$F$2]/100" office:value-type="float" office:value="94.612364513005" calcext:value-type="float">
            <text:p>95</text:p>
          </table:table-cell>
          <table:table-cell table:style-name="ce67" table:formula="of:=[.$A13]/SQRT([.G$4])*[.$C$1]*[.$C$2]/500*[.$F$2]/100" office:value-type="float" office:value="86.3688771044569" calcext:value-type="float">
            <text:p>86</text:p>
          </table:table-cell>
          <table:table-cell table:style-name="ce67" table:formula="of:=[.$A13]/SQRT([.H$4])*[.$C$1]*[.$C$2]/500*[.$F$2]/100" office:value-type="float" office:value="79.9620424180915" calcext:value-type="float">
            <text:p>80</text:p>
          </table:table-cell>
          <table:table-cell table:style-name="ce67" table:formula="of:=[.$A13]/SQRT([.I$4])*[.$C$1]*[.$C$2]/500*[.$F$2]/100" office:value-type="float" office:value="74.7976416687959" calcext:value-type="float">
            <text:p>75</text:p>
          </table:table-cell>
          <table:table-cell table:style-name="ce67" table:formula="of:=[.$A13]/SQRT([.J$4])*[.$C$1]*[.$C$2]/500*[.$F$2]/100" office:value-type="float" office:value="66.9010445312393" calcext:value-type="float">
            <text:p>67</text:p>
          </table:table-cell>
          <table:table-cell table:style-name="ce67" table:formula="of:=[.$A13]/SQRT([.K$4])*[.$C$1]*[.$C$2]/500*[.$F$2]/100" office:value-type="float" office:value="61.072018684029" calcext:value-type="float">
            <text:p>61</text:p>
          </table:table-cell>
          <table:table-cell table:style-name="ce67" table:formula="of:=[.$A13]/SQRT([.L$4])*[.$C$1]*[.$C$2]/500*[.$F$2]/100" office:value-type="float" office:value="52.889919640767" calcext:value-type="float">
            <text:p>53</text:p>
          </table:table-cell>
          <table:table-cell table:style-name="ce67" table:formula="of:=[.$A13]/SQRT([.M$4])*[.$C$1]*[.$C$2]/500*[.$F$2]/100" office:value-type="float" office:value="47.3061822565025" calcext:value-type="float">
            <text:p>47</text:p>
          </table:table-cell>
          <table:table-cell table:number-columns-repeated="2"/>
          <table:table-cell table:style-name="ce65" office:value-type="float" office:value="50" calcext:value-type="float">
            <text:p>50</text:p>
          </table:table-cell>
          <table:table-cell table:formula="of:=(100-[.P13])*(100-[.P13])/[.$F$1]" office:value-type="float" office:value="34.7222222222222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S13]+10))*47" office:value-type="float" office:value="144.763303547328" calcext:value-type="float">
            <text:p>145</text:p>
          </table:table-cell>
          <table:table-cell table:style-name="ce74" table:number-columns-repeated="2"/>
          <table:table-cell/>
          <table:table-cell office:value-type="float" office:value="250" calcext:value-type="float">
            <text:p>250</text:p>
          </table:table-cell>
          <table:table-cell table:formula="of:=SQRT([.X13])*10" office:value-type="float" office:value="158.113883008419" calcext:value-type="float">
            <text:p>158</text:p>
          </table:table-cell>
          <table:table-cell table:number-columns-repeated="999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$A14]/SQRT([.B$4])*[.$C$1]*[.$C$2]/500*[.$F$2]/100" office:value-type="float" office:value="204.598960772221" calcext:value-type="float">
            <text:p>205</text:p>
          </table:table-cell>
          <table:table-cell table:style-name="ce67" table:formula="of:=[.$A14]/SQRT([.C$4])*[.$C$1]*[.$C$2]/500*[.$F$2]/100" office:value-type="float" office:value="166.216981486213" calcext:value-type="float">
            <text:p>166</text:p>
          </table:table-cell>
          <table:table-cell table:style-name="ce67" table:formula="of:=[.$A14]/SQRT([.D$4])*[.$C$1]*[.$C$2]/500*[.$F$2]/100" office:value-type="float" office:value="135.71559707562" calcext:value-type="float">
            <text:p>136</text:p>
          </table:table-cell>
          <table:table-cell table:style-name="ce67" table:formula="of:=[.$A14]/SQRT([.E$4])*[.$C$1]*[.$C$2]/500*[.$F$2]/100" office:value-type="float" office:value="117.53315475726" calcext:value-type="float">
            <text:p>118</text:p>
          </table:table-cell>
          <table:table-cell table:style-name="ce67" table:formula="of:=[.$A14]/SQRT([.F$4])*[.$C$1]*[.$C$2]/500*[.$F$2]/100" office:value-type="float" office:value="105.124849458895" calcext:value-type="float">
            <text:p>105</text:p>
          </table:table-cell>
          <table:table-cell table:style-name="ce67" table:formula="of:=[.$A14]/SQRT([.G$4])*[.$C$1]*[.$C$2]/500*[.$F$2]/100" office:value-type="float" office:value="95.9654190049521" calcext:value-type="float">
            <text:p>96</text:p>
          </table:table-cell>
          <table:table-cell table:style-name="ce67" table:formula="of:=[.$A14]/SQRT([.H$4])*[.$C$1]*[.$C$2]/500*[.$F$2]/100" office:value-type="float" office:value="88.8467137978795" calcext:value-type="float">
            <text:p>89</text:p>
          </table:table-cell>
          <table:table-cell table:style-name="ce67" table:formula="of:=[.$A14]/SQRT([.I$4])*[.$C$1]*[.$C$2]/500*[.$F$2]/100" office:value-type="float" office:value="83.1084907431065" calcext:value-type="float">
            <text:p>83</text:p>
          </table:table-cell>
          <table:table-cell table:style-name="ce67" table:formula="of:=[.$A14]/SQRT([.J$4])*[.$C$1]*[.$C$2]/500*[.$F$2]/100" office:value-type="float" office:value="74.3344939235993" calcext:value-type="float">
            <text:p>74</text:p>
          </table:table-cell>
          <table:table-cell table:style-name="ce67" table:formula="of:=[.$A14]/SQRT([.K$4])*[.$C$1]*[.$C$2]/500*[.$F$2]/100" office:value-type="float" office:value="67.85779853781" calcext:value-type="float">
            <text:p>68</text:p>
          </table:table-cell>
          <table:table-cell table:style-name="ce67" table:formula="of:=[.$A14]/SQRT([.L$4])*[.$C$1]*[.$C$2]/500*[.$F$2]/100" office:value-type="float" office:value="58.76657737863" calcext:value-type="float">
            <text:p>59</text:p>
          </table:table-cell>
          <table:table-cell table:style-name="ce67" table:formula="of:=[.$A14]/SQRT([.M$4])*[.$C$1]*[.$C$2]/500*[.$F$2]/100" office:value-type="float" office:value="52.5624247294473" calcext:value-type="float">
            <text:p>53</text:p>
          </table:table-cell>
          <table:table-cell table:style-name="ce67" table:number-columns-repeated="2"/>
          <table:table-cell table:style-name="ce71" office:value-type="float" office:value="60" calcext:value-type="float">
            <text:p>60</text:p>
          </table:table-cell>
          <table:table-cell table:formula="of:=(100-[.P14])*(100-[.P14])/[.$F$1]" office:value-type="float" office:value="22.2222222222222" calcext:value-type="float">
            <text:p>22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S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/>
          <table:table-cell table:style-name="ce109" office:value-type="float" office:value="300" calcext:value-type="float">
            <text:p>300</text:p>
          </table:table-cell>
          <table:table-cell table:formula="of:=SQRT([.X14])*10" office:value-type="float" office:value="173.205080756888" calcext:value-type="float">
            <text:p>173</text:p>
          </table:table-cell>
          <table:table-cell table:style-name="ce67" table:number-columns-repeated="999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/SQRT([.B$4])*[.$C$1]*[.$C$2]/500*[.$F$2]/100" office:value-type="float" office:value="225.058856849443" calcext:value-type="float">
            <text:p>225</text:p>
          </table:table-cell>
          <table:table-cell table:style-name="ce67" table:formula="of:=[.$A15]/SQRT([.C$4])*[.$C$1]*[.$C$2]/500*[.$F$2]/100" office:value-type="float" office:value="182.838679634834" calcext:value-type="float">
            <text:p>183</text:p>
          </table:table-cell>
          <table:table-cell table:style-name="ce67" table:formula="of:=[.$A15]/SQRT([.D$4])*[.$C$1]*[.$C$2]/500*[.$F$2]/100" office:value-type="float" office:value="149.287156783182" calcext:value-type="float">
            <text:p>149</text:p>
          </table:table-cell>
          <table:table-cell table:style-name="ce67" table:formula="of:=[.$A15]/SQRT([.E$4])*[.$C$1]*[.$C$2]/500*[.$F$2]/100" office:value-type="float" office:value="129.286470232986" calcext:value-type="float">
            <text:p>129</text:p>
          </table:table-cell>
          <table:table-cell table:style-name="ce67" table:formula="of:=[.$A15]/SQRT([.F$4])*[.$C$1]*[.$C$2]/500*[.$F$2]/100" office:value-type="float" office:value="115.637334404784" calcext:value-type="float">
            <text:p>116</text:p>
          </table:table-cell>
          <table:table-cell table:style-name="ce67" table:formula="of:=[.$A15]/SQRT([.G$4])*[.$C$1]*[.$C$2]/500*[.$F$2]/100" office:value-type="float" office:value="105.561960905447" calcext:value-type="float">
            <text:p>106</text:p>
          </table:table-cell>
          <table:table-cell table:style-name="ce67" table:formula="of:=[.$A15]/SQRT([.H$4])*[.$C$1]*[.$C$2]/500*[.$F$2]/100" office:value-type="float" office:value="97.7313851776674" calcext:value-type="float">
            <text:p>98</text:p>
          </table:table-cell>
          <table:table-cell table:style-name="ce67" table:formula="of:=[.$A15]/SQRT([.I$4])*[.$C$1]*[.$C$2]/500*[.$F$2]/100" office:value-type="float" office:value="91.4193398174172" calcext:value-type="float">
            <text:p>91</text:p>
          </table:table-cell>
          <table:table-cell table:style-name="ce67" table:formula="of:=[.$A15]/SQRT([.J$4])*[.$C$1]*[.$C$2]/500*[.$F$2]/100" office:value-type="float" office:value="81.7679433159592" calcext:value-type="float">
            <text:p>82</text:p>
          </table:table-cell>
          <table:table-cell table:style-name="ce67" table:formula="of:=[.$A15]/SQRT([.K$4])*[.$C$1]*[.$C$2]/500*[.$F$2]/100" office:value-type="float" office:value="74.643578391591" calcext:value-type="float">
            <text:p>75</text:p>
          </table:table-cell>
          <table:table-cell table:style-name="ce67" table:formula="of:=[.$A15]/SQRT([.L$4])*[.$C$1]*[.$C$2]/500*[.$F$2]/100" office:value-type="float" office:value="64.643235116493" calcext:value-type="float">
            <text:p>65</text:p>
          </table:table-cell>
          <table:table-cell table:style-name="ce67" table:formula="of:=[.$A15]/SQRT([.M$4])*[.$C$1]*[.$C$2]/500*[.$F$2]/100" office:value-type="float" office:value="57.818667202392" calcext:value-type="float">
            <text:p>58</text:p>
          </table:table-cell>
          <table:table-cell table:number-columns-repeated="2"/>
          <table:table-cell table:style-name="ce65" office:value-type="float" office:value="70" calcext:value-type="float">
            <text:p>70</text:p>
          </table:table-cell>
          <table:table-cell table:formula="of:=(100-[.P15])*(100-[.P15])/[.$F$1]" office:value-type="float" office:value="12.5" calcext:value-type="float">
            <text:p>13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S15]+10))*47" office:value-type="float" office:value="152.210996501825" calcext:value-type="float">
            <text:p>152</text:p>
          </table:table-cell>
          <table:table-cell table:style-name="ce74" table:number-columns-repeated="2"/>
          <table:table-cell/>
          <table:table-cell office:value-type="float" office:value="400" calcext:value-type="float">
            <text:p>400</text:p>
          </table:table-cell>
          <table:table-cell table:formula="of:=SQRT([.X15])*10" office:value-type="float" office:value="200" calcext:value-type="float">
            <text:p>200</text:p>
          </table:table-cell>
          <table:table-cell table:number-columns-repeated="999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/SQRT([.B$4])*[.$C$1]*[.$C$2]/500*[.$F$2]/100" office:value-type="float" office:value="245.518752926665" calcext:value-type="float">
            <text:p>246</text:p>
          </table:table-cell>
          <table:table-cell table:style-name="ce67" table:formula="of:=[.$A16]/SQRT([.C$4])*[.$C$1]*[.$C$2]/500*[.$F$2]/100" office:value-type="float" office:value="199.460377783456" calcext:value-type="float">
            <text:p>199</text:p>
          </table:table-cell>
          <table:table-cell table:style-name="ce67" table:formula="of:=[.$A16]/SQRT([.D$4])*[.$C$1]*[.$C$2]/500*[.$F$2]/100" office:value-type="float" office:value="162.858716490744" calcext:value-type="float">
            <text:p>163</text:p>
          </table:table-cell>
          <table:table-cell table:style-name="ce67" table:formula="of:=[.$A16]/SQRT([.E$4])*[.$C$1]*[.$C$2]/500*[.$F$2]/100" office:value-type="float" office:value="141.039785708712" calcext:value-type="float">
            <text:p>141</text:p>
          </table:table-cell>
          <table:table-cell table:style-name="ce67" table:formula="of:=[.$A16]/SQRT([.F$4])*[.$C$1]*[.$C$2]/500*[.$F$2]/100" office:value-type="float" office:value="126.149819350673" calcext:value-type="float">
            <text:p>126</text:p>
          </table:table-cell>
          <table:table-cell table:style-name="ce67" table:formula="of:=[.$A16]/SQRT([.G$4])*[.$C$1]*[.$C$2]/500*[.$F$2]/100" office:value-type="float" office:value="115.158502805943" calcext:value-type="float">
            <text:p>115</text:p>
          </table:table-cell>
          <table:table-cell table:style-name="ce67" table:formula="of:=[.$A16]/SQRT([.H$4])*[.$C$1]*[.$C$2]/500*[.$F$2]/100" office:value-type="float" office:value="106.616056557455" calcext:value-type="float">
            <text:p>107</text:p>
          </table:table-cell>
          <table:table-cell table:style-name="ce67" table:formula="of:=[.$A16]/SQRT([.I$4])*[.$C$1]*[.$C$2]/500*[.$F$2]/100" office:value-type="float" office:value="99.7301888917278" calcext:value-type="float">
            <text:p>100</text:p>
          </table:table-cell>
          <table:table-cell table:style-name="ce67" table:formula="of:=[.$A16]/SQRT([.J$4])*[.$C$1]*[.$C$2]/500*[.$F$2]/100" office:value-type="float" office:value="89.2013927083191" calcext:value-type="float">
            <text:p>89</text:p>
          </table:table-cell>
          <table:table-cell table:style-name="ce67" table:formula="of:=[.$A16]/SQRT([.K$4])*[.$C$1]*[.$C$2]/500*[.$F$2]/100" office:value-type="float" office:value="81.429358245372" calcext:value-type="float">
            <text:p>81</text:p>
          </table:table-cell>
          <table:table-cell table:style-name="ce67" table:formula="of:=[.$A16]/SQRT([.L$4])*[.$C$1]*[.$C$2]/500*[.$F$2]/100" office:value-type="float" office:value="70.5198928543561" calcext:value-type="float">
            <text:p>71</text:p>
          </table:table-cell>
          <table:table-cell table:style-name="ce67" table:formula="of:=[.$A16]/SQRT([.M$4])*[.$C$1]*[.$C$2]/500*[.$F$2]/100" office:value-type="float" office:value="63.0749096753367" calcext:value-type="float">
            <text:p>63</text:p>
          </table:table-cell>
          <table:table-cell table:number-columns-repeated="2"/>
          <table:table-cell table:style-name="ce65" office:value-type="float" office:value="80" calcext:value-type="float">
            <text:p>80</text:p>
          </table:table-cell>
          <table:table-cell table:formula="of:=(100-[.P16])*(100-[.P16])/[.$F$1]" office:value-type="float" office:value="5.55555555555556" calcext:value-type="float">
            <text:p>6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formula="of:=SQRT([.X16])*10" office:value-type="float" office:value="223.606797749979" calcext:value-type="float">
            <text:p>224</text:p>
          </table:table-cell>
          <table:table-cell table:number-columns-repeated="999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/SQRT([.B$4])*[.$C$1]*[.$C$2]/500*[.$F$2]/100" office:value-type="float" office:value="265.978649003887" calcext:value-type="float">
            <text:p>266</text:p>
          </table:table-cell>
          <table:table-cell table:style-name="ce67" table:formula="of:=[.$A17]/SQRT([.C$4])*[.$C$1]*[.$C$2]/500*[.$F$2]/100" office:value-type="float" office:value="216.082075932077" calcext:value-type="float">
            <text:p>216</text:p>
          </table:table-cell>
          <table:table-cell table:style-name="ce67" table:formula="of:=[.$A17]/SQRT([.D$4])*[.$C$1]*[.$C$2]/500*[.$F$2]/100" office:value-type="float" office:value="176.430276198306" calcext:value-type="float">
            <text:p>176</text:p>
          </table:table-cell>
          <table:table-cell table:style-name="ce67" table:formula="of:=[.$A17]/SQRT([.E$4])*[.$C$1]*[.$C$2]/500*[.$F$2]/100" office:value-type="float" office:value="152.793101184438" calcext:value-type="float">
            <text:p>153</text:p>
          </table:table-cell>
          <table:table-cell table:style-name="ce67" table:formula="of:=[.$A17]/SQRT([.F$4])*[.$C$1]*[.$C$2]/500*[.$F$2]/100" office:value-type="float" office:value="136.662304296563" calcext:value-type="float">
            <text:p>137</text:p>
          </table:table-cell>
          <table:table-cell table:style-name="ce67" table:formula="of:=[.$A17]/SQRT([.G$4])*[.$C$1]*[.$C$2]/500*[.$F$2]/100" office:value-type="float" office:value="124.755044706438" calcext:value-type="float">
            <text:p>125</text:p>
          </table:table-cell>
          <table:table-cell table:style-name="ce67" table:formula="of:=[.$A17]/SQRT([.H$4])*[.$C$1]*[.$C$2]/500*[.$F$2]/100" office:value-type="float" office:value="115.500727937243" calcext:value-type="float">
            <text:p>116</text:p>
          </table:table-cell>
          <table:table-cell table:style-name="ce67" table:formula="of:=[.$A17]/SQRT([.I$4])*[.$C$1]*[.$C$2]/500*[.$F$2]/100" office:value-type="float" office:value="108.041037966038" calcext:value-type="float">
            <text:p>108</text:p>
          </table:table-cell>
          <table:table-cell table:style-name="ce67" table:formula="of:=[.$A17]/SQRT([.J$4])*[.$C$1]*[.$C$2]/500*[.$F$2]/100" office:value-type="float" office:value="96.634842100679" calcext:value-type="float">
            <text:p>97</text:p>
          </table:table-cell>
          <table:table-cell table:style-name="ce67" table:formula="of:=[.$A17]/SQRT([.K$4])*[.$C$1]*[.$C$2]/500*[.$F$2]/100" office:value-type="float" office:value="88.2151380991531" calcext:value-type="float">
            <text:p>88</text:p>
          </table:table-cell>
          <table:table-cell table:style-name="ce67" table:formula="of:=[.$A17]/SQRT([.L$4])*[.$C$1]*[.$C$2]/500*[.$F$2]/100" office:value-type="float" office:value="76.396550592219" calcext:value-type="float">
            <text:p>76</text:p>
          </table:table-cell>
          <table:table-cell table:style-name="ce67" table:formula="of:=[.$A17]/SQRT([.M$4])*[.$C$1]*[.$C$2]/500*[.$F$2]/100" office:value-type="float" office:value="68.3311521482814" calcext:value-type="float">
            <text:p>68</text:p>
          </table:table-cell>
          <table:table-cell table:number-columns-repeated="2"/>
          <table:table-cell table:style-name="ce65" office:value-type="float" office:value="90" calcext:value-type="float">
            <text:p>90</text:p>
          </table:table-cell>
          <table:table-cell table:formula="of:=(100-[.P17])*(100-[.P17])/[.$F$1]" office:value-type="float" office:value="1.38888888888889" calcext:value-type="float">
            <text:p>1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5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/SQRT([.B$4])*[.$C$1]*[.$C$2]/500*[.$F$2]/100" office:value-type="float" office:value="286.438545081109" calcext:value-type="float">
            <text:p>286</text:p>
          </table:table-cell>
          <table:table-cell table:style-name="ce67" table:formula="of:=[.$A18]/SQRT([.C$4])*[.$C$1]*[.$C$2]/500*[.$F$2]/100" office:value-type="float" office:value="232.703774080698" calcext:value-type="float">
            <text:p>233</text:p>
          </table:table-cell>
          <table:table-cell table:style-name="ce67" table:formula="of:=[.$A18]/SQRT([.D$4])*[.$C$1]*[.$C$2]/500*[.$F$2]/100" office:value-type="float" office:value="190.001835905868" calcext:value-type="float">
            <text:p>190</text:p>
          </table:table-cell>
          <table:table-cell table:style-name="ce67" table:formula="of:=[.$A18]/SQRT([.E$4])*[.$C$1]*[.$C$2]/500*[.$F$2]/100" office:value-type="float" office:value="164.546416660164" calcext:value-type="float">
            <text:p>165</text:p>
          </table:table-cell>
          <table:table-cell table:style-name="ce67" table:formula="of:=[.$A18]/SQRT([.F$4])*[.$C$1]*[.$C$2]/500*[.$F$2]/100" office:value-type="float" office:value="147.174789242452" calcext:value-type="float">
            <text:p>147</text:p>
          </table:table-cell>
          <table:table-cell table:style-name="ce67" table:formula="of:=[.$A18]/SQRT([.G$4])*[.$C$1]*[.$C$2]/500*[.$F$2]/100" office:value-type="float" office:value="134.351586606933" calcext:value-type="float">
            <text:p>134</text:p>
          </table:table-cell>
          <table:table-cell table:style-name="ce67" table:formula="of:=[.$A18]/SQRT([.H$4])*[.$C$1]*[.$C$2]/500*[.$F$2]/100" office:value-type="float" office:value="124.385399317031" calcext:value-type="float">
            <text:p>124</text:p>
          </table:table-cell>
          <table:table-cell table:style-name="ce67" table:formula="of:=[.$A18]/SQRT([.I$4])*[.$C$1]*[.$C$2]/500*[.$F$2]/100" office:value-type="float" office:value="116.351887040349" calcext:value-type="float">
            <text:p>116</text:p>
          </table:table-cell>
          <table:table-cell table:style-name="ce67" table:formula="of:=[.$A18]/SQRT([.J$4])*[.$C$1]*[.$C$2]/500*[.$F$2]/100" office:value-type="float" office:value="104.068291493039" calcext:value-type="float">
            <text:p>104</text:p>
          </table:table-cell>
          <table:table-cell table:style-name="ce67" table:formula="of:=[.$A18]/SQRT([.K$4])*[.$C$1]*[.$C$2]/500*[.$F$2]/100" office:value-type="float" office:value="95.000917952934" calcext:value-type="float">
            <text:p>95</text:p>
          </table:table-cell>
          <table:table-cell table:style-name="ce67" table:formula="of:=[.$A18]/SQRT([.L$4])*[.$C$1]*[.$C$2]/500*[.$F$2]/100" office:value-type="float" office:value="82.273208330082" calcext:value-type="float">
            <text:p>82</text:p>
          </table:table-cell>
          <table:table-cell table:style-name="ce67" table:formula="of:=[.$A18]/SQRT([.M$4])*[.$C$1]*[.$C$2]/500*[.$F$2]/100" office:value-type="float" office:value="73.5873946212262" calcext:value-type="float">
            <text:p>74</text:p>
          </table:table-cell>
          <table:table-cell table:number-columns-repeated="2"/>
          <table:table-cell table:style-name="ce65" office:value-type="float" office:value="100" calcext:value-type="float">
            <text:p>100</text:p>
          </table:table-cell>
          <table:table-cell table:formula="of:=(100-[.P18])*(100-[.P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5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/SQRT([.B$4])*[.$C$1]*[.$C$2]/500*[.$F$2]/100" office:value-type="float" office:value="306.898441158332" calcext:value-type="float">
            <text:p>307</text:p>
          </table:table-cell>
          <table:table-cell table:style-name="ce67" table:formula="of:=[.$A19]/SQRT([.C$4])*[.$C$1]*[.$C$2]/500*[.$F$2]/100" office:value-type="float" office:value="249.32547222932" calcext:value-type="float">
            <text:p>249</text:p>
          </table:table-cell>
          <table:table-cell table:style-name="ce67" table:formula="of:=[.$A19]/SQRT([.D$4])*[.$C$1]*[.$C$2]/500*[.$F$2]/100" office:value-type="float" office:value="203.57339561343" calcext:value-type="float">
            <text:p>204</text:p>
          </table:table-cell>
          <table:table-cell table:style-name="ce67" table:formula="of:=[.$A19]/SQRT([.E$4])*[.$C$1]*[.$C$2]/500*[.$F$2]/100" office:value-type="float" office:value="176.29973213589" calcext:value-type="float">
            <text:p>176</text:p>
          </table:table-cell>
          <table:table-cell table:style-name="ce67" table:formula="of:=[.$A19]/SQRT([.F$4])*[.$C$1]*[.$C$2]/500*[.$F$2]/100" office:value-type="float" office:value="157.687274188342" calcext:value-type="float">
            <text:p>158</text:p>
          </table:table-cell>
          <table:table-cell table:style-name="ce67" table:formula="of:=[.$A19]/SQRT([.G$4])*[.$C$1]*[.$C$2]/500*[.$F$2]/100" office:value-type="float" office:value="143.948128507428" calcext:value-type="float">
            <text:p>144</text:p>
          </table:table-cell>
          <table:table-cell table:style-name="ce67" table:formula="of:=[.$A19]/SQRT([.H$4])*[.$C$1]*[.$C$2]/500*[.$F$2]/100" office:value-type="float" office:value="133.270070696819" calcext:value-type="float">
            <text:p>133</text:p>
          </table:table-cell>
          <table:table-cell table:style-name="ce67" table:formula="of:=[.$A19]/SQRT([.I$4])*[.$C$1]*[.$C$2]/500*[.$F$2]/100" office:value-type="float" office:value="124.66273611466" calcext:value-type="float">
            <text:p>125</text:p>
          </table:table-cell>
          <table:table-cell table:style-name="ce67" table:formula="of:=[.$A19]/SQRT([.J$4])*[.$C$1]*[.$C$2]/500*[.$F$2]/100" office:value-type="float" office:value="111.501740885399" calcext:value-type="float">
            <text:p>112</text:p>
          </table:table-cell>
          <table:table-cell table:style-name="ce67" table:formula="of:=[.$A19]/SQRT([.K$4])*[.$C$1]*[.$C$2]/500*[.$F$2]/100" office:value-type="float" office:value="101.786697806715" calcext:value-type="float">
            <text:p>102</text:p>
          </table:table-cell>
          <table:table-cell table:style-name="ce67" table:formula="of:=[.$A19]/SQRT([.L$4])*[.$C$1]*[.$C$2]/500*[.$F$2]/100" office:value-type="float" office:value="88.149866067945" calcext:value-type="float">
            <text:p>88</text:p>
          </table:table-cell>
          <table:table-cell table:style-name="ce67" table:formula="of:=[.$A19]/SQRT([.M$4])*[.$C$1]*[.$C$2]/500*[.$F$2]/100" office:value-type="float" office:value="78.8436370941709" calcext:value-type="float">
            <text:p>79</text:p>
          </table:table-cell>
          <table:table-cell table:number-columns-repeated="5"/>
          <table:table-cell office:value-type="string" calcext:value-type="string">
            <text:p>Défense Terrain : Seulement si fortifié / minimum 1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X OPPOSANTS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65" table:number-columns-repeated="4"/>
          <table:table-cell table:style-name="ce56" office:value-type="string" calcext:value-type="string">
            <text:p>stature</text:p>
          </table:table-cell>
          <table:table-cell table:style-name="ce56"/>
          <table:table-cell table:style-name="ce65" office:value-type="string" calcext:value-type="string">
            <text:p>Stature</text:p>
          </table:table-cell>
          <table:table-cell table:number-columns-repeated="3"/>
          <table:table-cell table:style-name="ce83" office:value-type="string" calcext:value-type="string">
            <text:p>Org</text:p>
          </table:table-cell>
          <table:table-cell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B$22]/SQRT([.$A23]+15)/[.$C$2]*550" office:value-type="float" office:value="3.29029498781587" calcext:value-type="float">
            <text:p>3</text:p>
          </table:table-cell>
          <table:table-cell table:style-name="ce67" table:formula="of:=[.C$22]/SQRT([.$A23]+15)/[.$C$2]*550" office:value-type="float" office:value="3.94835398537905" calcext:value-type="float">
            <text:p>4</text:p>
          </table:table-cell>
          <table:table-cell table:style-name="ce67" table:formula="of:=[.D$22]/SQRT([.$A23]+15)/[.$C$2]*550" office:value-type="float" office:value="5.2644719805054" calcext:value-type="float">
            <text:p>5</text:p>
          </table:table-cell>
          <table:table-cell table:style-name="ce67" table:formula="of:=[.E$22]/SQRT([.$A23]+15)/[.$C$2]*550" office:value-type="float" office:value="6.58058997563175" calcext:value-type="float">
            <text:p>7</text:p>
          </table:table-cell>
          <table:table-cell table:style-name="ce67" table:formula="of:=[.F$22]/SQRT([.$A23]+15)/[.$C$2]*550" office:value-type="float" office:value="7.89670797075809" calcext:value-type="float">
            <text:p>8</text:p>
          </table:table-cell>
          <table:table-cell table:style-name="ce67" table:formula="of:=[.G$22]/SQRT([.$A23]+15)/[.$C$2]*550" office:value-type="float" office:value="10.5289439610108" calcext:value-type="float">
            <text:p>11</text:p>
          </table:table-cell>
          <table:table-cell table:style-name="ce67" table:formula="of:=[.H$22]/SQRT([.$A23]+15)/[.$C$2]*550" office:value-type="float" office:value="14.4772979463898" calcext:value-type="float">
            <text:p>14</text:p>
          </table:table-cell>
          <table:table-cell table:style-name="ce67" table:formula="of:=[.I$22]/SQRT([.$A23]+15)/[.$C$2]*550" office:value-type="float" office:value="19.7417699268952" calcext:value-type="float">
            <text:p>2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1" calcext:value-type="float">
            <text:p>1</text:p>
          </table:table-cell>
          <table:table-cell table:style-name="ce78" office:value-type="float" office:value="2.5" calcext:value-type="float">
            <text:p>2.5</text:p>
          </table:table-cell>
          <table:table-cell table:style-name="ce74" office:value-type="string" calcext:value-type="string">
            <text:p>pixies</text:p>
          </table:table-cell>
          <table:table-cell/>
          <table:table-cell table:style-name="ce84" office:value-type="float" office:value="10" calcext:value-type="float">
            <text:p>10</text:p>
          </table:table-cell>
          <table:table-cell table:formula="of:=SQRT([.T23]+15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B$22]/SQRT([.$A24]+15)/[.$C$2]*550" office:value-type="float" office:value="2.7808068082645" calcext:value-type="float">
            <text:p>3</text:p>
          </table:table-cell>
          <table:table-cell table:style-name="ce67" table:formula="of:=[.C$22]/SQRT([.$A24]+15)/[.$C$2]*550" office:value-type="float" office:value="3.3369681699174" calcext:value-type="float">
            <text:p>3</text:p>
          </table:table-cell>
          <table:table-cell table:style-name="ce67" table:formula="of:=[.D$22]/SQRT([.$A24]+15)/[.$C$2]*550" office:value-type="float" office:value="4.4492908932232" calcext:value-type="float">
            <text:p>4</text:p>
          </table:table-cell>
          <table:table-cell table:style-name="ce67" table:formula="of:=[.E$22]/SQRT([.$A24]+15)/[.$C$2]*550" office:value-type="float" office:value="5.56161361652899" calcext:value-type="float">
            <text:p>6</text:p>
          </table:table-cell>
          <table:table-cell table:style-name="ce67" table:formula="of:=[.F$22]/SQRT([.$A24]+15)/[.$C$2]*550" office:value-type="float" office:value="6.67393633983479" calcext:value-type="float">
            <text:p>7</text:p>
          </table:table-cell>
          <table:table-cell table:style-name="ce67" table:formula="of:=[.G$22]/SQRT([.$A24]+15)/[.$C$2]*550" office:value-type="float" office:value="8.89858178644639" calcext:value-type="float">
            <text:p>9</text:p>
          </table:table-cell>
          <table:table-cell table:style-name="ce67" table:formula="of:=[.H$22]/SQRT([.$A24]+15)/[.$C$2]*550" office:value-type="float" office:value="12.2355499563638" calcext:value-type="float">
            <text:p>12</text:p>
          </table:table-cell>
          <table:table-cell table:style-name="ce67" table:formula="of:=[.I$22]/SQRT([.$A24]+15)/[.$C$2]*550" office:value-type="float" office:value="16.684840849587" calcext:value-type="float">
            <text:p>17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string" calcext:value-type="string">
            <text:p>gobelins</text:p>
          </table:table-cell>
          <table:table-cell/>
          <table:table-cell table:style-name="ce84" office:value-type="float" office:value="20" calcext:value-type="float">
            <text:p>20</text:p>
          </table:table-cell>
          <table:table-cell table:formula="of:=SQRT([.T24]+15)" office:value-type="float" office:value="5.91607978309962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B$22]/SQRT([.$A25]+15)/[.$C$2]*550" office:value-type="float" office:value="2.45244108626104" calcext:value-type="float">
            <text:p>2</text:p>
          </table:table-cell>
          <table:table-cell table:style-name="ce67" table:formula="of:=[.C$22]/SQRT([.$A25]+15)/[.$C$2]*550" office:value-type="float" office:value="2.94292930351325" calcext:value-type="float">
            <text:p>3</text:p>
          </table:table-cell>
          <table:table-cell table:style-name="ce67" table:formula="of:=[.D$22]/SQRT([.$A25]+15)/[.$C$2]*550" office:value-type="float" office:value="3.92390573801767" calcext:value-type="float">
            <text:p>4</text:p>
          </table:table-cell>
          <table:table-cell table:style-name="ce67" table:formula="of:=[.E$22]/SQRT([.$A25]+15)/[.$C$2]*550" office:value-type="float" office:value="4.90488217252209" calcext:value-type="float">
            <text:p>5</text:p>
          </table:table-cell>
          <table:table-cell table:style-name="ce67" table:formula="of:=[.F$22]/SQRT([.$A25]+15)/[.$C$2]*550" office:value-type="float" office:value="5.88585860702651" calcext:value-type="float">
            <text:p>6</text:p>
          </table:table-cell>
          <table:table-cell table:style-name="ce67" table:formula="of:=[.G$22]/SQRT([.$A25]+15)/[.$C$2]*550" office:value-type="float" office:value="7.84781147603534" calcext:value-type="float">
            <text:p>8</text:p>
          </table:table-cell>
          <table:table-cell table:style-name="ce67" table:formula="of:=[.H$22]/SQRT([.$A25]+15)/[.$C$2]*550" office:value-type="float" office:value="10.7907407795486" calcext:value-type="float">
            <text:p>11</text:p>
          </table:table-cell>
          <table:table-cell table:style-name="ce67" table:formula="of:=[.I$22]/SQRT([.$A25]+15)/[.$C$2]*550" office:value-type="float" office:value="14.7146465175663" calcext:value-type="float">
            <text:p>15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4" office:value-type="string" calcext:value-type="string">
            <text:p>humains</text:p>
          </table:table-cell>
          <table:table-cell/>
          <table:table-cell table:style-name="ce84" office:value-type="float" office:value="30" calcext:value-type="float">
            <text:p>30</text:p>
          </table:table-cell>
          <table:table-cell table:formula="of:=SQRT([.T25]+15)" office:value-type="float" office:value="6.7082039324993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B$22]/SQRT([.$A26]+15)/[.$C$2]*550" office:value-type="float" office:value="2.21831642824896" calcext:value-type="float">
            <text:p>2</text:p>
          </table:table-cell>
          <table:table-cell table:style-name="ce67" table:formula="of:=[.C$22]/SQRT([.$A26]+15)/[.$C$2]*550" office:value-type="float" office:value="2.66197971389875" calcext:value-type="float">
            <text:p>3</text:p>
          </table:table-cell>
          <table:table-cell table:style-name="ce67" table:formula="of:=[.D$22]/SQRT([.$A26]+15)/[.$C$2]*550" office:value-type="float" office:value="3.54930628519833" calcext:value-type="float">
            <text:p>4</text:p>
          </table:table-cell>
          <table:table-cell table:style-name="ce67" table:formula="of:=[.E$22]/SQRT([.$A26]+15)/[.$C$2]*550" office:value-type="float" office:value="4.43663285649791" calcext:value-type="float">
            <text:p>4</text:p>
          </table:table-cell>
          <table:table-cell table:style-name="ce67" table:formula="of:=[.F$22]/SQRT([.$A26]+15)/[.$C$2]*550" office:value-type="float" office:value="5.32395942779749" calcext:value-type="float">
            <text:p>5</text:p>
          </table:table-cell>
          <table:table-cell table:style-name="ce67" table:formula="of:=[.G$22]/SQRT([.$A26]+15)/[.$C$2]*550" office:value-type="float" office:value="7.09861257039666" calcext:value-type="float">
            <text:p>7</text:p>
          </table:table-cell>
          <table:table-cell table:style-name="ce67" table:formula="of:=[.H$22]/SQRT([.$A26]+15)/[.$C$2]*550" office:value-type="float" office:value="9.76059228429541" calcext:value-type="float">
            <text:p>10</text:p>
          </table:table-cell>
          <table:table-cell table:style-name="ce67" table:formula="of:=[.I$22]/SQRT([.$A26]+15)/[.$C$2]*550" office:value-type="float" office:value="13.3098985694937" calcext:value-type="float">
            <text:p>13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4" office:value-type="string" calcext:value-type="string">
            <text:p>orcs</text:p>
          </table:table-cell>
          <table:table-cell/>
          <table:table-cell table:style-name="ce84" office:value-type="float" office:value="40" calcext:value-type="float">
            <text:p>40</text:p>
          </table:table-cell>
          <table:table-cell table:formula="of:=SQRT([.T26]+15)" office:value-type="float" office:value="7.41619848709566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B$22]/SQRT([.$A27]+15)/[.$C$2]*550" office:value-type="float" office:value="2.04055432766972" calcext:value-type="float">
            <text:p>2</text:p>
          </table:table-cell>
          <table:table-cell table:style-name="ce67" table:formula="of:=[.C$22]/SQRT([.$A27]+15)/[.$C$2]*550" office:value-type="float" office:value="2.44866519320367" calcext:value-type="float">
            <text:p>2</text:p>
          </table:table-cell>
          <table:table-cell table:style-name="ce67" table:formula="of:=[.D$22]/SQRT([.$A27]+15)/[.$C$2]*550" office:value-type="float" office:value="3.26488692427156" calcext:value-type="float">
            <text:p>3</text:p>
          </table:table-cell>
          <table:table-cell table:style-name="ce67" table:formula="of:=[.E$22]/SQRT([.$A27]+15)/[.$C$2]*550" office:value-type="float" office:value="4.08110865533945" calcext:value-type="float">
            <text:p>4</text:p>
          </table:table-cell>
          <table:table-cell table:style-name="ce67" table:formula="of:=[.F$22]/SQRT([.$A27]+15)/[.$C$2]*550" office:value-type="float" office:value="4.89733038640734" calcext:value-type="float">
            <text:p>5</text:p>
          </table:table-cell>
          <table:table-cell table:style-name="ce67" table:formula="of:=[.G$22]/SQRT([.$A27]+15)/[.$C$2]*550" office:value-type="float" office:value="6.52977384854312" calcext:value-type="float">
            <text:p>7</text:p>
          </table:table-cell>
          <table:table-cell table:style-name="ce67" table:formula="of:=[.H$22]/SQRT([.$A27]+15)/[.$C$2]*550" office:value-type="float" office:value="8.97843904174678" calcext:value-type="float">
            <text:p>9</text:p>
          </table:table-cell>
          <table:table-cell table:style-name="ce67" table:formula="of:=[.I$22]/SQRT([.$A27]+15)/[.$C$2]*550" office:value-type="float" office:value="12.2433259660183" calcext:value-type="float">
            <text:p>12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ogres</text:p>
          </table:table-cell>
          <table:table-cell/>
          <table:table-cell table:style-name="ce84" office:value-type="float" office:value="50" calcext:value-type="float">
            <text:p>50</text:p>
          </table:table-cell>
          <table:table-cell table:formula="of:=SQRT([.T27]+15)" office:value-type="float" office:value="8.06225774829855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B$22]/SQRT([.$A28]+15)/[.$C$2]*550" office:value-type="float" office:value="1.89965269692877" calcext:value-type="float">
            <text:p>2</text:p>
          </table:table-cell>
          <table:table-cell table:style-name="ce67" table:formula="of:=[.C$22]/SQRT([.$A28]+15)/[.$C$2]*550" office:value-type="float" office:value="2.27958323631452" calcext:value-type="float">
            <text:p>2</text:p>
          </table:table-cell>
          <table:table-cell table:style-name="ce67" table:formula="of:=[.D$22]/SQRT([.$A28]+15)/[.$C$2]*550" office:value-type="float" office:value="3.03944431508603" calcext:value-type="float">
            <text:p>3</text:p>
          </table:table-cell>
          <table:table-cell table:style-name="ce67" table:formula="of:=[.E$22]/SQRT([.$A28]+15)/[.$C$2]*550" office:value-type="float" office:value="3.79930539385754" calcext:value-type="float">
            <text:p>4</text:p>
          </table:table-cell>
          <table:table-cell table:style-name="ce67" table:formula="of:=[.F$22]/SQRT([.$A28]+15)/[.$C$2]*550" office:value-type="float" office:value="4.55916647262905" calcext:value-type="float">
            <text:p>5</text:p>
          </table:table-cell>
          <table:table-cell table:style-name="ce67" table:formula="of:=[.G$22]/SQRT([.$A28]+15)/[.$C$2]*550" office:value-type="float" office:value="6.07888863017206" calcext:value-type="float">
            <text:p>6</text:p>
          </table:table-cell>
          <table:table-cell table:style-name="ce67" table:formula="of:=[.H$22]/SQRT([.$A28]+15)/[.$C$2]*550" office:value-type="float" office:value="8.35847186648659" calcext:value-type="float">
            <text:p>8</text:p>
          </table:table-cell>
          <table:table-cell table:style-name="ce67" table:formula="of:=[.I$22]/SQRT([.$A28]+15)/[.$C$2]*550" office:value-type="float" office:value="11.3979161815726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4" office:value-type="string" calcext:value-type="string">
            <text:p>géants</text:p>
          </table:table-cell>
          <table:table-cell/>
          <table:table-cell table:style-name="ce84" office:value-type="float" office:value="60" calcext:value-type="float">
            <text:p>60</text:p>
          </table:table-cell>
          <table:table-cell table:formula="of:=SQRT([.T28]+15)" office:value-type="float" office:value="8.6602540378443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B$22]/SQRT([.$A29]+15)/[.$C$2]*550" office:value-type="float" office:value="1.78441299516332" calcext:value-type="float">
            <text:p>2</text:p>
          </table:table-cell>
          <table:table-cell table:style-name="ce67" table:formula="of:=[.C$22]/SQRT([.$A29]+15)/[.$C$2]*550" office:value-type="float" office:value="2.14129559419598" calcext:value-type="float">
            <text:p>2</text:p>
          </table:table-cell>
          <table:table-cell table:style-name="ce67" table:formula="of:=[.D$22]/SQRT([.$A29]+15)/[.$C$2]*550" office:value-type="float" office:value="2.85506079226131" calcext:value-type="float">
            <text:p>3</text:p>
          </table:table-cell>
          <table:table-cell table:style-name="ce67" table:formula="of:=[.E$22]/SQRT([.$A29]+15)/[.$C$2]*550" office:value-type="float" office:value="3.56882599032663" calcext:value-type="float">
            <text:p>4</text:p>
          </table:table-cell>
          <table:table-cell table:style-name="ce67" table:formula="of:=[.F$22]/SQRT([.$A29]+15)/[.$C$2]*550" office:value-type="float" office:value="4.28259118839196" calcext:value-type="float">
            <text:p>4</text:p>
          </table:table-cell>
          <table:table-cell table:style-name="ce67" table:formula="of:=[.G$22]/SQRT([.$A29]+15)/[.$C$2]*550" office:value-type="float" office:value="5.71012158452262" calcext:value-type="float">
            <text:p>6</text:p>
          </table:table-cell>
          <table:table-cell table:style-name="ce67" table:formula="of:=[.H$22]/SQRT([.$A29]+15)/[.$C$2]*550" office:value-type="float" office:value="7.8514171787186" calcext:value-type="float">
            <text:p>8</text:p>
          </table:table-cell>
          <table:table-cell table:style-name="ce67" table:formula="of:=[.I$22]/SQRT([.$A29]+15)/[.$C$2]*550" office:value-type="float" office:value="10.7064779709799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4" office:value-type="string" calcext:value-type="string">
            <text:p>mumakil</text:p>
          </table:table-cell>
          <table:table-cell/>
          <table:table-cell table:style-name="ce84" office:value-type="float" office:value="70" calcext:value-type="float">
            <text:p>70</text:p>
          </table:table-cell>
          <table:table-cell table:formula="of:=SQRT([.T29]+15)" office:value-type="float" office:value="9.2195444572928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B$22]/SQRT([.$A30]+15)/[.$C$2]*550" office:value-type="float" office:value="1.68788571473669" calcext:value-type="float">
            <text:p>2</text:p>
          </table:table-cell>
          <table:table-cell table:style-name="ce67" table:formula="of:=[.C$22]/SQRT([.$A30]+15)/[.$C$2]*550" office:value-type="float" office:value="2.02546285768402" calcext:value-type="float">
            <text:p>2</text:p>
          </table:table-cell>
          <table:table-cell table:style-name="ce67" table:formula="of:=[.D$22]/SQRT([.$A30]+15)/[.$C$2]*550" office:value-type="float" office:value="2.7006171435787" calcext:value-type="float">
            <text:p>3</text:p>
          </table:table-cell>
          <table:table-cell table:style-name="ce67" table:formula="of:=[.E$22]/SQRT([.$A30]+15)/[.$C$2]*550" office:value-type="float" office:value="3.37577142947337" calcext:value-type="float">
            <text:p>3</text:p>
          </table:table-cell>
          <table:table-cell table:style-name="ce67" table:formula="of:=[.F$22]/SQRT([.$A30]+15)/[.$C$2]*550" office:value-type="float" office:value="4.05092571536805" calcext:value-type="float">
            <text:p>4</text:p>
          </table:table-cell>
          <table:table-cell table:style-name="ce67" table:formula="of:=[.G$22]/SQRT([.$A30]+15)/[.$C$2]*550" office:value-type="float" office:value="5.40123428715739" calcext:value-type="float">
            <text:p>5</text:p>
          </table:table-cell>
          <table:table-cell table:style-name="ce67" table:formula="of:=[.H$22]/SQRT([.$A30]+15)/[.$C$2]*550" office:value-type="float" office:value="7.42669714484142" calcext:value-type="float">
            <text:p>7</text:p>
          </table:table-cell>
          <table:table-cell table:style-name="ce67" table:formula="of:=[.I$22]/SQRT([.$A30]+15)/[.$C$2]*550" office:value-type="float" office:value="10.1273142884201" calcext:value-type="float">
            <text:p>1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8" calcext:value-type="float">
            <text:p>8</text:p>
          </table:table-cell>
          <table:table-cell table:style-name="ce78" office:value-type="float" office:value="15" calcext:value-type="float">
            <text:p>15</text:p>
          </table:table-cell>
          <table:table-cell table:style-name="ce74" office:value-type="string" calcext:value-type="string">
            <text:p>kraken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 table:formula="of:=SQRT([.T30]+15)" office:value-type="float" office:value="9.746794344808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B$22]/SQRT([.$A31]+15)/[.$C$2]*550" office:value-type="float" office:value="1.60549955931585" calcext:value-type="float">
            <text:p>2</text:p>
          </table:table-cell>
          <table:table-cell table:style-name="ce67" table:formula="of:=[.C$22]/SQRT([.$A31]+15)/[.$C$2]*550" office:value-type="float" office:value="1.92659947117902" calcext:value-type="float">
            <text:p>2</text:p>
          </table:table-cell>
          <table:table-cell table:style-name="ce67" table:formula="of:=[.D$22]/SQRT([.$A31]+15)/[.$C$2]*550" office:value-type="float" office:value="2.56879929490536" calcext:value-type="float">
            <text:p>3</text:p>
          </table:table-cell>
          <table:table-cell table:style-name="ce67" table:formula="of:=[.E$22]/SQRT([.$A31]+15)/[.$C$2]*550" office:value-type="float" office:value="3.2109991186317" calcext:value-type="float">
            <text:p>3</text:p>
          </table:table-cell>
          <table:table-cell table:style-name="ce67" table:formula="of:=[.F$22]/SQRT([.$A31]+15)/[.$C$2]*550" office:value-type="float" office:value="3.85319894235804" calcext:value-type="float">
            <text:p>4</text:p>
          </table:table-cell>
          <table:table-cell table:style-name="ce67" table:formula="of:=[.G$22]/SQRT([.$A31]+15)/[.$C$2]*550" office:value-type="float" office:value="5.13759858981073" calcext:value-type="float">
            <text:p>5</text:p>
          </table:table-cell>
          <table:table-cell table:style-name="ce67" table:formula="of:=[.H$22]/SQRT([.$A31]+15)/[.$C$2]*550" office:value-type="float" office:value="7.06419806098975" calcext:value-type="float">
            <text:p>7</text:p>
          </table:table-cell>
          <table:table-cell table:style-name="ce67" table:formula="of:=[.I$22]/SQRT([.$A31]+15)/[.$C$2]*550" office:value-type="float" office:value="9.63299735589511" calcext:value-type="float">
            <text:p>10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90" calcext:value-type="float">
            <text:p>90</text:p>
          </table:table-cell>
          <table:table-cell table:formula="of:=SQRT([.T31]+15)" office:value-type="float" office:value="10.24695076595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B$22]/SQRT([.$A32]+15)/[.$C$2]*550" office:value-type="float" office:value="1.53410794833365" calcext:value-type="float">
            <text:p>2</text:p>
          </table:table-cell>
          <table:table-cell table:style-name="ce67" table:formula="of:=[.C$22]/SQRT([.$A32]+15)/[.$C$2]*550" office:value-type="float" office:value="1.84092953800038" calcext:value-type="float">
            <text:p>2</text:p>
          </table:table-cell>
          <table:table-cell table:style-name="ce67" table:formula="of:=[.D$22]/SQRT([.$A32]+15)/[.$C$2]*550" office:value-type="float" office:value="2.45457271733384" calcext:value-type="float">
            <text:p>2</text:p>
          </table:table-cell>
          <table:table-cell table:style-name="ce67" table:formula="of:=[.E$22]/SQRT([.$A32]+15)/[.$C$2]*550" office:value-type="float" office:value="3.06821589666731" calcext:value-type="float">
            <text:p>3</text:p>
          </table:table-cell>
          <table:table-cell table:style-name="ce67" table:formula="of:=[.F$22]/SQRT([.$A32]+15)/[.$C$2]*550" office:value-type="float" office:value="3.68185907600077" calcext:value-type="float">
            <text:p>4</text:p>
          </table:table-cell>
          <table:table-cell table:style-name="ce67" table:formula="of:=[.G$22]/SQRT([.$A32]+15)/[.$C$2]*550" office:value-type="float" office:value="4.90914543466769" calcext:value-type="float">
            <text:p>5</text:p>
          </table:table-cell>
          <table:table-cell table:style-name="ce67" table:formula="of:=[.H$22]/SQRT([.$A32]+15)/[.$C$2]*550" office:value-type="float" office:value="6.75007497266807" calcext:value-type="float">
            <text:p>7</text:p>
          </table:table-cell>
          <table:table-cell table:style-name="ce67" table:formula="of:=[.I$22]/SQRT([.$A32]+15)/[.$C$2]*550" office:value-type="float" office:value="9.20464769000192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00" calcext:value-type="float">
            <text:p>100</text:p>
          </table:table-cell>
          <table:table-cell table:formula="of:=SQRT([.T32]+15)" office:value-type="float" office:value="10.7238052947636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B$22]/SQRT([.$A33]+15)/[.$C$2]*550" office:value-type="float" office:value="1.47146465175663" calcext:value-type="float">
            <text:p>1</text:p>
          </table:table-cell>
          <table:table-cell table:style-name="ce67" table:formula="of:=[.C$22]/SQRT([.$A33]+15)/[.$C$2]*550" office:value-type="float" office:value="1.76575758210795" calcext:value-type="float">
            <text:p>2</text:p>
          </table:table-cell>
          <table:table-cell table:style-name="ce67" table:formula="of:=[.D$22]/SQRT([.$A33]+15)/[.$C$2]*550" office:value-type="float" office:value="2.3543434428106" calcext:value-type="float">
            <text:p>2</text:p>
          </table:table-cell>
          <table:table-cell table:style-name="ce67" table:formula="of:=[.E$22]/SQRT([.$A33]+15)/[.$C$2]*550" office:value-type="float" office:value="2.94292930351325" calcext:value-type="float">
            <text:p>3</text:p>
          </table:table-cell>
          <table:table-cell table:style-name="ce67" table:formula="of:=[.F$22]/SQRT([.$A33]+15)/[.$C$2]*550" office:value-type="float" office:value="3.5315151642159" calcext:value-type="float">
            <text:p>4</text:p>
          </table:table-cell>
          <table:table-cell table:style-name="ce67" table:formula="of:=[.G$22]/SQRT([.$A33]+15)/[.$C$2]*550" office:value-type="float" office:value="4.70868688562121" calcext:value-type="float">
            <text:p>5</text:p>
          </table:table-cell>
          <table:table-cell table:style-name="ce67" table:formula="of:=[.H$22]/SQRT([.$A33]+15)/[.$C$2]*550" office:value-type="float" office:value="6.47444446772916" calcext:value-type="float">
            <text:p>6</text:p>
          </table:table-cell>
          <table:table-cell table:style-name="ce67" table:formula="of:=[.I$22]/SQRT([.$A33]+15)/[.$C$2]*550" office:value-type="float" office:value="8.82878791053976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10" calcext:value-type="float">
            <text:p>110</text:p>
          </table:table-cell>
          <table:table-cell table:formula="of:=SQRT([.T33]+15)" office:value-type="float" office:value="11.180339887499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B$22]/SQRT([.$A34]+15)/[.$C$2]*550" office:value-type="float" office:value="1.41591752132451" calcext:value-type="float">
            <text:p>1</text:p>
          </table:table-cell>
          <table:table-cell table:style-name="ce67" table:formula="of:=[.C$22]/SQRT([.$A34]+15)/[.$C$2]*550" office:value-type="float" office:value="1.69910102558941" calcext:value-type="float">
            <text:p>2</text:p>
          </table:table-cell>
          <table:table-cell table:style-name="ce67" table:formula="of:=[.D$22]/SQRT([.$A34]+15)/[.$C$2]*550" office:value-type="float" office:value="2.26546803411922" calcext:value-type="float">
            <text:p>2</text:p>
          </table:table-cell>
          <table:table-cell table:style-name="ce67" table:formula="of:=[.E$22]/SQRT([.$A34]+15)/[.$C$2]*550" office:value-type="float" office:value="2.83183504264902" calcext:value-type="float">
            <text:p>3</text:p>
          </table:table-cell>
          <table:table-cell table:style-name="ce67" table:formula="of:=[.F$22]/SQRT([.$A34]+15)/[.$C$2]*550" office:value-type="float" office:value="3.39820205117883" calcext:value-type="float">
            <text:p>3</text:p>
          </table:table-cell>
          <table:table-cell table:style-name="ce67" table:formula="of:=[.G$22]/SQRT([.$A34]+15)/[.$C$2]*550" office:value-type="float" office:value="4.53093606823844" calcext:value-type="float">
            <text:p>5</text:p>
          </table:table-cell>
          <table:table-cell table:style-name="ce67" table:formula="of:=[.H$22]/SQRT([.$A34]+15)/[.$C$2]*550" office:value-type="float" office:value="6.23003709382785" calcext:value-type="float">
            <text:p>6</text:p>
          </table:table-cell>
          <table:table-cell table:style-name="ce67" table:formula="of:=[.I$22]/SQRT([.$A34]+15)/[.$C$2]*550" office:value-type="float" office:value="8.49550512794707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20" calcext:value-type="float">
            <text:p>120</text:p>
          </table:table-cell>
          <table:table-cell table:formula="of:=SQRT([.T34]+15)" office:value-type="float" office:value="11.61895003862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B$22]/SQRT([.$A35]+15)/[.$C$2]*550" office:value-type="float" office:value="1.36622063061762" calcext:value-type="float">
            <text:p>1</text:p>
          </table:table-cell>
          <table:table-cell table:style-name="ce67" table:formula="of:=[.C$22]/SQRT([.$A35]+15)/[.$C$2]*550" office:value-type="float" office:value="1.63946475674115" calcext:value-type="float">
            <text:p>2</text:p>
          </table:table-cell>
          <table:table-cell table:style-name="ce67" table:formula="of:=[.D$22]/SQRT([.$A35]+15)/[.$C$2]*550" office:value-type="float" office:value="2.1859530089882" calcext:value-type="float">
            <text:p>2</text:p>
          </table:table-cell>
          <table:table-cell table:style-name="ce67" table:formula="of:=[.E$22]/SQRT([.$A35]+15)/[.$C$2]*550" office:value-type="float" office:value="2.73244126123525" calcext:value-type="float">
            <text:p>3</text:p>
          </table:table-cell>
          <table:table-cell table:style-name="ce67" table:formula="of:=[.F$22]/SQRT([.$A35]+15)/[.$C$2]*550" office:value-type="float" office:value="3.27892951348229" calcext:value-type="float">
            <text:p>3</text:p>
          </table:table-cell>
          <table:table-cell table:style-name="ce67" table:formula="of:=[.G$22]/SQRT([.$A35]+15)/[.$C$2]*550" office:value-type="float" office:value="4.37190601797639" calcext:value-type="float">
            <text:p>4</text:p>
          </table:table-cell>
          <table:table-cell table:style-name="ce67" table:formula="of:=[.H$22]/SQRT([.$A35]+15)/[.$C$2]*550" office:value-type="float" office:value="6.01137077471754" calcext:value-type="float">
            <text:p>6</text:p>
          </table:table-cell>
          <table:table-cell table:style-name="ce67" table:formula="of:=[.I$22]/SQRT([.$A35]+15)/[.$C$2]*550" office:value-type="float" office:value="8.19732378370574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30" calcext:value-type="float">
            <text:p>130</text:p>
          </table:table-cell>
          <table:table-cell table:formula="of:=SQRT([.T35]+15)" office:value-type="float" office:value="12.04159457879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B$22]/SQRT([.$A36]+15)/[.$C$2]*550" office:value-type="float" office:value="1.32141426600236" calcext:value-type="float">
            <text:p>1</text:p>
          </table:table-cell>
          <table:table-cell table:style-name="ce67" table:formula="of:=[.C$22]/SQRT([.$A36]+15)/[.$C$2]*550" office:value-type="float" office:value="1.58569711920283" calcext:value-type="float">
            <text:p>2</text:p>
          </table:table-cell>
          <table:table-cell table:style-name="ce67" table:formula="of:=[.D$22]/SQRT([.$A36]+15)/[.$C$2]*550" office:value-type="float" office:value="2.11426282560378" calcext:value-type="float">
            <text:p>2</text:p>
          </table:table-cell>
          <table:table-cell table:style-name="ce67" table:formula="of:=[.E$22]/SQRT([.$A36]+15)/[.$C$2]*550" office:value-type="float" office:value="2.64282853200472" calcext:value-type="float">
            <text:p>3</text:p>
          </table:table-cell>
          <table:table-cell table:style-name="ce67" table:formula="of:=[.F$22]/SQRT([.$A36]+15)/[.$C$2]*550" office:value-type="float" office:value="3.17139423840566" calcext:value-type="float">
            <text:p>3</text:p>
          </table:table-cell>
          <table:table-cell table:style-name="ce67" table:formula="of:=[.G$22]/SQRT([.$A36]+15)/[.$C$2]*550" office:value-type="float" office:value="4.22852565120755" calcext:value-type="float">
            <text:p>4</text:p>
          </table:table-cell>
          <table:table-cell table:style-name="ce67" table:formula="of:=[.H$22]/SQRT([.$A36]+15)/[.$C$2]*550" office:value-type="float" office:value="5.81422277041039" calcext:value-type="float">
            <text:p>6</text:p>
          </table:table-cell>
          <table:table-cell table:style-name="ce67" table:formula="of:=[.I$22]/SQRT([.$A36]+15)/[.$C$2]*550" office:value-type="float" office:value="7.92848559601416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40" calcext:value-type="float">
            <text:p>140</text:p>
          </table:table-cell>
          <table:table-cell table:formula="of:=SQRT([.T36]+15)" office:value-type="float" office:value="12.4498995979887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B$22]/SQRT([.$A37]+15)/[.$C$2]*550" office:value-type="float" office:value="1.2807455869973" calcext:value-type="float">
            <text:p>1</text:p>
          </table:table-cell>
          <table:table-cell table:style-name="ce67" table:formula="of:=[.C$22]/SQRT([.$A37]+15)/[.$C$2]*550" office:value-type="float" office:value="1.53689470439676" calcext:value-type="float">
            <text:p>2</text:p>
          </table:table-cell>
          <table:table-cell table:style-name="ce67" table:formula="of:=[.D$22]/SQRT([.$A37]+15)/[.$C$2]*550" office:value-type="float" office:value="2.04919293919569" calcext:value-type="float">
            <text:p>2</text:p>
          </table:table-cell>
          <table:table-cell table:style-name="ce67" table:formula="of:=[.E$22]/SQRT([.$A37]+15)/[.$C$2]*550" office:value-type="float" office:value="2.56149117399461" calcext:value-type="float">
            <text:p>3</text:p>
          </table:table-cell>
          <table:table-cell table:style-name="ce67" table:formula="of:=[.F$22]/SQRT([.$A37]+15)/[.$C$2]*550" office:value-type="float" office:value="3.07378940879353" calcext:value-type="float">
            <text:p>3</text:p>
          </table:table-cell>
          <table:table-cell table:style-name="ce67" table:formula="of:=[.G$22]/SQRT([.$A37]+15)/[.$C$2]*550" office:value-type="float" office:value="4.09838587839137" calcext:value-type="float">
            <text:p>4</text:p>
          </table:table-cell>
          <table:table-cell table:style-name="ce67" table:formula="of:=[.H$22]/SQRT([.$A37]+15)/[.$C$2]*550" office:value-type="float" office:value="5.63528058278814" calcext:value-type="float">
            <text:p>6</text:p>
          </table:table-cell>
          <table:table-cell table:style-name="ce67" table:formula="of:=[.I$22]/SQRT([.$A37]+15)/[.$C$2]*550" office:value-type="float" office:value="7.68447352198382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50" calcext:value-type="float">
            <text:p>150</text:p>
          </table:table-cell>
          <table:table-cell table:formula="of:=SQRT([.T37]+15)" office:value-type="float" office:value="12.8452325786651" calcext:value-type="float">
            <text:p>13</text:p>
          </table:table-cell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3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armure" table:style-name="ta1">
        <table:table-column table:style-name="co5" table:default-cell-style-name="ce90"/>
        <table:table-column table:style-name="co14" table:number-columns-repeated="20" table:default-cell-style-name="ce93"/>
        <table:table-column table:style-name="co15" table:default-cell-style-name="ce93"/>
        <table:table-column table:style-name="co5" table:number-columns-repeated="1002" table:default-cell-style-name="ce93"/>
        <table:table-row table:style-name="ro3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formula="of:=[.C4]*2" office:value-type="float" office:value="0.954451150103322" calcext:value-type="float">
            <text:p>1</text:p>
          </table:table-cell>
          <table:table-cell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formula="of:=[.C5]*2" office:value-type="float" office:value="2.64911064067352" calcext:value-type="float">
            <text:p>3</text:p>
          </table:table-cell>
          <table:table-cell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formula="of:=[.C6]*2" office:value-type="float" office:value="4.14213562373095" calcext:value-type="float">
            <text:p>4</text:p>
          </table:table-cell>
          <table:table-cell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formula="of:=[.C7]*2" office:value-type="float" office:value="5.49193338482967" calcext:value-type="float">
            <text:p>5</text:p>
          </table:table-cell>
          <table:table-cell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formula="of:=[.C8]*2" office:value-type="float" office:value="7.32050807568877" calcext:value-type="float">
            <text:p>7</text:p>
          </table:table-cell>
          <table:table-cell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formula="of:=[.C9]*2" office:value-type="float" office:value="10" calcext:value-type="float">
            <text:p>10</text:p>
          </table:table-cell>
          <table:table-cell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formula="of:=[.C10]*2" office:value-type="float" office:value="14.4948974278318" calcext:value-type="float">
            <text:p>14</text:p>
          </table:table-cell>
          <table:table-cell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formula="of:=[.C11]*2" office:value-type="float" office:value="18.2842712474619" calcext:value-type="float">
            <text:p>18</text:p>
          </table:table-cell>
          <table:table-cell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formula="of:=[.C12]*2" office:value-type="float" office:value="21.6227766016838" calcext:value-type="float">
            <text:p>22</text:p>
          </table:table-cell>
          <table:table-cell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formula="of:=[.C13]*2" office:value-type="float" office:value="28.7298334620742" calcext:value-type="float">
            <text:p>29</text:p>
          </table:table-cell>
          <table:table-cell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formula="of:=[.C14]*2" office:value-type="float" office:value="34.7213595499958" calcext:value-type="float">
            <text:p>35</text:p>
          </table:table-cell>
          <table:table-cell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3" table:default-cell-style-name="ce4"/>
        <table:table-row table:style-name="ro1">
          <table:table-cell table:number-columns-repeated="8"/>
          <table:table-cell table:number-columns-repeated="2" office:value-type="string" calcext:value-type="string">
            <text:p>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loss/turn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fr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sLeft</text:p>
          </table:table-cell>
          <table:table-cell/>
          <table:table-cell office:value-type="string" calcext:value-type="string">
            <text:p>shape</text:p>
          </table:table-cell>
          <table:table-cell table:number-columns-repeated="3"/>
          <table:table-cell office:value-type="string" calcext:value-type="string">
            <text:p>enduranc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formula="of:=[.$B$2]" office:value-type="float" office:value="75" calcext:value-type="float">
            <text:p>75</text:p>
          </table:table-cell>
          <table:table-cell table:formula="of:=[.A5]+50"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4" table:formula="of:=(100-[.$G5])*[.$H$2]/100" office:value-type="float" office:value="2.85" calcext:value-type="float">
            <text:p>2.9</text:p>
          </table:table-cell>
          <table:table-cell table:style-name="ce56" table:formula="of:=([.I$4]-10)/[.$H5]" office:value-type="float" office:value="22.8070175438596" calcext:value-type="float">
            <text:p>23</text:p>
          </table:table-cell>
          <table:table-cell table:style-name="ce56" table:formula="of:=([.J$4]-10)/[.$H5]" office:value-type="float" office:value="31.5789473684211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50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34" table:formula="of:=(100-[.$G6])*[.$H$2]/100" office:value-type="float" office:value="2.7" calcext:value-type="float">
            <text:p>2.7</text:p>
          </table:table-cell>
          <table:table-cell table:style-name="ce56" table:formula="of:=([.I$4]-10)/[.$H6]" office:value-type="float" office:value="24.0740740740741" calcext:value-type="float">
            <text:p>24</text:p>
          </table:table-cell>
          <table:table-cell table:style-name="ce56" table:formula="of:=([.J$4]-10)/[.$H6]" office:value-type="float" office:value="33.33333333333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50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34" table:formula="of:=(100-[.$G7])*[.$H$2]/100" office:value-type="float" office:value="2.55" calcext:value-type="float">
            <text:p>2.6</text:p>
          </table:table-cell>
          <table:table-cell table:style-name="ce56" table:formula="of:=([.I$4]-10)/[.$H7]" office:value-type="float" office:value="25.4901960784314" calcext:value-type="float">
            <text:p>25</text:p>
          </table:table-cell>
          <table:table-cell table:style-name="ce56" table:formula="of:=([.J$4]-10)/[.$H7]" office:value-type="float" office:value="35.2941176470588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50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34" table:formula="of:=(100-[.$G8])*[.$H$2]/100" office:value-type="float" office:value="2.4" calcext:value-type="float">
            <text:p>2.4</text:p>
          </table:table-cell>
          <table:table-cell table:style-name="ce56" table:formula="of:=([.I$4]-10)/[.$H8]" office:value-type="float" office:value="27.0833333333333" calcext:value-type="float">
            <text:p>27</text:p>
          </table:table-cell>
          <table:table-cell table:style-name="ce56" table:formula="of:=([.J$4]-10)/[.$H8]" office:value-type="float" office:value="37.5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0"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34" table:formula="of:=(100-[.$G9])*[.$H$2]/100" office:value-type="float" office:value="2.25" calcext:value-type="float">
            <text:p>2.3</text:p>
          </table:table-cell>
          <table:table-cell table:style-name="ce56" table:formula="of:=([.I$4]-10)/[.$H9]" office:value-type="float" office:value="28.8888888888889" calcext:value-type="float">
            <text:p>29</text:p>
          </table:table-cell>
          <table:table-cell table:style-name="ce56" table:formula="of:=([.J$4]-10)/[.$H9]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37.5" calcext:value-type="float">
            <text:p>38</text:p>
          </table:table-cell>
          <table:table-cell table:formula="of:=[.A10]+50" office:value-type="float" office:value="87.5" calcext:value-type="float">
            <text:p>88</text:p>
          </table:table-cell>
          <table:table-cell table:formula="of:=([.B10]/3)+75" office:value-type="float" office:value="104.166666666667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34" table:formula="of:=(100-[.$G10])*[.$H$2]/100" office:value-type="float" office:value="2.1" calcext:value-type="float">
            <text:p>2.1</text:p>
          </table:table-cell>
          <table:table-cell table:style-name="ce56" table:formula="of:=([.I$4]-10)/[.$H10]" office:value-type="float" office:value="30.952380952381" calcext:value-type="float">
            <text:p>31</text:p>
          </table:table-cell>
          <table:table-cell table:style-name="ce56" table:formula="of:=([.J$4]-10)/[.$H10]" office:value-type="float" office:value="42.8571428571429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50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134" table:formula="of:=(100-[.$G11])*[.$H$2]/100" office:value-type="float" office:value="1.95" calcext:value-type="float">
            <text:p>2.0</text:p>
          </table:table-cell>
          <table:table-cell table:style-name="ce56" table:formula="of:=([.I$4]-10)/[.$H11]" office:value-type="float" office:value="33.3333333333333" calcext:value-type="float">
            <text:p>33</text:p>
          </table:table-cell>
          <table:table-cell table:style-name="ce56" table:formula="of:=([.J$4]-10)/[.$H11]" office:value-type="float" office:value="46.1538461538462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50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134" table:formula="of:=(100-[.$G12])*[.$H$2]/100" office:value-type="float" office:value="1.8" calcext:value-type="float">
            <text:p>1.8</text:p>
          </table:table-cell>
          <table:table-cell table:style-name="ce56" table:formula="of:=([.I$4]-10)/[.$H12]" office:value-type="float" office:value="36.1111111111111" calcext:value-type="float">
            <text:p>36</text:p>
          </table:table-cell>
          <table:table-cell table:style-name="ce56" table:formula="of:=([.J$4]-10)/[.$H12]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50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134" table:formula="of:=(100-[.$G13])*[.$H$2]/100" office:value-type="float" office:value="1.65" calcext:value-type="float">
            <text:p>1.7</text:p>
          </table:table-cell>
          <table:table-cell table:style-name="ce56" table:formula="of:=([.I$4]-10)/[.$H13]" office:value-type="float" office:value="39.3939393939394" calcext:value-type="float">
            <text:p>39</text:p>
          </table:table-cell>
          <table:table-cell table:style-name="ce56" table:formula="of:=([.J$4]-10)/[.$H13]" office:value-type="float" office:value="54.5454545454546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50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34" table:formula="of:=(100-[.$G14])*[.$H$2]/100" office:value-type="float" office:value="1.5" calcext:value-type="float">
            <text:p>1.5</text:p>
          </table:table-cell>
          <table:table-cell table:style-name="ce56" table:formula="of:=([.I$4]-10)/[.$H14]" office:value-type="float" office:value="43.3333333333333" calcext:value-type="float">
            <text:p>43</text:p>
          </table:table-cell>
          <table:table-cell table:style-name="ce56" table:formula="of:=([.J$4]-10)/[.$H14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50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style-name="ce134" table:formula="of:=(100-[.$G15])*[.$H$2]/100" office:value-type="float" office:value="1.35" calcext:value-type="float">
            <text:p>1.4</text:p>
          </table:table-cell>
          <table:table-cell table:style-name="ce56" table:formula="of:=([.I$4]-10)/[.$H15]" office:value-type="float" office:value="48.1481481481482" calcext:value-type="float">
            <text:p>48</text:p>
          </table:table-cell>
          <table:table-cell table:style-name="ce56" table:formula="of:=([.J$4]-10)/[.$H15]" office:value-type="float" office:value="66.6666666666667" calcext:value-type="float">
            <text:p>67</text:p>
          </table:table-cell>
          <table:table-cell table:number-columns-repeated="101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50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style-name="ce134" table:formula="of:=(100-[.$G16])*[.$H$2]/100" office:value-type="float" office:value="1.2" calcext:value-type="float">
            <text:p>1.2</text:p>
          </table:table-cell>
          <table:table-cell table:style-name="ce56" table:formula="of:=([.I$4]-10)/[.$H16]" office:value-type="float" office:value="54.1666666666667" calcext:value-type="float">
            <text:p>54</text:p>
          </table:table-cell>
          <table:table-cell table:style-name="ce56" table:formula="of:=([.J$4]-10)/[.$H16]"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50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style-name="ce134" table:formula="of:=(100-[.$G17])*[.$H$2]/100" office:value-type="float" office:value="1.05" calcext:value-type="float">
            <text:p>1.1</text:p>
          </table:table-cell>
          <table:table-cell table:style-name="ce56" table:formula="of:=([.I$4]-10)/[.$H17]" office:value-type="float" office:value="61.9047619047619" calcext:value-type="float">
            <text:p>62</text:p>
          </table:table-cell>
          <table:table-cell table:style-name="ce56" table:formula="of:=([.J$4]-10)/[.$H17]" office:value-type="float" office:value="85.7142857142857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50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134" table:formula="of:=(100-[.$G18])*[.$H$2]/100" office:value-type="float" office:value="0.9" calcext:value-type="float">
            <text:p>0.9</text:p>
          </table:table-cell>
          <table:table-cell table:style-name="ce56" table:formula="of:=([.I$4]-10)/[.$H18]" office:value-type="float" office:value="72.2222222222222" calcext:value-type="float">
            <text:p>72</text:p>
          </table:table-cell>
          <table:table-cell table:style-name="ce56" table:formula="of:=([.J$4]-10)/[.$H18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50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34" table:formula="of:=(100-[.$G19])*[.$H$2]/100" office:value-type="float" office:value="0.75" calcext:value-type="float">
            <text:p>0.8</text:p>
          </table:table-cell>
          <table:table-cell table:style-name="ce56" table:formula="of:=([.I$4]-10)/[.$H19]" office:value-type="float" office:value="86.6666666666667" calcext:value-type="float">
            <text:p>87</text:p>
          </table:table-cell>
          <table:table-cell table:style-name="ce56" table:formula="of:=([.J$4]-10)/[.$H19]"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50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style-name="ce134" table:formula="of:=(100-[.$G20])*[.$H$2]/100" office:value-type="float" office:value="0.6" calcext:value-type="float">
            <text:p>0.6</text:p>
          </table:table-cell>
          <table:table-cell table:style-name="ce56" table:formula="of:=([.I$4]-10)/[.$H20]" office:value-type="float" office:value="108.333333333333" calcext:value-type="float">
            <text:p>108</text:p>
          </table:table-cell>
          <table:table-cell table:style-name="ce56" table:formula="of:=([.J$4]-10)/[.$H20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50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style-name="ce134" table:formula="of:=(100-[.$G21])*[.$H$2]/100" office:value-type="float" office:value="0.45" calcext:value-type="float">
            <text:p>0.5</text:p>
          </table:table-cell>
          <table:table-cell table:style-name="ce56" table:formula="of:=([.I$4]-10)/[.$H21]" office:value-type="float" office:value="144.444444444444" calcext:value-type="float">
            <text:p>144</text:p>
          </table:table-cell>
          <table:table-cell table:style-name="ce56" table:formula="of:=([.J$4]-10)/[.$H21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50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style-name="ce134" table:formula="of:=(100-[.$G22])*[.$H$2]/100" office:value-type="float" office:value="0.3" calcext:value-type="float">
            <text:p>0.3</text:p>
          </table:table-cell>
          <table:table-cell table:style-name="ce56" table:formula="of:=([.I$4]-10)/[.$H22]" office:value-type="float" office:value="216.666666666667" calcext:value-type="float">
            <text:p>217</text:p>
          </table:table-cell>
          <table:table-cell table:style-name="ce56" table:formula="of:=([.J$4]-10)/[.$H22]"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50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style-name="ce134" table:formula="of:=(100-[.$G23])*[.$H$2]/100" office:value-type="float" office:value="0.15" calcext:value-type="float">
            <text:p>0.2</text:p>
          </table:table-cell>
          <table:table-cell table:style-name="ce56" table:formula="of:=([.I$4]-10)/[.$H23]" office:value-type="float" office:value="433.333333333333" calcext:value-type="float">
            <text:p>433</text:p>
          </table:table-cell>
          <table:table-cell table:style-name="ce56" table:formula="of:=([.J$4]-10)/[.$H23]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50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34" table:formula="of:=(100-[.$G24])*[.$H$2]/100" office:value-type="float" office:value="0" calcext:value-type="float">
            <text:p>0.0</text:p>
          </table:table-cell>
          <table:table-cell table:style-name="ce56" table:number-columns-repeated="2"/>
          <table:table-cell table:number-columns-repeated="1013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50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" table:style-name="ta1">
        <table:table-column table:style-name="co16" table:default-cell-style-name="ce104"/>
        <table:table-column table:style-name="co5" table:number-columns-repeated="2" table:default-cell-style-name="ce104"/>
        <table:table-column table:style-name="co17" table:default-cell-style-name="ce106"/>
        <table:table-column table:style-name="co18" table:default-cell-style-name="ce104"/>
        <table:table-column table:style-name="co5" table:number-columns-repeated="2" table:default-cell-style-name="ce104"/>
        <table:table-column table:style-name="co19" table:default-cell-style-name="ce106"/>
        <table:table-column table:style-name="co20" table:default-cell-style-name="ce104"/>
        <table:table-column table:style-name="co5" table:number-columns-repeated="2" table:default-cell-style-name="ce104"/>
        <table:table-column table:style-name="co21" table:default-cell-style-name="ce106"/>
        <table:table-column table:style-name="co20" table:default-cell-style-name="ce104"/>
        <table:table-column table:style-name="co5" table:number-columns-repeated="1011" table:default-cell-style-name="ce104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RESISTANCE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107"/>
          <table:table-cell table:number-columns-repeated="2"/>
          <table:table-cell office:value-type="string" calcext:value-type="string">
            <text:p>hp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vPower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107"/>
          <table:table-cell table:number-columns-repeated="2"/>
          <table:table-cell office:value-type="string" calcext:value-type="string">
            <text:p>esquive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Resist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107"/>
          <table:table-cell table:number-columns-repeated="2"/>
          <table:table-cell office:value-type="string" calcext:value-type="string">
            <text:p>parade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Cover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107"/>
          <table:table-cell table:number-columns-repeated="2"/>
          <table:table-cell office:value-type="string" calcext:value-type="string">
            <text:p>stature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107"/>
          <table:table-cell table:number-columns-repeated="2"/>
          <table:table-cell office:value-type="string" calcext:value-type="string">
            <text:p>nature</text:p>
          </table:table-cell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fBonus</text:p>
          </table:table-cell>
          <table:table-cell table:style-name="ce107"/>
          <table:table-cell table:number-columns-repeated="2"/>
          <table:table-cell office:value-type="string" calcext:value-type="string">
            <text:p>armure</text:p>
          </table:table-cell>
          <table:table-cell table:style-name="ce107" office:value-type="float" office:value="25" calcext:value-type="float">
            <text:p>25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ce105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107"/>
          <table:table-cell table:number-columns-repeated="2"/>
          <table:table-cell office:value-type="string" calcext:value-type="string">
            <text:p>coverAdj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Natures</text:p>
          </table:table-cell>
          <table:table-cell table:style-name="ce107"/>
          <table:table-cell table:number-columns-repeated="2"/>
          <table:table-cell office:value-type="string" calcext:value-type="string">
            <text:p>endurance</text:p>
          </table:table-cell>
          <table:table-cell table:style-name="ce107" office:value-type="float" office:value="50" calcext:value-type="float">
            <text:p>5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Domaines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apidite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8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6">
          <table:table-cell table:style-name="Default"/>
          <table:table-cell table:number-columns-repeated="11"/>
          <table:table-cell table:style-name="ce107"/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&amp;esq" table:style-name="ta1">
        <table:table-column table:style-name="co5" table:default-cell-style-name="ce104"/>
        <table:table-column table:style-name="co22" table:number-columns-repeated="30" table:default-cell-style-name="ce104"/>
        <table:table-column table:style-name="co5" table:number-columns-repeated="993" table:default-cell-style-name="ce104"/>
        <table:table-row table:style-name="ro1">
          <table:table-cell office:value-type="string" calcext:value-type="string">
            <text:p>defenseFac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formula="of:=[.$A4]*100/([.$A4]+([.B$3]*[.$B$1]))" office:value-type="float" office:value="33.3333333333333" calcext:value-type="float">
            <text:p>33</text:p>
          </table:table-cell>
          <table:table-cell table:style-name="ce65" table:formula="of:=[.$A4]*100/([.$A4]+([.C$3]*[.$B$1]))" office:value-type="float" office:value="20" calcext:value-type="float">
            <text:p>20</text:p>
          </table:table-cell>
          <table:table-cell table:style-name="ce65" table:formula="of:=[.$A4]*100/([.$A4]+([.D$3]*[.$B$1]))" office:value-type="float" office:value="14.2857142857143" calcext:value-type="float">
            <text:p>14</text:p>
          </table:table-cell>
          <table:table-cell table:style-name="ce65" table:formula="of:=[.$A4]*100/([.$A4]+([.E$3]*[.$B$1]))" office:value-type="float" office:value="11.1111111111111" calcext:value-type="float">
            <text:p>11</text:p>
          </table:table-cell>
          <table:table-cell table:style-name="ce65" table:formula="of:=[.$A4]*100/([.$A4]+([.F$3]*[.$B$1]))" office:value-type="float" office:value="9.09090909090909" calcext:value-type="float">
            <text:p>9</text:p>
          </table:table-cell>
          <table:table-cell table:style-name="ce65" table:formula="of:=[.$A4]*100/([.$A4]+([.G$3]*[.$B$1]))" office:value-type="float" office:value="7.69230769230769" calcext:value-type="float">
            <text:p>8</text:p>
          </table:table-cell>
          <table:table-cell table:style-name="ce65" table:formula="of:=[.$A4]*100/([.$A4]+([.H$3]*[.$B$1]))" office:value-type="float" office:value="6.66666666666667" calcext:value-type="float">
            <text:p>7</text:p>
          </table:table-cell>
          <table:table-cell table:style-name="ce65" table:formula="of:=[.$A4]*100/([.$A4]+([.I$3]*[.$B$1]))" office:value-type="float" office:value="5.88235294117647" calcext:value-type="float">
            <text:p>6</text:p>
          </table:table-cell>
          <table:table-cell table:style-name="ce65" table:formula="of:=[.$A4]*100/([.$A4]+([.J$3]*[.$B$1]))" office:value-type="float" office:value="5.26315789473684" calcext:value-type="float">
            <text:p>5</text:p>
          </table:table-cell>
          <table:table-cell table:style-name="ce65" table:formula="of:=[.$A4]*100/([.$A4]+([.K$3]*[.$B$1]))" office:value-type="float" office:value="4.76190476190476" calcext:value-type="float">
            <text:p>5</text:p>
          </table:table-cell>
          <table:table-cell table:style-name="ce65" table:formula="of:=[.$A4]*100/([.$A4]+([.L$3]*[.$B$1]))" office:value-type="float" office:value="4.34782608695652" calcext:value-type="float">
            <text:p>4</text:p>
          </table:table-cell>
          <table:table-cell table:style-name="ce65" table:formula="of:=[.$A4]*100/([.$A4]+([.M$3]*[.$B$1]))" office:value-type="float" office:value="4" calcext:value-type="float">
            <text:p>4</text:p>
          </table:table-cell>
          <table:table-cell table:style-name="ce65" table:formula="of:=[.$A4]*100/([.$A4]+([.N$3]*[.$B$1]))" office:value-type="float" office:value="3.7037037037037" calcext:value-type="float">
            <text:p>4</text:p>
          </table:table-cell>
          <table:table-cell table:style-name="ce65" table:formula="of:=[.$A4]*100/([.$A4]+([.O$3]*[.$B$1]))" office:value-type="float" office:value="3.44827586206897" calcext:value-type="float">
            <text:p>3</text:p>
          </table:table-cell>
          <table:table-cell table:style-name="ce65" table:formula="of:=[.$A4]*100/([.$A4]+([.P$3]*[.$B$1]))" office:value-type="float" office:value="3.2258064516129" calcext:value-type="float">
            <text:p>3</text:p>
          </table:table-cell>
          <table:table-cell table:style-name="ce65" table:formula="of:=[.$A4]*100/([.$A4]+([.Q$3]*[.$B$1]))" office:value-type="float" office:value="3.03030303030303" calcext:value-type="float">
            <text:p>3</text:p>
          </table:table-cell>
          <table:table-cell table:style-name="ce65" table:formula="of:=[.$A4]*100/([.$A4]+([.R$3]*[.$B$1]))" office:value-type="float" office:value="2.85714285714286" calcext:value-type="float">
            <text:p>3</text:p>
          </table:table-cell>
          <table:table-cell table:style-name="ce65" table:formula="of:=[.$A4]*100/([.$A4]+([.S$3]*[.$B$1]))" office:value-type="float" office:value="2.7027027027027" calcext:value-type="float">
            <text:p>3</text:p>
          </table:table-cell>
          <table:table-cell table:style-name="ce65" table:formula="of:=[.$A4]*100/([.$A4]+([.T$3]*[.$B$1]))" office:value-type="float" office:value="2.56410256410256" calcext:value-type="float">
            <text:p>3</text:p>
          </table:table-cell>
          <table:table-cell table:style-name="ce65" table:formula="of:=[.$A4]*100/([.$A4]+([.U$3]*[.$B$1]))" office:value-type="float" office:value="2.4390243902439" calcext:value-type="float">
            <text:p>2</text:p>
          </table:table-cell>
          <table:table-cell table:style-name="ce65" table:formula="of:=[.$A4]*100/([.$A4]+([.V$3]*[.$B$1]))" office:value-type="float" office:value="2.32558139534884" calcext:value-type="float">
            <text:p>2</text:p>
          </table:table-cell>
          <table:table-cell table:style-name="ce65" table:formula="of:=[.$A4]*100/([.$A4]+([.W$3]*[.$B$1]))" office:value-type="float" office:value="2.22222222222222" calcext:value-type="float">
            <text:p>2</text:p>
          </table:table-cell>
          <table:table-cell table:style-name="ce65" table:formula="of:=[.$A4]*100/([.$A4]+([.X$3]*[.$B$1]))" office:value-type="float" office:value="2.12765957446808" calcext:value-type="float">
            <text:p>2</text:p>
          </table:table-cell>
          <table:table-cell table:style-name="ce65" table:formula="of:=[.$A4]*100/([.$A4]+([.Y$3]*[.$B$1]))" office:value-type="float" office:value="2.04081632653061" calcext:value-type="float">
            <text:p>2</text:p>
          </table:table-cell>
          <table:table-cell table:style-name="ce65" table:formula="of:=[.$A4]*100/([.$A4]+([.Z$3]*[.$B$1]))" office:value-type="float" office:value="1.96078431372549" calcext:value-type="float">
            <text:p>2</text:p>
          </table:table-cell>
          <table:table-cell table:style-name="ce65" table:formula="of:=[.$A4]*100/([.$A4]+([.AA$3]*[.$B$1]))" office:value-type="float" office:value="1.88679245283019" calcext:value-type="float">
            <text:p>2</text:p>
          </table:table-cell>
          <table:table-cell table:style-name="ce65" table:formula="of:=[.$A4]*100/([.$A4]+([.AB$3]*[.$B$1]))" office:value-type="float" office:value="1.81818181818182" calcext:value-type="float">
            <text:p>2</text:p>
          </table:table-cell>
          <table:table-cell table:style-name="ce65" table:formula="of:=[.$A4]*100/([.$A4]+([.AC$3]*[.$B$1]))" office:value-type="float" office:value="1.75438596491228" calcext:value-type="float">
            <text:p>2</text:p>
          </table:table-cell>
          <table:table-cell table:style-name="ce65" table:formula="of:=[.$A4]*100/([.$A4]+([.AD$3]*[.$B$1]))" office:value-type="float" office:value="1.69491525423729" calcext:value-type="float">
            <text:p>2</text:p>
          </table:table-cell>
          <table:table-cell table:style-name="ce65" table:formula="of:=[.$A4]*100/([.$A4]+([.AE$3]*[.$B$1]))" office:value-type="float" office:value="1.63934426229508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formula="of:=[.$A5]*100/([.$A5]+([.B$3]*[.$B$1]))" office:value-type="float" office:value="50" calcext:value-type="float">
            <text:p>50</text:p>
          </table:table-cell>
          <table:table-cell table:style-name="ce65" table:formula="of:=[.$A5]*100/([.$A5]+([.C$3]*[.$B$1]))" office:value-type="float" office:value="33.3333333333333" calcext:value-type="float">
            <text:p>33</text:p>
          </table:table-cell>
          <table:table-cell table:style-name="ce65" table:formula="of:=[.$A5]*100/([.$A5]+([.D$3]*[.$B$1]))" office:value-type="float" office:value="25" calcext:value-type="float">
            <text:p>25</text:p>
          </table:table-cell>
          <table:table-cell table:style-name="ce65" table:formula="of:=[.$A5]*100/([.$A5]+([.E$3]*[.$B$1]))" office:value-type="float" office:value="20" calcext:value-type="float">
            <text:p>20</text:p>
          </table:table-cell>
          <table:table-cell table:style-name="ce65" table:formula="of:=[.$A5]*100/([.$A5]+([.F$3]*[.$B$1]))" office:value-type="float" office:value="16.6666666666667" calcext:value-type="float">
            <text:p>17</text:p>
          </table:table-cell>
          <table:table-cell table:style-name="ce65" table:formula="of:=[.$A5]*100/([.$A5]+([.G$3]*[.$B$1]))" office:value-type="float" office:value="14.2857142857143" calcext:value-type="float">
            <text:p>14</text:p>
          </table:table-cell>
          <table:table-cell table:style-name="ce65" table:formula="of:=[.$A5]*100/([.$A5]+([.H$3]*[.$B$1]))" office:value-type="float" office:value="12.5" calcext:value-type="float">
            <text:p>13</text:p>
          </table:table-cell>
          <table:table-cell table:style-name="ce65" table:formula="of:=[.$A5]*100/([.$A5]+([.I$3]*[.$B$1]))" office:value-type="float" office:value="11.1111111111111" calcext:value-type="float">
            <text:p>11</text:p>
          </table:table-cell>
          <table:table-cell table:style-name="ce65" table:formula="of:=[.$A5]*100/([.$A5]+([.J$3]*[.$B$1]))" office:value-type="float" office:value="10" calcext:value-type="float">
            <text:p>10</text:p>
          </table:table-cell>
          <table:table-cell table:style-name="ce65" table:formula="of:=[.$A5]*100/([.$A5]+([.K$3]*[.$B$1]))" office:value-type="float" office:value="9.09090909090909" calcext:value-type="float">
            <text:p>9</text:p>
          </table:table-cell>
          <table:table-cell table:style-name="ce65" table:formula="of:=[.$A5]*100/([.$A5]+([.L$3]*[.$B$1]))" office:value-type="float" office:value="8.33333333333333" calcext:value-type="float">
            <text:p>8</text:p>
          </table:table-cell>
          <table:table-cell table:style-name="ce65" table:formula="of:=[.$A5]*100/([.$A5]+([.M$3]*[.$B$1]))" office:value-type="float" office:value="7.69230769230769" calcext:value-type="float">
            <text:p>8</text:p>
          </table:table-cell>
          <table:table-cell table:style-name="ce65" table:formula="of:=[.$A5]*100/([.$A5]+([.N$3]*[.$B$1]))" office:value-type="float" office:value="7.14285714285714" calcext:value-type="float">
            <text:p>7</text:p>
          </table:table-cell>
          <table:table-cell table:style-name="ce65" table:formula="of:=[.$A5]*100/([.$A5]+([.O$3]*[.$B$1]))" office:value-type="float" office:value="6.66666666666667" calcext:value-type="float">
            <text:p>7</text:p>
          </table:table-cell>
          <table:table-cell table:style-name="ce65" table:formula="of:=[.$A5]*100/([.$A5]+([.P$3]*[.$B$1]))" office:value-type="float" office:value="6.25" calcext:value-type="float">
            <text:p>6</text:p>
          </table:table-cell>
          <table:table-cell table:style-name="ce65" table:formula="of:=[.$A5]*100/([.$A5]+([.Q$3]*[.$B$1]))" office:value-type="float" office:value="5.88235294117647" calcext:value-type="float">
            <text:p>6</text:p>
          </table:table-cell>
          <table:table-cell table:style-name="ce65" table:formula="of:=[.$A5]*100/([.$A5]+([.R$3]*[.$B$1]))" office:value-type="float" office:value="5.55555555555556" calcext:value-type="float">
            <text:p>6</text:p>
          </table:table-cell>
          <table:table-cell table:style-name="ce65" table:formula="of:=[.$A5]*100/([.$A5]+([.S$3]*[.$B$1]))" office:value-type="float" office:value="5.26315789473684" calcext:value-type="float">
            <text:p>5</text:p>
          </table:table-cell>
          <table:table-cell table:style-name="ce65" table:formula="of:=[.$A5]*100/([.$A5]+([.T$3]*[.$B$1]))" office:value-type="float" office:value="5" calcext:value-type="float">
            <text:p>5</text:p>
          </table:table-cell>
          <table:table-cell table:style-name="ce65" table:formula="of:=[.$A5]*100/([.$A5]+([.U$3]*[.$B$1]))" office:value-type="float" office:value="4.76190476190476" calcext:value-type="float">
            <text:p>5</text:p>
          </table:table-cell>
          <table:table-cell table:style-name="ce65" table:formula="of:=[.$A5]*100/([.$A5]+([.V$3]*[.$B$1]))" office:value-type="float" office:value="4.54545454545455" calcext:value-type="float">
            <text:p>5</text:p>
          </table:table-cell>
          <table:table-cell table:style-name="ce65" table:formula="of:=[.$A5]*100/([.$A5]+([.W$3]*[.$B$1]))" office:value-type="float" office:value="4.34782608695652" calcext:value-type="float">
            <text:p>4</text:p>
          </table:table-cell>
          <table:table-cell table:style-name="ce65" table:formula="of:=[.$A5]*100/([.$A5]+([.X$3]*[.$B$1]))" office:value-type="float" office:value="4.16666666666667" calcext:value-type="float">
            <text:p>4</text:p>
          </table:table-cell>
          <table:table-cell table:style-name="ce65" table:formula="of:=[.$A5]*100/([.$A5]+([.Y$3]*[.$B$1]))" office:value-type="float" office:value="4" calcext:value-type="float">
            <text:p>4</text:p>
          </table:table-cell>
          <table:table-cell table:style-name="ce65" table:formula="of:=[.$A5]*100/([.$A5]+([.Z$3]*[.$B$1]))" office:value-type="float" office:value="3.84615384615385" calcext:value-type="float">
            <text:p>4</text:p>
          </table:table-cell>
          <table:table-cell table:style-name="ce65" table:formula="of:=[.$A5]*100/([.$A5]+([.AA$3]*[.$B$1]))" office:value-type="float" office:value="3.7037037037037" calcext:value-type="float">
            <text:p>4</text:p>
          </table:table-cell>
          <table:table-cell table:style-name="ce65" table:formula="of:=[.$A5]*100/([.$A5]+([.AB$3]*[.$B$1]))" office:value-type="float" office:value="3.57142857142857" calcext:value-type="float">
            <text:p>4</text:p>
          </table:table-cell>
          <table:table-cell table:style-name="ce65" table:formula="of:=[.$A5]*100/([.$A5]+([.AC$3]*[.$B$1]))" office:value-type="float" office:value="3.44827586206897" calcext:value-type="float">
            <text:p>3</text:p>
          </table:table-cell>
          <table:table-cell table:style-name="ce65" table:formula="of:=[.$A5]*100/([.$A5]+([.AD$3]*[.$B$1]))" office:value-type="float" office:value="3.33333333333333" calcext:value-type="float">
            <text:p>3</text:p>
          </table:table-cell>
          <table:table-cell table:style-name="ce65" table:formula="of:=[.$A5]*100/([.$A5]+([.AE$3]*[.$B$1]))" office:value-type="float" office:value="3.2258064516129" calcext:value-type="float">
            <text:p>3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table:formula="of:=[.$A6]*100/([.$A6]+([.B$3]*[.$B$1]))" office:value-type="float" office:value="60" calcext:value-type="float">
            <text:p>60</text:p>
          </table:table-cell>
          <table:table-cell table:style-name="ce65" table:formula="of:=[.$A6]*100/([.$A6]+([.C$3]*[.$B$1]))" office:value-type="float" office:value="42.8571428571429" calcext:value-type="float">
            <text:p>43</text:p>
          </table:table-cell>
          <table:table-cell table:style-name="ce65" table:formula="of:=[.$A6]*100/([.$A6]+([.D$3]*[.$B$1]))" office:value-type="float" office:value="33.3333333333333" calcext:value-type="float">
            <text:p>33</text:p>
          </table:table-cell>
          <table:table-cell table:style-name="ce65" table:formula="of:=[.$A6]*100/([.$A6]+([.E$3]*[.$B$1]))" office:value-type="float" office:value="27.2727272727273" calcext:value-type="float">
            <text:p>27</text:p>
          </table:table-cell>
          <table:table-cell table:style-name="ce65" table:formula="of:=[.$A6]*100/([.$A6]+([.F$3]*[.$B$1]))" office:value-type="float" office:value="23.0769230769231" calcext:value-type="float">
            <text:p>23</text:p>
          </table:table-cell>
          <table:table-cell table:style-name="ce65" table:formula="of:=[.$A6]*100/([.$A6]+([.G$3]*[.$B$1]))" office:value-type="float" office:value="20" calcext:value-type="float">
            <text:p>20</text:p>
          </table:table-cell>
          <table:table-cell table:style-name="ce65" table:formula="of:=[.$A6]*100/([.$A6]+([.H$3]*[.$B$1]))" office:value-type="float" office:value="17.6470588235294" calcext:value-type="float">
            <text:p>18</text:p>
          </table:table-cell>
          <table:table-cell table:style-name="ce65" table:formula="of:=[.$A6]*100/([.$A6]+([.I$3]*[.$B$1]))" office:value-type="float" office:value="15.7894736842105" calcext:value-type="float">
            <text:p>16</text:p>
          </table:table-cell>
          <table:table-cell table:style-name="ce65" table:formula="of:=[.$A6]*100/([.$A6]+([.J$3]*[.$B$1]))" office:value-type="float" office:value="14.2857142857143" calcext:value-type="float">
            <text:p>14</text:p>
          </table:table-cell>
          <table:table-cell table:style-name="ce65" table:formula="of:=[.$A6]*100/([.$A6]+([.K$3]*[.$B$1]))" office:value-type="float" office:value="13.0434782608696" calcext:value-type="float">
            <text:p>13</text:p>
          </table:table-cell>
          <table:table-cell table:style-name="ce65" table:formula="of:=[.$A6]*100/([.$A6]+([.L$3]*[.$B$1]))" office:value-type="float" office:value="12" calcext:value-type="float">
            <text:p>12</text:p>
          </table:table-cell>
          <table:table-cell table:style-name="ce65" table:formula="of:=[.$A6]*100/([.$A6]+([.M$3]*[.$B$1]))" office:value-type="float" office:value="11.1111111111111" calcext:value-type="float">
            <text:p>11</text:p>
          </table:table-cell>
          <table:table-cell table:style-name="ce65" table:formula="of:=[.$A6]*100/([.$A6]+([.N$3]*[.$B$1]))" office:value-type="float" office:value="10.3448275862069" calcext:value-type="float">
            <text:p>10</text:p>
          </table:table-cell>
          <table:table-cell table:style-name="ce65" table:formula="of:=[.$A6]*100/([.$A6]+([.O$3]*[.$B$1]))" office:value-type="float" office:value="9.67741935483871" calcext:value-type="float">
            <text:p>10</text:p>
          </table:table-cell>
          <table:table-cell table:style-name="ce65" table:formula="of:=[.$A6]*100/([.$A6]+([.P$3]*[.$B$1]))" office:value-type="float" office:value="9.09090909090909" calcext:value-type="float">
            <text:p>9</text:p>
          </table:table-cell>
          <table:table-cell table:style-name="ce65" table:formula="of:=[.$A6]*100/([.$A6]+([.Q$3]*[.$B$1]))" office:value-type="float" office:value="8.57142857142857" calcext:value-type="float">
            <text:p>9</text:p>
          </table:table-cell>
          <table:table-cell table:style-name="ce65" table:formula="of:=[.$A6]*100/([.$A6]+([.R$3]*[.$B$1]))" office:value-type="float" office:value="8.10810810810811" calcext:value-type="float">
            <text:p>8</text:p>
          </table:table-cell>
          <table:table-cell table:style-name="ce65" table:formula="of:=[.$A6]*100/([.$A6]+([.S$3]*[.$B$1]))" office:value-type="float" office:value="7.69230769230769" calcext:value-type="float">
            <text:p>8</text:p>
          </table:table-cell>
          <table:table-cell table:style-name="ce65" table:formula="of:=[.$A6]*100/([.$A6]+([.T$3]*[.$B$1]))" office:value-type="float" office:value="7.31707317073171" calcext:value-type="float">
            <text:p>7</text:p>
          </table:table-cell>
          <table:table-cell table:style-name="ce65" table:formula="of:=[.$A6]*100/([.$A6]+([.U$3]*[.$B$1]))" office:value-type="float" office:value="6.97674418604651" calcext:value-type="float">
            <text:p>7</text:p>
          </table:table-cell>
          <table:table-cell table:style-name="ce65" table:formula="of:=[.$A6]*100/([.$A6]+([.V$3]*[.$B$1]))" office:value-type="float" office:value="6.66666666666667" calcext:value-type="float">
            <text:p>7</text:p>
          </table:table-cell>
          <table:table-cell table:style-name="ce65" table:formula="of:=[.$A6]*100/([.$A6]+([.W$3]*[.$B$1]))" office:value-type="float" office:value="6.38297872340426" calcext:value-type="float">
            <text:p>6</text:p>
          </table:table-cell>
          <table:table-cell table:style-name="ce65" table:formula="of:=[.$A6]*100/([.$A6]+([.X$3]*[.$B$1]))" office:value-type="float" office:value="6.12244897959184" calcext:value-type="float">
            <text:p>6</text:p>
          </table:table-cell>
          <table:table-cell table:style-name="ce65" table:formula="of:=[.$A6]*100/([.$A6]+([.Y$3]*[.$B$1]))" office:value-type="float" office:value="5.88235294117647" calcext:value-type="float">
            <text:p>6</text:p>
          </table:table-cell>
          <table:table-cell table:style-name="ce65" table:formula="of:=[.$A6]*100/([.$A6]+([.Z$3]*[.$B$1]))" office:value-type="float" office:value="5.66037735849057" calcext:value-type="float">
            <text:p>6</text:p>
          </table:table-cell>
          <table:table-cell table:style-name="ce65" table:formula="of:=[.$A6]*100/([.$A6]+([.AA$3]*[.$B$1]))" office:value-type="float" office:value="5.45454545454545" calcext:value-type="float">
            <text:p>5</text:p>
          </table:table-cell>
          <table:table-cell table:style-name="ce65" table:formula="of:=[.$A6]*100/([.$A6]+([.AB$3]*[.$B$1]))" office:value-type="float" office:value="5.26315789473684" calcext:value-type="float">
            <text:p>5</text:p>
          </table:table-cell>
          <table:table-cell table:style-name="ce65" table:formula="of:=[.$A6]*100/([.$A6]+([.AC$3]*[.$B$1]))" office:value-type="float" office:value="5.08474576271186" calcext:value-type="float">
            <text:p>5</text:p>
          </table:table-cell>
          <table:table-cell table:style-name="ce65" table:formula="of:=[.$A6]*100/([.$A6]+([.AD$3]*[.$B$1]))" office:value-type="float" office:value="4.91803278688525" calcext:value-type="float">
            <text:p>5</text:p>
          </table:table-cell>
          <table:table-cell table:style-name="ce65" table:formula="of:=[.$A6]*100/([.$A6]+([.AE$3]*[.$B$1]))" office:value-type="float" office:value="4.76190476190476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table:formula="of:=[.$A7]*100/([.$A7]+([.B$3]*[.$B$1]))" office:value-type="float" office:value="66.6666666666667" calcext:value-type="float">
            <text:p>67</text:p>
          </table:table-cell>
          <table:table-cell table:style-name="ce65" table:formula="of:=[.$A7]*100/([.$A7]+([.C$3]*[.$B$1]))" office:value-type="float" office:value="50" calcext:value-type="float">
            <text:p>50</text:p>
          </table:table-cell>
          <table:table-cell table:style-name="ce65" table:formula="of:=[.$A7]*100/([.$A7]+([.D$3]*[.$B$1]))" office:value-type="float" office:value="40" calcext:value-type="float">
            <text:p>40</text:p>
          </table:table-cell>
          <table:table-cell table:style-name="ce65" table:formula="of:=[.$A7]*100/([.$A7]+([.E$3]*[.$B$1]))" office:value-type="float" office:value="33.3333333333333" calcext:value-type="float">
            <text:p>33</text:p>
          </table:table-cell>
          <table:table-cell table:style-name="ce65" table:formula="of:=[.$A7]*100/([.$A7]+([.F$3]*[.$B$1]))" office:value-type="float" office:value="28.5714285714286" calcext:value-type="float">
            <text:p>29</text:p>
          </table:table-cell>
          <table:table-cell table:style-name="ce65" table:formula="of:=[.$A7]*100/([.$A7]+([.G$3]*[.$B$1]))" office:value-type="float" office:value="25" calcext:value-type="float">
            <text:p>25</text:p>
          </table:table-cell>
          <table:table-cell table:style-name="ce65" table:formula="of:=[.$A7]*100/([.$A7]+([.H$3]*[.$B$1]))" office:value-type="float" office:value="22.2222222222222" calcext:value-type="float">
            <text:p>22</text:p>
          </table:table-cell>
          <table:table-cell table:style-name="ce65" table:formula="of:=[.$A7]*100/([.$A7]+([.I$3]*[.$B$1]))" office:value-type="float" office:value="20" calcext:value-type="float">
            <text:p>20</text:p>
          </table:table-cell>
          <table:table-cell table:style-name="ce65" table:formula="of:=[.$A7]*100/([.$A7]+([.J$3]*[.$B$1]))" office:value-type="float" office:value="18.1818181818182" calcext:value-type="float">
            <text:p>18</text:p>
          </table:table-cell>
          <table:table-cell table:style-name="ce65" table:formula="of:=[.$A7]*100/([.$A7]+([.K$3]*[.$B$1]))" office:value-type="float" office:value="16.6666666666667" calcext:value-type="float">
            <text:p>17</text:p>
          </table:table-cell>
          <table:table-cell table:style-name="ce65" table:formula="of:=[.$A7]*100/([.$A7]+([.L$3]*[.$B$1]))" office:value-type="float" office:value="15.3846153846154" calcext:value-type="float">
            <text:p>15</text:p>
          </table:table-cell>
          <table:table-cell table:style-name="ce65" table:formula="of:=[.$A7]*100/([.$A7]+([.M$3]*[.$B$1]))" office:value-type="float" office:value="14.2857142857143" calcext:value-type="float">
            <text:p>14</text:p>
          </table:table-cell>
          <table:table-cell table:style-name="ce65" table:formula="of:=[.$A7]*100/([.$A7]+([.N$3]*[.$B$1]))" office:value-type="float" office:value="13.3333333333333" calcext:value-type="float">
            <text:p>13</text:p>
          </table:table-cell>
          <table:table-cell table:style-name="ce65" table:formula="of:=[.$A7]*100/([.$A7]+([.O$3]*[.$B$1]))" office:value-type="float" office:value="12.5" calcext:value-type="float">
            <text:p>13</text:p>
          </table:table-cell>
          <table:table-cell table:style-name="ce65" table:formula="of:=[.$A7]*100/([.$A7]+([.P$3]*[.$B$1]))" office:value-type="float" office:value="11.7647058823529" calcext:value-type="float">
            <text:p>12</text:p>
          </table:table-cell>
          <table:table-cell table:style-name="ce65" table:formula="of:=[.$A7]*100/([.$A7]+([.Q$3]*[.$B$1]))" office:value-type="float" office:value="11.1111111111111" calcext:value-type="float">
            <text:p>11</text:p>
          </table:table-cell>
          <table:table-cell table:style-name="ce65" table:formula="of:=[.$A7]*100/([.$A7]+([.R$3]*[.$B$1]))" office:value-type="float" office:value="10.5263157894737" calcext:value-type="float">
            <text:p>11</text:p>
          </table:table-cell>
          <table:table-cell table:style-name="ce65" table:formula="of:=[.$A7]*100/([.$A7]+([.S$3]*[.$B$1]))" office:value-type="float" office:value="10" calcext:value-type="float">
            <text:p>10</text:p>
          </table:table-cell>
          <table:table-cell table:style-name="ce65" table:formula="of:=[.$A7]*100/([.$A7]+([.T$3]*[.$B$1]))" office:value-type="float" office:value="9.52380952380952" calcext:value-type="float">
            <text:p>10</text:p>
          </table:table-cell>
          <table:table-cell table:style-name="ce65" table:formula="of:=[.$A7]*100/([.$A7]+([.U$3]*[.$B$1]))" office:value-type="float" office:value="9.09090909090909" calcext:value-type="float">
            <text:p>9</text:p>
          </table:table-cell>
          <table:table-cell table:style-name="ce65" table:formula="of:=[.$A7]*100/([.$A7]+([.V$3]*[.$B$1]))" office:value-type="float" office:value="8.69565217391304" calcext:value-type="float">
            <text:p>9</text:p>
          </table:table-cell>
          <table:table-cell table:style-name="ce65" table:formula="of:=[.$A7]*100/([.$A7]+([.W$3]*[.$B$1]))" office:value-type="float" office:value="8.33333333333333" calcext:value-type="float">
            <text:p>8</text:p>
          </table:table-cell>
          <table:table-cell table:style-name="ce65" table:formula="of:=[.$A7]*100/([.$A7]+([.X$3]*[.$B$1]))" office:value-type="float" office:value="8" calcext:value-type="float">
            <text:p>8</text:p>
          </table:table-cell>
          <table:table-cell table:style-name="ce65" table:formula="of:=[.$A7]*100/([.$A7]+([.Y$3]*[.$B$1]))" office:value-type="float" office:value="7.69230769230769" calcext:value-type="float">
            <text:p>8</text:p>
          </table:table-cell>
          <table:table-cell table:style-name="ce65" table:formula="of:=[.$A7]*100/([.$A7]+([.Z$3]*[.$B$1]))" office:value-type="float" office:value="7.40740740740741" calcext:value-type="float">
            <text:p>7</text:p>
          </table:table-cell>
          <table:table-cell table:style-name="ce65" table:formula="of:=[.$A7]*100/([.$A7]+([.AA$3]*[.$B$1]))" office:value-type="float" office:value="7.14285714285714" calcext:value-type="float">
            <text:p>7</text:p>
          </table:table-cell>
          <table:table-cell table:style-name="ce65" table:formula="of:=[.$A7]*100/([.$A7]+([.AB$3]*[.$B$1]))" office:value-type="float" office:value="6.89655172413793" calcext:value-type="float">
            <text:p>7</text:p>
          </table:table-cell>
          <table:table-cell table:style-name="ce65" table:formula="of:=[.$A7]*100/([.$A7]+([.AC$3]*[.$B$1]))" office:value-type="float" office:value="6.66666666666667" calcext:value-type="float">
            <text:p>7</text:p>
          </table:table-cell>
          <table:table-cell table:style-name="ce65" table:formula="of:=[.$A7]*100/([.$A7]+([.AD$3]*[.$B$1]))" office:value-type="float" office:value="6.45161290322581" calcext:value-type="float">
            <text:p>6</text:p>
          </table:table-cell>
          <table:table-cell table:style-name="ce65" table:formula="of:=[.$A7]*100/([.$A7]+([.AE$3]*[.$B$1]))" office:value-type="float" office:value="6.25" calcext:value-type="float">
            <text:p>6</text:p>
          </table:table-cell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table:formula="of:=[.$A8]*100/([.$A8]+([.B$3]*[.$B$1]))" office:value-type="float" office:value="71.4285714285714" calcext:value-type="float">
            <text:p>71</text:p>
          </table:table-cell>
          <table:table-cell table:style-name="ce65" table:formula="of:=[.$A8]*100/([.$A8]+([.C$3]*[.$B$1]))" office:value-type="float" office:value="55.5555555555556" calcext:value-type="float">
            <text:p>56</text:p>
          </table:table-cell>
          <table:table-cell table:style-name="ce65" table:formula="of:=[.$A8]*100/([.$A8]+([.D$3]*[.$B$1]))" office:value-type="float" office:value="45.4545454545455" calcext:value-type="float">
            <text:p>45</text:p>
          </table:table-cell>
          <table:table-cell table:style-name="ce65" table:formula="of:=[.$A8]*100/([.$A8]+([.E$3]*[.$B$1]))" office:value-type="float" office:value="38.4615384615385" calcext:value-type="float">
            <text:p>38</text:p>
          </table:table-cell>
          <table:table-cell table:style-name="ce65" table:formula="of:=[.$A8]*100/([.$A8]+([.F$3]*[.$B$1]))" office:value-type="float" office:value="33.3333333333333" calcext:value-type="float">
            <text:p>33</text:p>
          </table:table-cell>
          <table:table-cell table:style-name="ce65" table:formula="of:=[.$A8]*100/([.$A8]+([.G$3]*[.$B$1]))" office:value-type="float" office:value="29.4117647058823" calcext:value-type="float">
            <text:p>29</text:p>
          </table:table-cell>
          <table:table-cell table:style-name="ce65" table:formula="of:=[.$A8]*100/([.$A8]+([.H$3]*[.$B$1]))" office:value-type="float" office:value="26.3157894736842" calcext:value-type="float">
            <text:p>26</text:p>
          </table:table-cell>
          <table:table-cell table:style-name="ce65" table:formula="of:=[.$A8]*100/([.$A8]+([.I$3]*[.$B$1]))" office:value-type="float" office:value="23.8095238095238" calcext:value-type="float">
            <text:p>24</text:p>
          </table:table-cell>
          <table:table-cell table:style-name="ce65" table:formula="of:=[.$A8]*100/([.$A8]+([.J$3]*[.$B$1]))" office:value-type="float" office:value="21.7391304347826" calcext:value-type="float">
            <text:p>22</text:p>
          </table:table-cell>
          <table:table-cell table:style-name="ce65" table:formula="of:=[.$A8]*100/([.$A8]+([.K$3]*[.$B$1]))" office:value-type="float" office:value="20" calcext:value-type="float">
            <text:p>20</text:p>
          </table:table-cell>
          <table:table-cell table:style-name="ce65" table:formula="of:=[.$A8]*100/([.$A8]+([.L$3]*[.$B$1]))" office:value-type="float" office:value="18.5185185185185" calcext:value-type="float">
            <text:p>19</text:p>
          </table:table-cell>
          <table:table-cell table:style-name="ce65" table:formula="of:=[.$A8]*100/([.$A8]+([.M$3]*[.$B$1]))" office:value-type="float" office:value="17.2413793103448" calcext:value-type="float">
            <text:p>17</text:p>
          </table:table-cell>
          <table:table-cell table:style-name="ce65" table:formula="of:=[.$A8]*100/([.$A8]+([.N$3]*[.$B$1]))" office:value-type="float" office:value="16.1290322580645" calcext:value-type="float">
            <text:p>16</text:p>
          </table:table-cell>
          <table:table-cell table:style-name="ce65" table:formula="of:=[.$A8]*100/([.$A8]+([.O$3]*[.$B$1]))" office:value-type="float" office:value="15.1515151515152" calcext:value-type="float">
            <text:p>15</text:p>
          </table:table-cell>
          <table:table-cell table:style-name="ce65" table:formula="of:=[.$A8]*100/([.$A8]+([.P$3]*[.$B$1]))" office:value-type="float" office:value="14.2857142857143" calcext:value-type="float">
            <text:p>14</text:p>
          </table:table-cell>
          <table:table-cell table:style-name="ce65" table:formula="of:=[.$A8]*100/([.$A8]+([.Q$3]*[.$B$1]))" office:value-type="float" office:value="13.5135135135135" calcext:value-type="float">
            <text:p>14</text:p>
          </table:table-cell>
          <table:table-cell table:style-name="ce65" table:formula="of:=[.$A8]*100/([.$A8]+([.R$3]*[.$B$1]))" office:value-type="float" office:value="12.8205128205128" calcext:value-type="float">
            <text:p>13</text:p>
          </table:table-cell>
          <table:table-cell table:style-name="ce65" table:formula="of:=[.$A8]*100/([.$A8]+([.S$3]*[.$B$1]))" office:value-type="float" office:value="12.1951219512195" calcext:value-type="float">
            <text:p>12</text:p>
          </table:table-cell>
          <table:table-cell table:style-name="ce65" table:formula="of:=[.$A8]*100/([.$A8]+([.T$3]*[.$B$1]))" office:value-type="float" office:value="11.6279069767442" calcext:value-type="float">
            <text:p>12</text:p>
          </table:table-cell>
          <table:table-cell table:style-name="ce65" table:formula="of:=[.$A8]*100/([.$A8]+([.U$3]*[.$B$1]))" office:value-type="float" office:value="11.1111111111111" calcext:value-type="float">
            <text:p>11</text:p>
          </table:table-cell>
          <table:table-cell table:style-name="ce65" table:formula="of:=[.$A8]*100/([.$A8]+([.V$3]*[.$B$1]))" office:value-type="float" office:value="10.6382978723404" calcext:value-type="float">
            <text:p>11</text:p>
          </table:table-cell>
          <table:table-cell table:style-name="ce65" table:formula="of:=[.$A8]*100/([.$A8]+([.W$3]*[.$B$1]))" office:value-type="float" office:value="10.2040816326531" calcext:value-type="float">
            <text:p>10</text:p>
          </table:table-cell>
          <table:table-cell table:style-name="ce65" table:formula="of:=[.$A8]*100/([.$A8]+([.X$3]*[.$B$1]))" office:value-type="float" office:value="9.80392156862745" calcext:value-type="float">
            <text:p>10</text:p>
          </table:table-cell>
          <table:table-cell table:style-name="ce65" table:formula="of:=[.$A8]*100/([.$A8]+([.Y$3]*[.$B$1]))" office:value-type="float" office:value="9.43396226415094" calcext:value-type="float">
            <text:p>9</text:p>
          </table:table-cell>
          <table:table-cell table:style-name="ce65" table:formula="of:=[.$A8]*100/([.$A8]+([.Z$3]*[.$B$1]))" office:value-type="float" office:value="9.09090909090909" calcext:value-type="float">
            <text:p>9</text:p>
          </table:table-cell>
          <table:table-cell table:style-name="ce65" table:formula="of:=[.$A8]*100/([.$A8]+([.AA$3]*[.$B$1]))" office:value-type="float" office:value="8.7719298245614" calcext:value-type="float">
            <text:p>9</text:p>
          </table:table-cell>
          <table:table-cell table:style-name="ce65" table:formula="of:=[.$A8]*100/([.$A8]+([.AB$3]*[.$B$1]))" office:value-type="float" office:value="8.47457627118644" calcext:value-type="float">
            <text:p>8</text:p>
          </table:table-cell>
          <table:table-cell table:style-name="ce65" table:formula="of:=[.$A8]*100/([.$A8]+([.AC$3]*[.$B$1]))" office:value-type="float" office:value="8.19672131147541" calcext:value-type="float">
            <text:p>8</text:p>
          </table:table-cell>
          <table:table-cell table:style-name="ce65" table:formula="of:=[.$A8]*100/([.$A8]+([.AD$3]*[.$B$1]))" office:value-type="float" office:value="7.93650793650794" calcext:value-type="float">
            <text:p>8</text:p>
          </table:table-cell>
          <table:table-cell table:style-name="ce65" table:formula="of:=[.$A8]*100/([.$A8]+([.AE$3]*[.$B$1]))" office:value-type="float" office:value="7.69230769230769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table:formula="of:=[.$A9]*100/([.$A9]+([.B$3]*[.$B$1]))" office:value-type="float" office:value="75" calcext:value-type="float">
            <text:p>75</text:p>
          </table:table-cell>
          <table:table-cell table:style-name="ce65" table:formula="of:=[.$A9]*100/([.$A9]+([.C$3]*[.$B$1]))" office:value-type="float" office:value="60" calcext:value-type="float">
            <text:p>60</text:p>
          </table:table-cell>
          <table:table-cell table:style-name="ce65" table:formula="of:=[.$A9]*100/([.$A9]+([.D$3]*[.$B$1]))" office:value-type="float" office:value="50" calcext:value-type="float">
            <text:p>50</text:p>
          </table:table-cell>
          <table:table-cell table:style-name="ce65" table:formula="of:=[.$A9]*100/([.$A9]+([.E$3]*[.$B$1]))" office:value-type="float" office:value="42.8571428571429" calcext:value-type="float">
            <text:p>43</text:p>
          </table:table-cell>
          <table:table-cell table:style-name="ce65" table:formula="of:=[.$A9]*100/([.$A9]+([.F$3]*[.$B$1]))" office:value-type="float" office:value="37.5" calcext:value-type="float">
            <text:p>38</text:p>
          </table:table-cell>
          <table:table-cell table:style-name="ce65" table:formula="of:=[.$A9]*100/([.$A9]+([.G$3]*[.$B$1]))" office:value-type="float" office:value="33.3333333333333" calcext:value-type="float">
            <text:p>33</text:p>
          </table:table-cell>
          <table:table-cell table:style-name="ce65" table:formula="of:=[.$A9]*100/([.$A9]+([.H$3]*[.$B$1]))" office:value-type="float" office:value="30" calcext:value-type="float">
            <text:p>30</text:p>
          </table:table-cell>
          <table:table-cell table:style-name="ce65" table:formula="of:=[.$A9]*100/([.$A9]+([.I$3]*[.$B$1]))" office:value-type="float" office:value="27.2727272727273" calcext:value-type="float">
            <text:p>27</text:p>
          </table:table-cell>
          <table:table-cell table:style-name="ce65" table:formula="of:=[.$A9]*100/([.$A9]+([.J$3]*[.$B$1]))" office:value-type="float" office:value="25" calcext:value-type="float">
            <text:p>25</text:p>
          </table:table-cell>
          <table:table-cell table:style-name="ce65" table:formula="of:=[.$A9]*100/([.$A9]+([.K$3]*[.$B$1]))" office:value-type="float" office:value="23.0769230769231" calcext:value-type="float">
            <text:p>23</text:p>
          </table:table-cell>
          <table:table-cell table:style-name="ce65" table:formula="of:=[.$A9]*100/([.$A9]+([.L$3]*[.$B$1]))" office:value-type="float" office:value="21.4285714285714" calcext:value-type="float">
            <text:p>21</text:p>
          </table:table-cell>
          <table:table-cell table:style-name="ce65" table:formula="of:=[.$A9]*100/([.$A9]+([.M$3]*[.$B$1]))" office:value-type="float" office:value="20" calcext:value-type="float">
            <text:p>20</text:p>
          </table:table-cell>
          <table:table-cell table:style-name="ce65" table:formula="of:=[.$A9]*100/([.$A9]+([.N$3]*[.$B$1]))" office:value-type="float" office:value="18.75" calcext:value-type="float">
            <text:p>19</text:p>
          </table:table-cell>
          <table:table-cell table:style-name="ce65" table:formula="of:=[.$A9]*100/([.$A9]+([.O$3]*[.$B$1]))" office:value-type="float" office:value="17.6470588235294" calcext:value-type="float">
            <text:p>18</text:p>
          </table:table-cell>
          <table:table-cell table:style-name="ce65" table:formula="of:=[.$A9]*100/([.$A9]+([.P$3]*[.$B$1]))" office:value-type="float" office:value="16.6666666666667" calcext:value-type="float">
            <text:p>17</text:p>
          </table:table-cell>
          <table:table-cell table:style-name="ce65" table:formula="of:=[.$A9]*100/([.$A9]+([.Q$3]*[.$B$1]))" office:value-type="float" office:value="15.7894736842105" calcext:value-type="float">
            <text:p>16</text:p>
          </table:table-cell>
          <table:table-cell table:style-name="ce65" table:formula="of:=[.$A9]*100/([.$A9]+([.R$3]*[.$B$1]))" office:value-type="float" office:value="15" calcext:value-type="float">
            <text:p>15</text:p>
          </table:table-cell>
          <table:table-cell table:style-name="ce65" table:formula="of:=[.$A9]*100/([.$A9]+([.S$3]*[.$B$1]))" office:value-type="float" office:value="14.2857142857143" calcext:value-type="float">
            <text:p>14</text:p>
          </table:table-cell>
          <table:table-cell table:style-name="ce65" table:formula="of:=[.$A9]*100/([.$A9]+([.T$3]*[.$B$1]))" office:value-type="float" office:value="13.6363636363636" calcext:value-type="float">
            <text:p>14</text:p>
          </table:table-cell>
          <table:table-cell table:style-name="ce65" table:formula="of:=[.$A9]*100/([.$A9]+([.U$3]*[.$B$1]))" office:value-type="float" office:value="13.0434782608696" calcext:value-type="float">
            <text:p>13</text:p>
          </table:table-cell>
          <table:table-cell table:style-name="ce65" table:formula="of:=[.$A9]*100/([.$A9]+([.V$3]*[.$B$1]))" office:value-type="float" office:value="12.5" calcext:value-type="float">
            <text:p>13</text:p>
          </table:table-cell>
          <table:table-cell table:style-name="ce65" table:formula="of:=[.$A9]*100/([.$A9]+([.W$3]*[.$B$1]))" office:value-type="float" office:value="12" calcext:value-type="float">
            <text:p>12</text:p>
          </table:table-cell>
          <table:table-cell table:style-name="ce65" table:formula="of:=[.$A9]*100/([.$A9]+([.X$3]*[.$B$1]))" office:value-type="float" office:value="11.5384615384615" calcext:value-type="float">
            <text:p>12</text:p>
          </table:table-cell>
          <table:table-cell table:style-name="ce65" table:formula="of:=[.$A9]*100/([.$A9]+([.Y$3]*[.$B$1]))" office:value-type="float" office:value="11.1111111111111" calcext:value-type="float">
            <text:p>11</text:p>
          </table:table-cell>
          <table:table-cell table:style-name="ce65" table:formula="of:=[.$A9]*100/([.$A9]+([.Z$3]*[.$B$1]))" office:value-type="float" office:value="10.7142857142857" calcext:value-type="float">
            <text:p>11</text:p>
          </table:table-cell>
          <table:table-cell table:style-name="ce65" table:formula="of:=[.$A9]*100/([.$A9]+([.AA$3]*[.$B$1]))" office:value-type="float" office:value="10.3448275862069" calcext:value-type="float">
            <text:p>10</text:p>
          </table:table-cell>
          <table:table-cell table:style-name="ce65" table:formula="of:=[.$A9]*100/([.$A9]+([.AB$3]*[.$B$1]))" office:value-type="float" office:value="10" calcext:value-type="float">
            <text:p>10</text:p>
          </table:table-cell>
          <table:table-cell table:style-name="ce65" table:formula="of:=[.$A9]*100/([.$A9]+([.AC$3]*[.$B$1]))" office:value-type="float" office:value="9.67741935483871" calcext:value-type="float">
            <text:p>10</text:p>
          </table:table-cell>
          <table:table-cell table:style-name="ce65" table:formula="of:=[.$A9]*100/([.$A9]+([.AD$3]*[.$B$1]))" office:value-type="float" office:value="9.375" calcext:value-type="float">
            <text:p>9</text:p>
          </table:table-cell>
          <table:table-cell table:style-name="ce65" table:formula="of:=[.$A9]*100/([.$A9]+([.AE$3]*[.$B$1]))" office:value-type="float" office:value="9.09090909090909" calcext:value-type="float">
            <text:p>9</text:p>
          </table:table-cell>
          <table:table-cell table:number-columns-repeated="99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table:formula="of:=[.$A10]*100/([.$A10]+([.B$3]*[.$B$1]))" office:value-type="float" office:value="77.7777777777778" calcext:value-type="float">
            <text:p>78</text:p>
          </table:table-cell>
          <table:table-cell table:style-name="ce65" table:formula="of:=[.$A10]*100/([.$A10]+([.C$3]*[.$B$1]))" office:value-type="float" office:value="63.6363636363636" calcext:value-type="float">
            <text:p>64</text:p>
          </table:table-cell>
          <table:table-cell table:style-name="ce65" table:formula="of:=[.$A10]*100/([.$A10]+([.D$3]*[.$B$1]))" office:value-type="float" office:value="53.8461538461539" calcext:value-type="float">
            <text:p>54</text:p>
          </table:table-cell>
          <table:table-cell table:style-name="ce65" table:formula="of:=[.$A10]*100/([.$A10]+([.E$3]*[.$B$1]))" office:value-type="float" office:value="46.6666666666667" calcext:value-type="float">
            <text:p>47</text:p>
          </table:table-cell>
          <table:table-cell table:style-name="ce65" table:formula="of:=[.$A10]*100/([.$A10]+([.F$3]*[.$B$1]))" office:value-type="float" office:value="41.1764705882353" calcext:value-type="float">
            <text:p>41</text:p>
          </table:table-cell>
          <table:table-cell table:style-name="ce65" table:formula="of:=[.$A10]*100/([.$A10]+([.G$3]*[.$B$1]))" office:value-type="float" office:value="36.8421052631579" calcext:value-type="float">
            <text:p>37</text:p>
          </table:table-cell>
          <table:table-cell table:style-name="ce65" table:formula="of:=[.$A10]*100/([.$A10]+([.H$3]*[.$B$1]))" office:value-type="float" office:value="33.3333333333333" calcext:value-type="float">
            <text:p>33</text:p>
          </table:table-cell>
          <table:table-cell table:style-name="ce65" table:formula="of:=[.$A10]*100/([.$A10]+([.I$3]*[.$B$1]))" office:value-type="float" office:value="30.4347826086957" calcext:value-type="float">
            <text:p>30</text:p>
          </table:table-cell>
          <table:table-cell table:style-name="ce65" table:formula="of:=[.$A10]*100/([.$A10]+([.J$3]*[.$B$1]))" office:value-type="float" office:value="28" calcext:value-type="float">
            <text:p>28</text:p>
          </table:table-cell>
          <table:table-cell table:style-name="ce65" table:formula="of:=[.$A10]*100/([.$A10]+([.K$3]*[.$B$1]))" office:value-type="float" office:value="25.9259259259259" calcext:value-type="float">
            <text:p>26</text:p>
          </table:table-cell>
          <table:table-cell table:style-name="ce65" table:formula="of:=[.$A10]*100/([.$A10]+([.L$3]*[.$B$1]))" office:value-type="float" office:value="24.1379310344828" calcext:value-type="float">
            <text:p>24</text:p>
          </table:table-cell>
          <table:table-cell table:style-name="ce65" table:formula="of:=[.$A10]*100/([.$A10]+([.M$3]*[.$B$1]))" office:value-type="float" office:value="22.5806451612903" calcext:value-type="float">
            <text:p>23</text:p>
          </table:table-cell>
          <table:table-cell table:style-name="ce65" table:formula="of:=[.$A10]*100/([.$A10]+([.N$3]*[.$B$1]))" office:value-type="float" office:value="21.2121212121212" calcext:value-type="float">
            <text:p>21</text:p>
          </table:table-cell>
          <table:table-cell table:style-name="ce65" table:formula="of:=[.$A10]*100/([.$A10]+([.O$3]*[.$B$1]))" office:value-type="float" office:value="20" calcext:value-type="float">
            <text:p>20</text:p>
          </table:table-cell>
          <table:table-cell table:style-name="ce65" table:formula="of:=[.$A10]*100/([.$A10]+([.P$3]*[.$B$1]))" office:value-type="float" office:value="18.9189189189189" calcext:value-type="float">
            <text:p>19</text:p>
          </table:table-cell>
          <table:table-cell table:style-name="ce65" table:formula="of:=[.$A10]*100/([.$A10]+([.Q$3]*[.$B$1]))" office:value-type="float" office:value="17.948717948718" calcext:value-type="float">
            <text:p>18</text:p>
          </table:table-cell>
          <table:table-cell table:style-name="ce65" table:formula="of:=[.$A10]*100/([.$A10]+([.R$3]*[.$B$1]))" office:value-type="float" office:value="17.0731707317073" calcext:value-type="float">
            <text:p>17</text:p>
          </table:table-cell>
          <table:table-cell table:style-name="ce65" table:formula="of:=[.$A10]*100/([.$A10]+([.S$3]*[.$B$1]))" office:value-type="float" office:value="16.2790697674419" calcext:value-type="float">
            <text:p>16</text:p>
          </table:table-cell>
          <table:table-cell table:style-name="ce65" table:formula="of:=[.$A10]*100/([.$A10]+([.T$3]*[.$B$1]))" office:value-type="float" office:value="15.5555555555556" calcext:value-type="float">
            <text:p>16</text:p>
          </table:table-cell>
          <table:table-cell table:style-name="ce65" table:formula="of:=[.$A10]*100/([.$A10]+([.U$3]*[.$B$1]))" office:value-type="float" office:value="14.8936170212766" calcext:value-type="float">
            <text:p>15</text:p>
          </table:table-cell>
          <table:table-cell table:style-name="ce65" table:formula="of:=[.$A10]*100/([.$A10]+([.V$3]*[.$B$1]))" office:value-type="float" office:value="14.2857142857143" calcext:value-type="float">
            <text:p>14</text:p>
          </table:table-cell>
          <table:table-cell table:style-name="ce65" table:formula="of:=[.$A10]*100/([.$A10]+([.W$3]*[.$B$1]))" office:value-type="float" office:value="13.7254901960784" calcext:value-type="float">
            <text:p>14</text:p>
          </table:table-cell>
          <table:table-cell table:style-name="ce65" table:formula="of:=[.$A10]*100/([.$A10]+([.X$3]*[.$B$1]))" office:value-type="float" office:value="13.2075471698113" calcext:value-type="float">
            <text:p>13</text:p>
          </table:table-cell>
          <table:table-cell table:style-name="ce65" table:formula="of:=[.$A10]*100/([.$A10]+([.Y$3]*[.$B$1]))" office:value-type="float" office:value="12.7272727272727" calcext:value-type="float">
            <text:p>13</text:p>
          </table:table-cell>
          <table:table-cell table:style-name="ce65" table:formula="of:=[.$A10]*100/([.$A10]+([.Z$3]*[.$B$1]))" office:value-type="float" office:value="12.280701754386" calcext:value-type="float">
            <text:p>12</text:p>
          </table:table-cell>
          <table:table-cell table:style-name="ce65" table:formula="of:=[.$A10]*100/([.$A10]+([.AA$3]*[.$B$1]))" office:value-type="float" office:value="11.864406779661" calcext:value-type="float">
            <text:p>12</text:p>
          </table:table-cell>
          <table:table-cell table:style-name="ce65" table:formula="of:=[.$A10]*100/([.$A10]+([.AB$3]*[.$B$1]))" office:value-type="float" office:value="11.4754098360656" calcext:value-type="float">
            <text:p>11</text:p>
          </table:table-cell>
          <table:table-cell table:style-name="ce65" table:formula="of:=[.$A10]*100/([.$A10]+([.AC$3]*[.$B$1]))" office:value-type="float" office:value="11.1111111111111" calcext:value-type="float">
            <text:p>11</text:p>
          </table:table-cell>
          <table:table-cell table:style-name="ce65" table:formula="of:=[.$A10]*100/([.$A10]+([.AD$3]*[.$B$1]))" office:value-type="float" office:value="10.7692307692308" calcext:value-type="float">
            <text:p>11</text:p>
          </table:table-cell>
          <table:table-cell table:style-name="ce65" table:formula="of:=[.$A10]*100/([.$A10]+([.AE$3]*[.$B$1]))" office:value-type="float" office:value="10.4477611940299" calcext:value-type="float">
            <text:p>10</text:p>
          </table:table-cell>
          <table:table-cell table:number-columns-repeated="99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table:formula="of:=[.$A11]*100/([.$A11]+([.B$3]*[.$B$1]))" office:value-type="float" office:value="80" calcext:value-type="float">
            <text:p>80</text:p>
          </table:table-cell>
          <table:table-cell table:style-name="ce65" table:formula="of:=[.$A11]*100/([.$A11]+([.C$3]*[.$B$1]))" office:value-type="float" office:value="66.6666666666667" calcext:value-type="float">
            <text:p>67</text:p>
          </table:table-cell>
          <table:table-cell table:style-name="ce65" table:formula="of:=[.$A11]*100/([.$A11]+([.D$3]*[.$B$1]))" office:value-type="float" office:value="57.1428571428571" calcext:value-type="float">
            <text:p>57</text:p>
          </table:table-cell>
          <table:table-cell table:style-name="ce65" table:formula="of:=[.$A11]*100/([.$A11]+([.E$3]*[.$B$1]))" office:value-type="float" office:value="50" calcext:value-type="float">
            <text:p>50</text:p>
          </table:table-cell>
          <table:table-cell table:style-name="ce65" table:formula="of:=[.$A11]*100/([.$A11]+([.F$3]*[.$B$1]))" office:value-type="float" office:value="44.4444444444444" calcext:value-type="float">
            <text:p>44</text:p>
          </table:table-cell>
          <table:table-cell table:style-name="ce65" table:formula="of:=[.$A11]*100/([.$A11]+([.G$3]*[.$B$1]))" office:value-type="float" office:value="40" calcext:value-type="float">
            <text:p>40</text:p>
          </table:table-cell>
          <table:table-cell table:style-name="ce65" table:formula="of:=[.$A11]*100/([.$A11]+([.H$3]*[.$B$1]))" office:value-type="float" office:value="36.3636363636364" calcext:value-type="float">
            <text:p>36</text:p>
          </table:table-cell>
          <table:table-cell table:style-name="ce65" table:formula="of:=[.$A11]*100/([.$A11]+([.I$3]*[.$B$1]))" office:value-type="float" office:value="33.3333333333333" calcext:value-type="float">
            <text:p>33</text:p>
          </table:table-cell>
          <table:table-cell table:style-name="ce65" table:formula="of:=[.$A11]*100/([.$A11]+([.J$3]*[.$B$1]))" office:value-type="float" office:value="30.7692307692308" calcext:value-type="float">
            <text:p>31</text:p>
          </table:table-cell>
          <table:table-cell table:style-name="ce65" table:formula="of:=[.$A11]*100/([.$A11]+([.K$3]*[.$B$1]))" office:value-type="float" office:value="28.5714285714286" calcext:value-type="float">
            <text:p>29</text:p>
          </table:table-cell>
          <table:table-cell table:style-name="ce65" table:formula="of:=[.$A11]*100/([.$A11]+([.L$3]*[.$B$1]))" office:value-type="float" office:value="26.6666666666667" calcext:value-type="float">
            <text:p>27</text:p>
          </table:table-cell>
          <table:table-cell table:style-name="ce65" table:formula="of:=[.$A11]*100/([.$A11]+([.M$3]*[.$B$1]))" office:value-type="float" office:value="25" calcext:value-type="float">
            <text:p>25</text:p>
          </table:table-cell>
          <table:table-cell table:style-name="ce65" table:formula="of:=[.$A11]*100/([.$A11]+([.N$3]*[.$B$1]))" office:value-type="float" office:value="23.5294117647059" calcext:value-type="float">
            <text:p>24</text:p>
          </table:table-cell>
          <table:table-cell table:style-name="ce65" table:formula="of:=[.$A11]*100/([.$A11]+([.O$3]*[.$B$1]))" office:value-type="float" office:value="22.2222222222222" calcext:value-type="float">
            <text:p>22</text:p>
          </table:table-cell>
          <table:table-cell table:style-name="ce65" table:formula="of:=[.$A11]*100/([.$A11]+([.P$3]*[.$B$1]))" office:value-type="float" office:value="21.0526315789474" calcext:value-type="float">
            <text:p>21</text:p>
          </table:table-cell>
          <table:table-cell table:style-name="ce65" table:formula="of:=[.$A11]*100/([.$A11]+([.Q$3]*[.$B$1]))" office:value-type="float" office:value="20" calcext:value-type="float">
            <text:p>20</text:p>
          </table:table-cell>
          <table:table-cell table:style-name="ce65" table:formula="of:=[.$A11]*100/([.$A11]+([.R$3]*[.$B$1]))" office:value-type="float" office:value="19.047619047619" calcext:value-type="float">
            <text:p>19</text:p>
          </table:table-cell>
          <table:table-cell table:style-name="ce65" table:formula="of:=[.$A11]*100/([.$A11]+([.S$3]*[.$B$1]))" office:value-type="float" office:value="18.1818181818182" calcext:value-type="float">
            <text:p>18</text:p>
          </table:table-cell>
          <table:table-cell table:style-name="ce65" table:formula="of:=[.$A11]*100/([.$A11]+([.T$3]*[.$B$1]))" office:value-type="float" office:value="17.3913043478261" calcext:value-type="float">
            <text:p>17</text:p>
          </table:table-cell>
          <table:table-cell table:style-name="ce65" table:formula="of:=[.$A11]*100/([.$A11]+([.U$3]*[.$B$1]))" office:value-type="float" office:value="16.6666666666667" calcext:value-type="float">
            <text:p>17</text:p>
          </table:table-cell>
          <table:table-cell table:style-name="ce65" table:formula="of:=[.$A11]*100/([.$A11]+([.V$3]*[.$B$1]))" office:value-type="float" office:value="16" calcext:value-type="float">
            <text:p>16</text:p>
          </table:table-cell>
          <table:table-cell table:style-name="ce65" table:formula="of:=[.$A11]*100/([.$A11]+([.W$3]*[.$B$1]))" office:value-type="float" office:value="15.3846153846154" calcext:value-type="float">
            <text:p>15</text:p>
          </table:table-cell>
          <table:table-cell table:style-name="ce65" table:formula="of:=[.$A11]*100/([.$A11]+([.X$3]*[.$B$1]))" office:value-type="float" office:value="14.8148148148148" calcext:value-type="float">
            <text:p>15</text:p>
          </table:table-cell>
          <table:table-cell table:style-name="ce65" table:formula="of:=[.$A11]*100/([.$A11]+([.Y$3]*[.$B$1]))" office:value-type="float" office:value="14.2857142857143" calcext:value-type="float">
            <text:p>14</text:p>
          </table:table-cell>
          <table:table-cell table:style-name="ce65" table:formula="of:=[.$A11]*100/([.$A11]+([.Z$3]*[.$B$1]))" office:value-type="float" office:value="13.7931034482759" calcext:value-type="float">
            <text:p>14</text:p>
          </table:table-cell>
          <table:table-cell table:style-name="ce65" table:formula="of:=[.$A11]*100/([.$A11]+([.AA$3]*[.$B$1]))" office:value-type="float" office:value="13.3333333333333" calcext:value-type="float">
            <text:p>13</text:p>
          </table:table-cell>
          <table:table-cell table:style-name="ce65" table:formula="of:=[.$A11]*100/([.$A11]+([.AB$3]*[.$B$1]))" office:value-type="float" office:value="12.9032258064516" calcext:value-type="float">
            <text:p>13</text:p>
          </table:table-cell>
          <table:table-cell table:style-name="ce65" table:formula="of:=[.$A11]*100/([.$A11]+([.AC$3]*[.$B$1]))" office:value-type="float" office:value="12.5" calcext:value-type="float">
            <text:p>13</text:p>
          </table:table-cell>
          <table:table-cell table:style-name="ce65" table:formula="of:=[.$A11]*100/([.$A11]+([.AD$3]*[.$B$1]))" office:value-type="float" office:value="12.1212121212121" calcext:value-type="float">
            <text:p>12</text:p>
          </table:table-cell>
          <table:table-cell table:style-name="ce65" table:formula="of:=[.$A11]*100/([.$A11]+([.AE$3]*[.$B$1]))" office:value-type="float" office:value="11.7647058823529" calcext:value-type="float">
            <text:p>12</text:p>
          </table:table-cell>
          <table:table-cell table:number-columns-repeated="99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table:formula="of:=[.$A12]*100/([.$A12]+([.B$3]*[.$B$1]))" office:value-type="float" office:value="81.8181818181818" calcext:value-type="float">
            <text:p>82</text:p>
          </table:table-cell>
          <table:table-cell table:style-name="ce65" table:formula="of:=[.$A12]*100/([.$A12]+([.C$3]*[.$B$1]))" office:value-type="float" office:value="69.2307692307692" calcext:value-type="float">
            <text:p>69</text:p>
          </table:table-cell>
          <table:table-cell table:style-name="ce65" table:formula="of:=[.$A12]*100/([.$A12]+([.D$3]*[.$B$1]))" office:value-type="float" office:value="60" calcext:value-type="float">
            <text:p>60</text:p>
          </table:table-cell>
          <table:table-cell table:style-name="ce65" table:formula="of:=[.$A12]*100/([.$A12]+([.E$3]*[.$B$1]))" office:value-type="float" office:value="52.9411764705882" calcext:value-type="float">
            <text:p>53</text:p>
          </table:table-cell>
          <table:table-cell table:style-name="ce65" table:formula="of:=[.$A12]*100/([.$A12]+([.F$3]*[.$B$1]))" office:value-type="float" office:value="47.3684210526316" calcext:value-type="float">
            <text:p>47</text:p>
          </table:table-cell>
          <table:table-cell table:style-name="ce65" table:formula="of:=[.$A12]*100/([.$A12]+([.G$3]*[.$B$1]))" office:value-type="float" office:value="42.8571428571429" calcext:value-type="float">
            <text:p>43</text:p>
          </table:table-cell>
          <table:table-cell table:style-name="ce65" table:formula="of:=[.$A12]*100/([.$A12]+([.H$3]*[.$B$1]))" office:value-type="float" office:value="39.1304347826087" calcext:value-type="float">
            <text:p>39</text:p>
          </table:table-cell>
          <table:table-cell table:style-name="ce65" table:formula="of:=[.$A12]*100/([.$A12]+([.I$3]*[.$B$1]))" office:value-type="float" office:value="36" calcext:value-type="float">
            <text:p>36</text:p>
          </table:table-cell>
          <table:table-cell table:style-name="ce65" table:formula="of:=[.$A12]*100/([.$A12]+([.J$3]*[.$B$1]))" office:value-type="float" office:value="33.3333333333333" calcext:value-type="float">
            <text:p>33</text:p>
          </table:table-cell>
          <table:table-cell table:style-name="ce65" table:formula="of:=[.$A12]*100/([.$A12]+([.K$3]*[.$B$1]))" office:value-type="float" office:value="31.0344827586207" calcext:value-type="float">
            <text:p>31</text:p>
          </table:table-cell>
          <table:table-cell table:style-name="ce65" table:formula="of:=[.$A12]*100/([.$A12]+([.L$3]*[.$B$1]))" office:value-type="float" office:value="29.0322580645161" calcext:value-type="float">
            <text:p>29</text:p>
          </table:table-cell>
          <table:table-cell table:style-name="ce65" table:formula="of:=[.$A12]*100/([.$A12]+([.M$3]*[.$B$1]))" office:value-type="float" office:value="27.2727272727273" calcext:value-type="float">
            <text:p>27</text:p>
          </table:table-cell>
          <table:table-cell table:style-name="ce65" table:formula="of:=[.$A12]*100/([.$A12]+([.N$3]*[.$B$1]))" office:value-type="float" office:value="25.7142857142857" calcext:value-type="float">
            <text:p>26</text:p>
          </table:table-cell>
          <table:table-cell table:style-name="ce65" table:formula="of:=[.$A12]*100/([.$A12]+([.O$3]*[.$B$1]))" office:value-type="float" office:value="24.3243243243243" calcext:value-type="float">
            <text:p>24</text:p>
          </table:table-cell>
          <table:table-cell table:style-name="ce65" table:formula="of:=[.$A12]*100/([.$A12]+([.P$3]*[.$B$1]))" office:value-type="float" office:value="23.0769230769231" calcext:value-type="float">
            <text:p>23</text:p>
          </table:table-cell>
          <table:table-cell table:style-name="ce65" table:formula="of:=[.$A12]*100/([.$A12]+([.Q$3]*[.$B$1]))" office:value-type="float" office:value="21.9512195121951" calcext:value-type="float">
            <text:p>22</text:p>
          </table:table-cell>
          <table:table-cell table:style-name="ce65" table:formula="of:=[.$A12]*100/([.$A12]+([.R$3]*[.$B$1]))" office:value-type="float" office:value="20.9302325581395" calcext:value-type="float">
            <text:p>21</text:p>
          </table:table-cell>
          <table:table-cell table:style-name="ce65" table:formula="of:=[.$A12]*100/([.$A12]+([.S$3]*[.$B$1]))" office:value-type="float" office:value="20" calcext:value-type="float">
            <text:p>20</text:p>
          </table:table-cell>
          <table:table-cell table:style-name="ce65" table:formula="of:=[.$A12]*100/([.$A12]+([.T$3]*[.$B$1]))" office:value-type="float" office:value="19.1489361702128" calcext:value-type="float">
            <text:p>19</text:p>
          </table:table-cell>
          <table:table-cell table:style-name="ce65" table:formula="of:=[.$A12]*100/([.$A12]+([.U$3]*[.$B$1]))" office:value-type="float" office:value="18.3673469387755" calcext:value-type="float">
            <text:p>18</text:p>
          </table:table-cell>
          <table:table-cell table:style-name="ce65" table:formula="of:=[.$A12]*100/([.$A12]+([.V$3]*[.$B$1]))" office:value-type="float" office:value="17.6470588235294" calcext:value-type="float">
            <text:p>18</text:p>
          </table:table-cell>
          <table:table-cell table:style-name="ce65" table:formula="of:=[.$A12]*100/([.$A12]+([.W$3]*[.$B$1]))" office:value-type="float" office:value="16.9811320754717" calcext:value-type="float">
            <text:p>17</text:p>
          </table:table-cell>
          <table:table-cell table:style-name="ce65" table:formula="of:=[.$A12]*100/([.$A12]+([.X$3]*[.$B$1]))" office:value-type="float" office:value="16.3636363636364" calcext:value-type="float">
            <text:p>16</text:p>
          </table:table-cell>
          <table:table-cell table:style-name="ce65" table:formula="of:=[.$A12]*100/([.$A12]+([.Y$3]*[.$B$1]))" office:value-type="float" office:value="15.7894736842105" calcext:value-type="float">
            <text:p>16</text:p>
          </table:table-cell>
          <table:table-cell table:style-name="ce65" table:formula="of:=[.$A12]*100/([.$A12]+([.Z$3]*[.$B$1]))" office:value-type="float" office:value="15.2542372881356" calcext:value-type="float">
            <text:p>15</text:p>
          </table:table-cell>
          <table:table-cell table:style-name="ce65" table:formula="of:=[.$A12]*100/([.$A12]+([.AA$3]*[.$B$1]))" office:value-type="float" office:value="14.7540983606557" calcext:value-type="float">
            <text:p>15</text:p>
          </table:table-cell>
          <table:table-cell table:style-name="ce65" table:formula="of:=[.$A12]*100/([.$A12]+([.AB$3]*[.$B$1]))" office:value-type="float" office:value="14.2857142857143" calcext:value-type="float">
            <text:p>14</text:p>
          </table:table-cell>
          <table:table-cell table:style-name="ce65" table:formula="of:=[.$A12]*100/([.$A12]+([.AC$3]*[.$B$1]))" office:value-type="float" office:value="13.8461538461538" calcext:value-type="float">
            <text:p>14</text:p>
          </table:table-cell>
          <table:table-cell table:style-name="ce65" table:formula="of:=[.$A12]*100/([.$A12]+([.AD$3]*[.$B$1]))" office:value-type="float" office:value="13.4328358208955" calcext:value-type="float">
            <text:p>13</text:p>
          </table:table-cell>
          <table:table-cell table:style-name="ce65" table:formula="of:=[.$A12]*100/([.$A12]+([.AE$3]*[.$B$1]))" office:value-type="float" office:value="13.0434782608696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table:formula="of:=[.$A13]*100/([.$A13]+([.B$3]*[.$B$1]))" office:value-type="float" office:value="83.3333333333333" calcext:value-type="float">
            <text:p>83</text:p>
          </table:table-cell>
          <table:table-cell table:style-name="ce65" table:formula="of:=[.$A13]*100/([.$A13]+([.C$3]*[.$B$1]))" office:value-type="float" office:value="71.4285714285714" calcext:value-type="float">
            <text:p>71</text:p>
          </table:table-cell>
          <table:table-cell table:style-name="ce65" table:formula="of:=[.$A13]*100/([.$A13]+([.D$3]*[.$B$1]))" office:value-type="float" office:value="62.5" calcext:value-type="float">
            <text:p>63</text:p>
          </table:table-cell>
          <table:table-cell table:style-name="ce65" table:formula="of:=[.$A13]*100/([.$A13]+([.E$3]*[.$B$1]))" office:value-type="float" office:value="55.5555555555556" calcext:value-type="float">
            <text:p>56</text:p>
          </table:table-cell>
          <table:table-cell table:style-name="ce65" table:formula="of:=[.$A13]*100/([.$A13]+([.F$3]*[.$B$1]))" office:value-type="float" office:value="50" calcext:value-type="float">
            <text:p>50</text:p>
          </table:table-cell>
          <table:table-cell table:style-name="ce65" table:formula="of:=[.$A13]*100/([.$A13]+([.G$3]*[.$B$1]))" office:value-type="float" office:value="45.4545454545455" calcext:value-type="float">
            <text:p>45</text:p>
          </table:table-cell>
          <table:table-cell table:style-name="ce65" table:formula="of:=[.$A13]*100/([.$A13]+([.H$3]*[.$B$1]))" office:value-type="float" office:value="41.6666666666667" calcext:value-type="float">
            <text:p>42</text:p>
          </table:table-cell>
          <table:table-cell table:style-name="ce65" table:formula="of:=[.$A13]*100/([.$A13]+([.I$3]*[.$B$1]))" office:value-type="float" office:value="38.4615384615385" calcext:value-type="float">
            <text:p>38</text:p>
          </table:table-cell>
          <table:table-cell table:style-name="ce65" table:formula="of:=[.$A13]*100/([.$A13]+([.J$3]*[.$B$1]))" office:value-type="float" office:value="35.7142857142857" calcext:value-type="float">
            <text:p>36</text:p>
          </table:table-cell>
          <table:table-cell table:style-name="ce65" table:formula="of:=[.$A13]*100/([.$A13]+([.K$3]*[.$B$1]))" office:value-type="float" office:value="33.3333333333333" calcext:value-type="float">
            <text:p>33</text:p>
          </table:table-cell>
          <table:table-cell table:style-name="ce65" table:formula="of:=[.$A13]*100/([.$A13]+([.L$3]*[.$B$1]))" office:value-type="float" office:value="31.25" calcext:value-type="float">
            <text:p>31</text:p>
          </table:table-cell>
          <table:table-cell table:style-name="ce65" table:formula="of:=[.$A13]*100/([.$A13]+([.M$3]*[.$B$1]))" office:value-type="float" office:value="29.4117647058823" calcext:value-type="float">
            <text:p>29</text:p>
          </table:table-cell>
          <table:table-cell table:style-name="ce65" table:formula="of:=[.$A13]*100/([.$A13]+([.N$3]*[.$B$1]))" office:value-type="float" office:value="27.7777777777778" calcext:value-type="float">
            <text:p>28</text:p>
          </table:table-cell>
          <table:table-cell table:style-name="ce65" table:formula="of:=[.$A13]*100/([.$A13]+([.O$3]*[.$B$1]))" office:value-type="float" office:value="26.3157894736842" calcext:value-type="float">
            <text:p>26</text:p>
          </table:table-cell>
          <table:table-cell table:style-name="ce65" table:formula="of:=[.$A13]*100/([.$A13]+([.P$3]*[.$B$1]))" office:value-type="float" office:value="25" calcext:value-type="float">
            <text:p>25</text:p>
          </table:table-cell>
          <table:table-cell table:style-name="ce65" table:formula="of:=[.$A13]*100/([.$A13]+([.Q$3]*[.$B$1]))" office:value-type="float" office:value="23.8095238095238" calcext:value-type="float">
            <text:p>24</text:p>
          </table:table-cell>
          <table:table-cell table:style-name="ce65" table:formula="of:=[.$A13]*100/([.$A13]+([.R$3]*[.$B$1]))" office:value-type="float" office:value="22.7272727272727" calcext:value-type="float">
            <text:p>23</text:p>
          </table:table-cell>
          <table:table-cell table:style-name="ce65" table:formula="of:=[.$A13]*100/([.$A13]+([.S$3]*[.$B$1]))" office:value-type="float" office:value="21.7391304347826" calcext:value-type="float">
            <text:p>22</text:p>
          </table:table-cell>
          <table:table-cell table:style-name="ce65" table:formula="of:=[.$A13]*100/([.$A13]+([.T$3]*[.$B$1]))" office:value-type="float" office:value="20.8333333333333" calcext:value-type="float">
            <text:p>21</text:p>
          </table:table-cell>
          <table:table-cell table:style-name="ce65" table:formula="of:=[.$A13]*100/([.$A13]+([.U$3]*[.$B$1]))" office:value-type="float" office:value="20" calcext:value-type="float">
            <text:p>20</text:p>
          </table:table-cell>
          <table:table-cell table:style-name="ce65" table:formula="of:=[.$A13]*100/([.$A13]+([.V$3]*[.$B$1]))" office:value-type="float" office:value="19.2307692307692" calcext:value-type="float">
            <text:p>19</text:p>
          </table:table-cell>
          <table:table-cell table:style-name="ce65" table:formula="of:=[.$A13]*100/([.$A13]+([.W$3]*[.$B$1]))" office:value-type="float" office:value="18.5185185185185" calcext:value-type="float">
            <text:p>19</text:p>
          </table:table-cell>
          <table:table-cell table:style-name="ce65" table:formula="of:=[.$A13]*100/([.$A13]+([.X$3]*[.$B$1]))" office:value-type="float" office:value="17.8571428571429" calcext:value-type="float">
            <text:p>18</text:p>
          </table:table-cell>
          <table:table-cell table:style-name="ce65" table:formula="of:=[.$A13]*100/([.$A13]+([.Y$3]*[.$B$1]))" office:value-type="float" office:value="17.2413793103448" calcext:value-type="float">
            <text:p>17</text:p>
          </table:table-cell>
          <table:table-cell table:style-name="ce65" table:formula="of:=[.$A13]*100/([.$A13]+([.Z$3]*[.$B$1]))" office:value-type="float" office:value="16.6666666666667" calcext:value-type="float">
            <text:p>17</text:p>
          </table:table-cell>
          <table:table-cell table:style-name="ce65" table:formula="of:=[.$A13]*100/([.$A13]+([.AA$3]*[.$B$1]))" office:value-type="float" office:value="16.1290322580645" calcext:value-type="float">
            <text:p>16</text:p>
          </table:table-cell>
          <table:table-cell table:style-name="ce65" table:formula="of:=[.$A13]*100/([.$A13]+([.AB$3]*[.$B$1]))" office:value-type="float" office:value="15.625" calcext:value-type="float">
            <text:p>16</text:p>
          </table:table-cell>
          <table:table-cell table:style-name="ce65" table:formula="of:=[.$A13]*100/([.$A13]+([.AC$3]*[.$B$1]))" office:value-type="float" office:value="15.1515151515152" calcext:value-type="float">
            <text:p>15</text:p>
          </table:table-cell>
          <table:table-cell table:style-name="ce65" table:formula="of:=[.$A13]*100/([.$A13]+([.AD$3]*[.$B$1]))" office:value-type="float" office:value="14.7058823529412" calcext:value-type="float">
            <text:p>15</text:p>
          </table:table-cell>
          <table:table-cell table:style-name="ce65" table:formula="of:=[.$A13]*100/([.$A13]+([.AE$3]*[.$B$1]))" office:value-type="float" office:value="14.2857142857143" calcext:value-type="float">
            <text:p>14</text:p>
          </table:table-cell>
          <table:table-cell table:number-columns-repeated="99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table:formula="of:=[.$A14]*100/([.$A14]+([.B$3]*[.$B$1]))" office:value-type="float" office:value="84.6153846153846" calcext:value-type="float">
            <text:p>85</text:p>
          </table:table-cell>
          <table:table-cell table:style-name="ce65" table:formula="of:=[.$A14]*100/([.$A14]+([.C$3]*[.$B$1]))" office:value-type="float" office:value="73.3333333333333" calcext:value-type="float">
            <text:p>73</text:p>
          </table:table-cell>
          <table:table-cell table:style-name="ce65" table:formula="of:=[.$A14]*100/([.$A14]+([.D$3]*[.$B$1]))" office:value-type="float" office:value="64.7058823529412" calcext:value-type="float">
            <text:p>65</text:p>
          </table:table-cell>
          <table:table-cell table:style-name="ce65" table:formula="of:=[.$A14]*100/([.$A14]+([.E$3]*[.$B$1]))" office:value-type="float" office:value="57.8947368421053" calcext:value-type="float">
            <text:p>58</text:p>
          </table:table-cell>
          <table:table-cell table:style-name="ce65" table:formula="of:=[.$A14]*100/([.$A14]+([.F$3]*[.$B$1]))" office:value-type="float" office:value="52.3809523809524" calcext:value-type="float">
            <text:p>52</text:p>
          </table:table-cell>
          <table:table-cell table:style-name="ce65" table:formula="of:=[.$A14]*100/([.$A14]+([.G$3]*[.$B$1]))" office:value-type="float" office:value="47.8260869565217" calcext:value-type="float">
            <text:p>48</text:p>
          </table:table-cell>
          <table:table-cell table:style-name="ce65" table:formula="of:=[.$A14]*100/([.$A14]+([.H$3]*[.$B$1]))" office:value-type="float" office:value="44" calcext:value-type="float">
            <text:p>44</text:p>
          </table:table-cell>
          <table:table-cell table:style-name="ce65" table:formula="of:=[.$A14]*100/([.$A14]+([.I$3]*[.$B$1]))" office:value-type="float" office:value="40.7407407407407" calcext:value-type="float">
            <text:p>41</text:p>
          </table:table-cell>
          <table:table-cell table:style-name="ce65" table:formula="of:=[.$A14]*100/([.$A14]+([.J$3]*[.$B$1]))" office:value-type="float" office:value="37.9310344827586" calcext:value-type="float">
            <text:p>38</text:p>
          </table:table-cell>
          <table:table-cell table:style-name="ce65" table:formula="of:=[.$A14]*100/([.$A14]+([.K$3]*[.$B$1]))" office:value-type="float" office:value="35.4838709677419" calcext:value-type="float">
            <text:p>35</text:p>
          </table:table-cell>
          <table:table-cell table:style-name="ce65" table:formula="of:=[.$A14]*100/([.$A14]+([.L$3]*[.$B$1]))" office:value-type="float" office:value="33.3333333333333" calcext:value-type="float">
            <text:p>33</text:p>
          </table:table-cell>
          <table:table-cell table:style-name="ce65" table:formula="of:=[.$A14]*100/([.$A14]+([.M$3]*[.$B$1]))" office:value-type="float" office:value="31.4285714285714" calcext:value-type="float">
            <text:p>31</text:p>
          </table:table-cell>
          <table:table-cell table:style-name="ce65" table:formula="of:=[.$A14]*100/([.$A14]+([.N$3]*[.$B$1]))" office:value-type="float" office:value="29.7297297297297" calcext:value-type="float">
            <text:p>30</text:p>
          </table:table-cell>
          <table:table-cell table:style-name="ce65" table:formula="of:=[.$A14]*100/([.$A14]+([.O$3]*[.$B$1]))" office:value-type="float" office:value="28.2051282051282" calcext:value-type="float">
            <text:p>28</text:p>
          </table:table-cell>
          <table:table-cell table:style-name="ce65" table:formula="of:=[.$A14]*100/([.$A14]+([.P$3]*[.$B$1]))" office:value-type="float" office:value="26.8292682926829" calcext:value-type="float">
            <text:p>27</text:p>
          </table:table-cell>
          <table:table-cell table:style-name="ce65" table:formula="of:=[.$A14]*100/([.$A14]+([.Q$3]*[.$B$1]))" office:value-type="float" office:value="25.5813953488372" calcext:value-type="float">
            <text:p>26</text:p>
          </table:table-cell>
          <table:table-cell table:style-name="ce65" table:formula="of:=[.$A14]*100/([.$A14]+([.R$3]*[.$B$1]))" office:value-type="float" office:value="24.4444444444444" calcext:value-type="float">
            <text:p>24</text:p>
          </table:table-cell>
          <table:table-cell table:style-name="ce65" table:formula="of:=[.$A14]*100/([.$A14]+([.S$3]*[.$B$1]))" office:value-type="float" office:value="23.4042553191489" calcext:value-type="float">
            <text:p>23</text:p>
          </table:table-cell>
          <table:table-cell table:style-name="ce65" table:formula="of:=[.$A14]*100/([.$A14]+([.T$3]*[.$B$1]))" office:value-type="float" office:value="22.4489795918367" calcext:value-type="float">
            <text:p>22</text:p>
          </table:table-cell>
          <table:table-cell table:style-name="ce65" table:formula="of:=[.$A14]*100/([.$A14]+([.U$3]*[.$B$1]))" office:value-type="float" office:value="21.5686274509804" calcext:value-type="float">
            <text:p>22</text:p>
          </table:table-cell>
          <table:table-cell table:style-name="ce65" table:formula="of:=[.$A14]*100/([.$A14]+([.V$3]*[.$B$1]))" office:value-type="float" office:value="20.7547169811321" calcext:value-type="float">
            <text:p>21</text:p>
          </table:table-cell>
          <table:table-cell table:style-name="ce65" table:formula="of:=[.$A14]*100/([.$A14]+([.W$3]*[.$B$1]))" office:value-type="float" office:value="20" calcext:value-type="float">
            <text:p>20</text:p>
          </table:table-cell>
          <table:table-cell table:style-name="ce65" table:formula="of:=[.$A14]*100/([.$A14]+([.X$3]*[.$B$1]))" office:value-type="float" office:value="19.2982456140351" calcext:value-type="float">
            <text:p>19</text:p>
          </table:table-cell>
          <table:table-cell table:style-name="ce65" table:formula="of:=[.$A14]*100/([.$A14]+([.Y$3]*[.$B$1]))" office:value-type="float" office:value="18.6440677966102" calcext:value-type="float">
            <text:p>19</text:p>
          </table:table-cell>
          <table:table-cell table:style-name="ce65" table:formula="of:=[.$A14]*100/([.$A14]+([.Z$3]*[.$B$1]))" office:value-type="float" office:value="18.0327868852459" calcext:value-type="float">
            <text:p>18</text:p>
          </table:table-cell>
          <table:table-cell table:style-name="ce65" table:formula="of:=[.$A14]*100/([.$A14]+([.AA$3]*[.$B$1]))" office:value-type="float" office:value="17.4603174603175" calcext:value-type="float">
            <text:p>17</text:p>
          </table:table-cell>
          <table:table-cell table:style-name="ce65" table:formula="of:=[.$A14]*100/([.$A14]+([.AB$3]*[.$B$1]))" office:value-type="float" office:value="16.9230769230769" calcext:value-type="float">
            <text:p>17</text:p>
          </table:table-cell>
          <table:table-cell table:style-name="ce65" table:formula="of:=[.$A14]*100/([.$A14]+([.AC$3]*[.$B$1]))" office:value-type="float" office:value="16.4179104477612" calcext:value-type="float">
            <text:p>16</text:p>
          </table:table-cell>
          <table:table-cell table:style-name="ce65" table:formula="of:=[.$A14]*100/([.$A14]+([.AD$3]*[.$B$1]))" office:value-type="float" office:value="15.9420289855072" calcext:value-type="float">
            <text:p>16</text:p>
          </table:table-cell>
          <table:table-cell table:style-name="ce65" table:formula="of:=[.$A14]*100/([.$A14]+([.AE$3]*[.$B$1]))" office:value-type="float" office:value="15.4929577464789" calcext:value-type="float">
            <text:p>15</text:p>
          </table:table-cell>
          <table:table-cell table:number-columns-repeated="99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table:formula="of:=[.$A15]*100/([.$A15]+([.B$3]*[.$B$1]))" office:value-type="float" office:value="85.7142857142857" calcext:value-type="float">
            <text:p>86</text:p>
          </table:table-cell>
          <table:table-cell table:style-name="ce65" table:formula="of:=[.$A15]*100/([.$A15]+([.C$3]*[.$B$1]))" office:value-type="float" office:value="75" calcext:value-type="float">
            <text:p>75</text:p>
          </table:table-cell>
          <table:table-cell table:style-name="ce65" table:formula="of:=[.$A15]*100/([.$A15]+([.D$3]*[.$B$1]))" office:value-type="float" office:value="66.6666666666667" calcext:value-type="float">
            <text:p>67</text:p>
          </table:table-cell>
          <table:table-cell table:style-name="ce65" table:formula="of:=[.$A15]*100/([.$A15]+([.E$3]*[.$B$1]))" office:value-type="float" office:value="60" calcext:value-type="float">
            <text:p>60</text:p>
          </table:table-cell>
          <table:table-cell table:style-name="ce65" table:formula="of:=[.$A15]*100/([.$A15]+([.F$3]*[.$B$1]))" office:value-type="float" office:value="54.5454545454546" calcext:value-type="float">
            <text:p>55</text:p>
          </table:table-cell>
          <table:table-cell table:style-name="ce65" table:formula="of:=[.$A15]*100/([.$A15]+([.G$3]*[.$B$1]))" office:value-type="float" office:value="50" calcext:value-type="float">
            <text:p>50</text:p>
          </table:table-cell>
          <table:table-cell table:style-name="ce65" table:formula="of:=[.$A15]*100/([.$A15]+([.H$3]*[.$B$1]))" office:value-type="float" office:value="46.1538461538462" calcext:value-type="float">
            <text:p>46</text:p>
          </table:table-cell>
          <table:table-cell table:style-name="ce65" table:formula="of:=[.$A15]*100/([.$A15]+([.I$3]*[.$B$1]))" office:value-type="float" office:value="42.8571428571429" calcext:value-type="float">
            <text:p>43</text:p>
          </table:table-cell>
          <table:table-cell table:style-name="ce65" table:formula="of:=[.$A15]*100/([.$A15]+([.J$3]*[.$B$1]))" office:value-type="float" office:value="40" calcext:value-type="float">
            <text:p>40</text:p>
          </table:table-cell>
          <table:table-cell table:style-name="ce65" table:formula="of:=[.$A15]*100/([.$A15]+([.K$3]*[.$B$1]))" office:value-type="float" office:value="37.5" calcext:value-type="float">
            <text:p>38</text:p>
          </table:table-cell>
          <table:table-cell table:style-name="ce65" table:formula="of:=[.$A15]*100/([.$A15]+([.L$3]*[.$B$1]))" office:value-type="float" office:value="35.2941176470588" calcext:value-type="float">
            <text:p>35</text:p>
          </table:table-cell>
          <table:table-cell table:style-name="ce65" table:formula="of:=[.$A15]*100/([.$A15]+([.M$3]*[.$B$1]))" office:value-type="float" office:value="33.3333333333333" calcext:value-type="float">
            <text:p>33</text:p>
          </table:table-cell>
          <table:table-cell table:style-name="ce65" table:formula="of:=[.$A15]*100/([.$A15]+([.N$3]*[.$B$1]))" office:value-type="float" office:value="31.5789473684211" calcext:value-type="float">
            <text:p>32</text:p>
          </table:table-cell>
          <table:table-cell table:style-name="ce65" table:formula="of:=[.$A15]*100/([.$A15]+([.O$3]*[.$B$1]))" office:value-type="float" office:value="30" calcext:value-type="float">
            <text:p>30</text:p>
          </table:table-cell>
          <table:table-cell table:style-name="ce65" table:formula="of:=[.$A15]*100/([.$A15]+([.P$3]*[.$B$1]))" office:value-type="float" office:value="28.5714285714286" calcext:value-type="float">
            <text:p>29</text:p>
          </table:table-cell>
          <table:table-cell table:style-name="ce65" table:formula="of:=[.$A15]*100/([.$A15]+([.Q$3]*[.$B$1]))" office:value-type="float" office:value="27.2727272727273" calcext:value-type="float">
            <text:p>27</text:p>
          </table:table-cell>
          <table:table-cell table:style-name="ce65" table:formula="of:=[.$A15]*100/([.$A15]+([.R$3]*[.$B$1]))" office:value-type="float" office:value="26.0869565217391" calcext:value-type="float">
            <text:p>26</text:p>
          </table:table-cell>
          <table:table-cell table:style-name="ce65" table:formula="of:=[.$A15]*100/([.$A15]+([.S$3]*[.$B$1]))" office:value-type="float" office:value="25" calcext:value-type="float">
            <text:p>25</text:p>
          </table:table-cell>
          <table:table-cell table:style-name="ce65" table:formula="of:=[.$A15]*100/([.$A15]+([.T$3]*[.$B$1]))" office:value-type="float" office:value="24" calcext:value-type="float">
            <text:p>24</text:p>
          </table:table-cell>
          <table:table-cell table:style-name="ce65" table:formula="of:=[.$A15]*100/([.$A15]+([.U$3]*[.$B$1]))" office:value-type="float" office:value="23.0769230769231" calcext:value-type="float">
            <text:p>23</text:p>
          </table:table-cell>
          <table:table-cell table:style-name="ce65" table:formula="of:=[.$A15]*100/([.$A15]+([.V$3]*[.$B$1]))" office:value-type="float" office:value="22.2222222222222" calcext:value-type="float">
            <text:p>22</text:p>
          </table:table-cell>
          <table:table-cell table:style-name="ce65" table:formula="of:=[.$A15]*100/([.$A15]+([.W$3]*[.$B$1]))" office:value-type="float" office:value="21.4285714285714" calcext:value-type="float">
            <text:p>21</text:p>
          </table:table-cell>
          <table:table-cell table:style-name="ce65" table:formula="of:=[.$A15]*100/([.$A15]+([.X$3]*[.$B$1]))" office:value-type="float" office:value="20.6896551724138" calcext:value-type="float">
            <text:p>21</text:p>
          </table:table-cell>
          <table:table-cell table:style-name="ce65" table:formula="of:=[.$A15]*100/([.$A15]+([.Y$3]*[.$B$1]))" office:value-type="float" office:value="20" calcext:value-type="float">
            <text:p>20</text:p>
          </table:table-cell>
          <table:table-cell table:style-name="ce65" table:formula="of:=[.$A15]*100/([.$A15]+([.Z$3]*[.$B$1]))" office:value-type="float" office:value="19.3548387096774" calcext:value-type="float">
            <text:p>19</text:p>
          </table:table-cell>
          <table:table-cell table:style-name="ce65" table:formula="of:=[.$A15]*100/([.$A15]+([.AA$3]*[.$B$1]))" office:value-type="float" office:value="18.75" calcext:value-type="float">
            <text:p>19</text:p>
          </table:table-cell>
          <table:table-cell table:style-name="ce65" table:formula="of:=[.$A15]*100/([.$A15]+([.AB$3]*[.$B$1]))" office:value-type="float" office:value="18.1818181818182" calcext:value-type="float">
            <text:p>18</text:p>
          </table:table-cell>
          <table:table-cell table:style-name="ce65" table:formula="of:=[.$A15]*100/([.$A15]+([.AC$3]*[.$B$1]))" office:value-type="float" office:value="17.6470588235294" calcext:value-type="float">
            <text:p>18</text:p>
          </table:table-cell>
          <table:table-cell table:style-name="ce65" table:formula="of:=[.$A15]*100/([.$A15]+([.AD$3]*[.$B$1]))" office:value-type="float" office:value="17.1428571428571" calcext:value-type="float">
            <text:p>17</text:p>
          </table:table-cell>
          <table:table-cell table:style-name="ce65" table:formula="of:=[.$A15]*100/([.$A15]+([.AE$3]*[.$B$1]))" office:value-type="float" office:value="16.6666666666667" calcext:value-type="float">
            <text:p>17</text:p>
          </table:table-cell>
          <table:table-cell table:number-columns-repeated="99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table:formula="of:=[.$A16]*100/([.$A16]+([.B$3]*[.$B$1]))" office:value-type="float" office:value="86.6666666666667" calcext:value-type="float">
            <text:p>87</text:p>
          </table:table-cell>
          <table:table-cell table:style-name="ce65" table:formula="of:=[.$A16]*100/([.$A16]+([.C$3]*[.$B$1]))" office:value-type="float" office:value="76.4705882352941" calcext:value-type="float">
            <text:p>76</text:p>
          </table:table-cell>
          <table:table-cell table:style-name="ce65" table:formula="of:=[.$A16]*100/([.$A16]+([.D$3]*[.$B$1]))" office:value-type="float" office:value="68.421052631579" calcext:value-type="float">
            <text:p>68</text:p>
          </table:table-cell>
          <table:table-cell table:style-name="ce65" table:formula="of:=[.$A16]*100/([.$A16]+([.E$3]*[.$B$1]))" office:value-type="float" office:value="61.9047619047619" calcext:value-type="float">
            <text:p>62</text:p>
          </table:table-cell>
          <table:table-cell table:style-name="ce65" table:formula="of:=[.$A16]*100/([.$A16]+([.F$3]*[.$B$1]))" office:value-type="float" office:value="56.5217391304348" calcext:value-type="float">
            <text:p>57</text:p>
          </table:table-cell>
          <table:table-cell table:style-name="ce65" table:formula="of:=[.$A16]*100/([.$A16]+([.G$3]*[.$B$1]))" office:value-type="float" office:value="52" calcext:value-type="float">
            <text:p>52</text:p>
          </table:table-cell>
          <table:table-cell table:style-name="ce65" table:formula="of:=[.$A16]*100/([.$A16]+([.H$3]*[.$B$1]))" office:value-type="float" office:value="48.1481481481482" calcext:value-type="float">
            <text:p>48</text:p>
          </table:table-cell>
          <table:table-cell table:style-name="ce65" table:formula="of:=[.$A16]*100/([.$A16]+([.I$3]*[.$B$1]))" office:value-type="float" office:value="44.8275862068966" calcext:value-type="float">
            <text:p>45</text:p>
          </table:table-cell>
          <table:table-cell table:style-name="ce65" table:formula="of:=[.$A16]*100/([.$A16]+([.J$3]*[.$B$1]))" office:value-type="float" office:value="41.9354838709677" calcext:value-type="float">
            <text:p>42</text:p>
          </table:table-cell>
          <table:table-cell table:style-name="ce65" table:formula="of:=[.$A16]*100/([.$A16]+([.K$3]*[.$B$1]))" office:value-type="float" office:value="39.3939393939394" calcext:value-type="float">
            <text:p>39</text:p>
          </table:table-cell>
          <table:table-cell table:style-name="ce65" table:formula="of:=[.$A16]*100/([.$A16]+([.L$3]*[.$B$1]))" office:value-type="float" office:value="37.1428571428571" calcext:value-type="float">
            <text:p>37</text:p>
          </table:table-cell>
          <table:table-cell table:style-name="ce65" table:formula="of:=[.$A16]*100/([.$A16]+([.M$3]*[.$B$1]))" office:value-type="float" office:value="35.1351351351351" calcext:value-type="float">
            <text:p>35</text:p>
          </table:table-cell>
          <table:table-cell table:style-name="ce65" table:formula="of:=[.$A16]*100/([.$A16]+([.N$3]*[.$B$1]))" office:value-type="float" office:value="33.3333333333333" calcext:value-type="float">
            <text:p>33</text:p>
          </table:table-cell>
          <table:table-cell table:style-name="ce65" table:formula="of:=[.$A16]*100/([.$A16]+([.O$3]*[.$B$1]))" office:value-type="float" office:value="31.7073170731707" calcext:value-type="float">
            <text:p>32</text:p>
          </table:table-cell>
          <table:table-cell table:style-name="ce65" table:formula="of:=[.$A16]*100/([.$A16]+([.P$3]*[.$B$1]))" office:value-type="float" office:value="30.2325581395349" calcext:value-type="float">
            <text:p>30</text:p>
          </table:table-cell>
          <table:table-cell table:style-name="ce65" table:formula="of:=[.$A16]*100/([.$A16]+([.Q$3]*[.$B$1]))" office:value-type="float" office:value="28.8888888888889" calcext:value-type="float">
            <text:p>29</text:p>
          </table:table-cell>
          <table:table-cell table:style-name="ce65" table:formula="of:=[.$A16]*100/([.$A16]+([.R$3]*[.$B$1]))" office:value-type="float" office:value="27.6595744680851" calcext:value-type="float">
            <text:p>28</text:p>
          </table:table-cell>
          <table:table-cell table:style-name="ce65" table:formula="of:=[.$A16]*100/([.$A16]+([.S$3]*[.$B$1]))" office:value-type="float" office:value="26.530612244898" calcext:value-type="float">
            <text:p>27</text:p>
          </table:table-cell>
          <table:table-cell table:style-name="ce65" table:formula="of:=[.$A16]*100/([.$A16]+([.T$3]*[.$B$1]))" office:value-type="float" office:value="25.4901960784314" calcext:value-type="float">
            <text:p>25</text:p>
          </table:table-cell>
          <table:table-cell table:style-name="ce65" table:formula="of:=[.$A16]*100/([.$A16]+([.U$3]*[.$B$1]))" office:value-type="float" office:value="24.5283018867925" calcext:value-type="float">
            <text:p>25</text:p>
          </table:table-cell>
          <table:table-cell table:style-name="ce65" table:formula="of:=[.$A16]*100/([.$A16]+([.V$3]*[.$B$1]))" office:value-type="float" office:value="23.6363636363636" calcext:value-type="float">
            <text:p>24</text:p>
          </table:table-cell>
          <table:table-cell table:style-name="ce65" table:formula="of:=[.$A16]*100/([.$A16]+([.W$3]*[.$B$1]))" office:value-type="float" office:value="22.8070175438596" calcext:value-type="float">
            <text:p>23</text:p>
          </table:table-cell>
          <table:table-cell table:style-name="ce65" table:formula="of:=[.$A16]*100/([.$A16]+([.X$3]*[.$B$1]))" office:value-type="float" office:value="22.0338983050847" calcext:value-type="float">
            <text:p>22</text:p>
          </table:table-cell>
          <table:table-cell table:style-name="ce65" table:formula="of:=[.$A16]*100/([.$A16]+([.Y$3]*[.$B$1]))" office:value-type="float" office:value="21.3114754098361" calcext:value-type="float">
            <text:p>21</text:p>
          </table:table-cell>
          <table:table-cell table:style-name="ce65" table:formula="of:=[.$A16]*100/([.$A16]+([.Z$3]*[.$B$1]))" office:value-type="float" office:value="20.6349206349206" calcext:value-type="float">
            <text:p>21</text:p>
          </table:table-cell>
          <table:table-cell table:style-name="ce65" table:formula="of:=[.$A16]*100/([.$A16]+([.AA$3]*[.$B$1]))" office:value-type="float" office:value="20" calcext:value-type="float">
            <text:p>20</text:p>
          </table:table-cell>
          <table:table-cell table:style-name="ce65" table:formula="of:=[.$A16]*100/([.$A16]+([.AB$3]*[.$B$1]))" office:value-type="float" office:value="19.4029850746269" calcext:value-type="float">
            <text:p>19</text:p>
          </table:table-cell>
          <table:table-cell table:style-name="ce65" table:formula="of:=[.$A16]*100/([.$A16]+([.AC$3]*[.$B$1]))" office:value-type="float" office:value="18.8405797101449" calcext:value-type="float">
            <text:p>19</text:p>
          </table:table-cell>
          <table:table-cell table:style-name="ce65" table:formula="of:=[.$A16]*100/([.$A16]+([.AD$3]*[.$B$1]))" office:value-type="float" office:value="18.3098591549296" calcext:value-type="float">
            <text:p>18</text:p>
          </table:table-cell>
          <table:table-cell table:style-name="ce65" table:formula="of:=[.$A16]*100/([.$A16]+([.AE$3]*[.$B$1]))" office:value-type="float" office:value="17.8082191780822" calcext:value-type="float">
            <text:p>18</text:p>
          </table:table-cell>
          <table:table-cell table:number-columns-repeated="99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table:formula="of:=[.$A17]*100/([.$A17]+([.B$3]*[.$B$1]))" office:value-type="float" office:value="87.5" calcext:value-type="float">
            <text:p>88</text:p>
          </table:table-cell>
          <table:table-cell table:style-name="ce65" table:formula="of:=[.$A17]*100/([.$A17]+([.C$3]*[.$B$1]))" office:value-type="float" office:value="77.7777777777778" calcext:value-type="float">
            <text:p>78</text:p>
          </table:table-cell>
          <table:table-cell table:style-name="ce65" table:formula="of:=[.$A17]*100/([.$A17]+([.D$3]*[.$B$1]))" office:value-type="float" office:value="70" calcext:value-type="float">
            <text:p>70</text:p>
          </table:table-cell>
          <table:table-cell table:style-name="ce65" table:formula="of:=[.$A17]*100/([.$A17]+([.E$3]*[.$B$1]))" office:value-type="float" office:value="63.6363636363636" calcext:value-type="float">
            <text:p>64</text:p>
          </table:table-cell>
          <table:table-cell table:style-name="ce65" table:formula="of:=[.$A17]*100/([.$A17]+([.F$3]*[.$B$1]))" office:value-type="float" office:value="58.3333333333333" calcext:value-type="float">
            <text:p>58</text:p>
          </table:table-cell>
          <table:table-cell table:style-name="ce65" table:formula="of:=[.$A17]*100/([.$A17]+([.G$3]*[.$B$1]))" office:value-type="float" office:value="53.8461538461539" calcext:value-type="float">
            <text:p>54</text:p>
          </table:table-cell>
          <table:table-cell table:style-name="ce65" table:formula="of:=[.$A17]*100/([.$A17]+([.H$3]*[.$B$1]))" office:value-type="float" office:value="50" calcext:value-type="float">
            <text:p>50</text:p>
          </table:table-cell>
          <table:table-cell table:style-name="ce65" table:formula="of:=[.$A17]*100/([.$A17]+([.I$3]*[.$B$1]))" office:value-type="float" office:value="46.6666666666667" calcext:value-type="float">
            <text:p>47</text:p>
          </table:table-cell>
          <table:table-cell table:style-name="ce65" table:formula="of:=[.$A17]*100/([.$A17]+([.J$3]*[.$B$1]))" office:value-type="float" office:value="43.75" calcext:value-type="float">
            <text:p>44</text:p>
          </table:table-cell>
          <table:table-cell table:style-name="ce65" table:formula="of:=[.$A17]*100/([.$A17]+([.K$3]*[.$B$1]))" office:value-type="float" office:value="41.1764705882353" calcext:value-type="float">
            <text:p>41</text:p>
          </table:table-cell>
          <table:table-cell table:style-name="ce65" table:formula="of:=[.$A17]*100/([.$A17]+([.L$3]*[.$B$1]))" office:value-type="float" office:value="38.8888888888889" calcext:value-type="float">
            <text:p>39</text:p>
          </table:table-cell>
          <table:table-cell table:style-name="ce65" table:formula="of:=[.$A17]*100/([.$A17]+([.M$3]*[.$B$1]))" office:value-type="float" office:value="36.8421052631579" calcext:value-type="float">
            <text:p>37</text:p>
          </table:table-cell>
          <table:table-cell table:style-name="ce65" table:formula="of:=[.$A17]*100/([.$A17]+([.N$3]*[.$B$1]))" office:value-type="float" office:value="35" calcext:value-type="float">
            <text:p>35</text:p>
          </table:table-cell>
          <table:table-cell table:style-name="ce65" table:formula="of:=[.$A17]*100/([.$A17]+([.O$3]*[.$B$1]))" office:value-type="float" office:value="33.3333333333333" calcext:value-type="float">
            <text:p>33</text:p>
          </table:table-cell>
          <table:table-cell table:style-name="ce65" table:formula="of:=[.$A17]*100/([.$A17]+([.P$3]*[.$B$1]))" office:value-type="float" office:value="31.8181818181818" calcext:value-type="float">
            <text:p>32</text:p>
          </table:table-cell>
          <table:table-cell table:style-name="ce65" table:formula="of:=[.$A17]*100/([.$A17]+([.Q$3]*[.$B$1]))" office:value-type="float" office:value="30.4347826086957" calcext:value-type="float">
            <text:p>30</text:p>
          </table:table-cell>
          <table:table-cell table:style-name="ce65" table:formula="of:=[.$A17]*100/([.$A17]+([.R$3]*[.$B$1]))" office:value-type="float" office:value="29.1666666666667" calcext:value-type="float">
            <text:p>29</text:p>
          </table:table-cell>
          <table:table-cell table:style-name="ce65" table:formula="of:=[.$A17]*100/([.$A17]+([.S$3]*[.$B$1]))" office:value-type="float" office:value="28" calcext:value-type="float">
            <text:p>28</text:p>
          </table:table-cell>
          <table:table-cell table:style-name="ce65" table:formula="of:=[.$A17]*100/([.$A17]+([.T$3]*[.$B$1]))" office:value-type="float" office:value="26.9230769230769" calcext:value-type="float">
            <text:p>27</text:p>
          </table:table-cell>
          <table:table-cell table:style-name="ce65" table:formula="of:=[.$A17]*100/([.$A17]+([.U$3]*[.$B$1]))" office:value-type="float" office:value="25.9259259259259" calcext:value-type="float">
            <text:p>26</text:p>
          </table:table-cell>
          <table:table-cell table:style-name="ce65" table:formula="of:=[.$A17]*100/([.$A17]+([.V$3]*[.$B$1]))" office:value-type="float" office:value="25" calcext:value-type="float">
            <text:p>25</text:p>
          </table:table-cell>
          <table:table-cell table:style-name="ce65" table:formula="of:=[.$A17]*100/([.$A17]+([.W$3]*[.$B$1]))" office:value-type="float" office:value="24.1379310344828" calcext:value-type="float">
            <text:p>24</text:p>
          </table:table-cell>
          <table:table-cell table:style-name="ce65" table:formula="of:=[.$A17]*100/([.$A17]+([.X$3]*[.$B$1]))" office:value-type="float" office:value="23.3333333333333" calcext:value-type="float">
            <text:p>23</text:p>
          </table:table-cell>
          <table:table-cell table:style-name="ce65" table:formula="of:=[.$A17]*100/([.$A17]+([.Y$3]*[.$B$1]))" office:value-type="float" office:value="22.5806451612903" calcext:value-type="float">
            <text:p>23</text:p>
          </table:table-cell>
          <table:table-cell table:style-name="ce65" table:formula="of:=[.$A17]*100/([.$A17]+([.Z$3]*[.$B$1]))" office:value-type="float" office:value="21.875" calcext:value-type="float">
            <text:p>22</text:p>
          </table:table-cell>
          <table:table-cell table:style-name="ce65" table:formula="of:=[.$A17]*100/([.$A17]+([.AA$3]*[.$B$1]))" office:value-type="float" office:value="21.2121212121212" calcext:value-type="float">
            <text:p>21</text:p>
          </table:table-cell>
          <table:table-cell table:style-name="ce65" table:formula="of:=[.$A17]*100/([.$A17]+([.AB$3]*[.$B$1]))" office:value-type="float" office:value="20.5882352941176" calcext:value-type="float">
            <text:p>21</text:p>
          </table:table-cell>
          <table:table-cell table:style-name="ce65" table:formula="of:=[.$A17]*100/([.$A17]+([.AC$3]*[.$B$1]))" office:value-type="float" office:value="20" calcext:value-type="float">
            <text:p>20</text:p>
          </table:table-cell>
          <table:table-cell table:style-name="ce65" table:formula="of:=[.$A17]*100/([.$A17]+([.AD$3]*[.$B$1]))" office:value-type="float" office:value="19.4444444444444" calcext:value-type="float">
            <text:p>19</text:p>
          </table:table-cell>
          <table:table-cell table:style-name="ce65" table:formula="of:=[.$A17]*100/([.$A17]+([.AE$3]*[.$B$1]))" office:value-type="float" office:value="18.9189189189189" calcext:value-type="float">
            <text:p>19</text:p>
          </table:table-cell>
          <table:table-cell table:number-columns-repeated="99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table:formula="of:=[.$A18]*100/([.$A18]+([.B$3]*[.$B$1]))" office:value-type="float" office:value="88.2352941176471" calcext:value-type="float">
            <text:p>88</text:p>
          </table:table-cell>
          <table:table-cell table:style-name="ce65" table:formula="of:=[.$A18]*100/([.$A18]+([.C$3]*[.$B$1]))" office:value-type="float" office:value="78.9473684210526" calcext:value-type="float">
            <text:p>79</text:p>
          </table:table-cell>
          <table:table-cell table:style-name="ce65" table:formula="of:=[.$A18]*100/([.$A18]+([.D$3]*[.$B$1]))" office:value-type="float" office:value="71.4285714285714" calcext:value-type="float">
            <text:p>71</text:p>
          </table:table-cell>
          <table:table-cell table:style-name="ce65" table:formula="of:=[.$A18]*100/([.$A18]+([.E$3]*[.$B$1]))" office:value-type="float" office:value="65.2173913043478" calcext:value-type="float">
            <text:p>65</text:p>
          </table:table-cell>
          <table:table-cell table:style-name="ce65" table:formula="of:=[.$A18]*100/([.$A18]+([.F$3]*[.$B$1]))" office:value-type="float" office:value="60" calcext:value-type="float">
            <text:p>60</text:p>
          </table:table-cell>
          <table:table-cell table:style-name="ce65" table:formula="of:=[.$A18]*100/([.$A18]+([.G$3]*[.$B$1]))" office:value-type="float" office:value="55.5555555555556" calcext:value-type="float">
            <text:p>56</text:p>
          </table:table-cell>
          <table:table-cell table:style-name="ce65" table:formula="of:=[.$A18]*100/([.$A18]+([.H$3]*[.$B$1]))" office:value-type="float" office:value="51.7241379310345" calcext:value-type="float">
            <text:p>52</text:p>
          </table:table-cell>
          <table:table-cell table:style-name="ce65" table:formula="of:=[.$A18]*100/([.$A18]+([.I$3]*[.$B$1]))" office:value-type="float" office:value="48.3870967741936" calcext:value-type="float">
            <text:p>48</text:p>
          </table:table-cell>
          <table:table-cell table:style-name="ce65" table:formula="of:=[.$A18]*100/([.$A18]+([.J$3]*[.$B$1]))" office:value-type="float" office:value="45.4545454545455" calcext:value-type="float">
            <text:p>45</text:p>
          </table:table-cell>
          <table:table-cell table:style-name="ce65" table:formula="of:=[.$A18]*100/([.$A18]+([.K$3]*[.$B$1]))" office:value-type="float" office:value="42.8571428571429" calcext:value-type="float">
            <text:p>43</text:p>
          </table:table-cell>
          <table:table-cell table:style-name="ce65" table:formula="of:=[.$A18]*100/([.$A18]+([.L$3]*[.$B$1]))" office:value-type="float" office:value="40.5405405405405" calcext:value-type="float">
            <text:p>41</text:p>
          </table:table-cell>
          <table:table-cell table:style-name="ce65" table:formula="of:=[.$A18]*100/([.$A18]+([.M$3]*[.$B$1]))" office:value-type="float" office:value="38.4615384615385" calcext:value-type="float">
            <text:p>38</text:p>
          </table:table-cell>
          <table:table-cell table:style-name="ce65" table:formula="of:=[.$A18]*100/([.$A18]+([.N$3]*[.$B$1]))" office:value-type="float" office:value="36.5853658536585" calcext:value-type="float">
            <text:p>37</text:p>
          </table:table-cell>
          <table:table-cell table:style-name="ce65" table:formula="of:=[.$A18]*100/([.$A18]+([.O$3]*[.$B$1]))" office:value-type="float" office:value="34.8837209302326" calcext:value-type="float">
            <text:p>35</text:p>
          </table:table-cell>
          <table:table-cell table:style-name="ce65" table:formula="of:=[.$A18]*100/([.$A18]+([.P$3]*[.$B$1]))" office:value-type="float" office:value="33.3333333333333" calcext:value-type="float">
            <text:p>33</text:p>
          </table:table-cell>
          <table:table-cell table:style-name="ce65" table:formula="of:=[.$A18]*100/([.$A18]+([.Q$3]*[.$B$1]))" office:value-type="float" office:value="31.9148936170213" calcext:value-type="float">
            <text:p>32</text:p>
          </table:table-cell>
          <table:table-cell table:style-name="ce65" table:formula="of:=[.$A18]*100/([.$A18]+([.R$3]*[.$B$1]))" office:value-type="float" office:value="30.6122448979592" calcext:value-type="float">
            <text:p>31</text:p>
          </table:table-cell>
          <table:table-cell table:style-name="ce65" table:formula="of:=[.$A18]*100/([.$A18]+([.S$3]*[.$B$1]))" office:value-type="float" office:value="29.4117647058823" calcext:value-type="float">
            <text:p>29</text:p>
          </table:table-cell>
          <table:table-cell table:style-name="ce65" table:formula="of:=[.$A18]*100/([.$A18]+([.T$3]*[.$B$1]))" office:value-type="float" office:value="28.3018867924528" calcext:value-type="float">
            <text:p>28</text:p>
          </table:table-cell>
          <table:table-cell table:style-name="ce65" table:formula="of:=[.$A18]*100/([.$A18]+([.U$3]*[.$B$1]))" office:value-type="float" office:value="27.2727272727273" calcext:value-type="float">
            <text:p>27</text:p>
          </table:table-cell>
          <table:table-cell table:style-name="ce65" table:formula="of:=[.$A18]*100/([.$A18]+([.V$3]*[.$B$1]))" office:value-type="float" office:value="26.3157894736842" calcext:value-type="float">
            <text:p>26</text:p>
          </table:table-cell>
          <table:table-cell table:style-name="ce65" table:formula="of:=[.$A18]*100/([.$A18]+([.W$3]*[.$B$1]))" office:value-type="float" office:value="25.4237288135593" calcext:value-type="float">
            <text:p>25</text:p>
          </table:table-cell>
          <table:table-cell table:style-name="ce65" table:formula="of:=[.$A18]*100/([.$A18]+([.X$3]*[.$B$1]))" office:value-type="float" office:value="24.5901639344262" calcext:value-type="float">
            <text:p>25</text:p>
          </table:table-cell>
          <table:table-cell table:style-name="ce65" table:formula="of:=[.$A18]*100/([.$A18]+([.Y$3]*[.$B$1]))" office:value-type="float" office:value="23.8095238095238" calcext:value-type="float">
            <text:p>24</text:p>
          </table:table-cell>
          <table:table-cell table:style-name="ce65" table:formula="of:=[.$A18]*100/([.$A18]+([.Z$3]*[.$B$1]))" office:value-type="float" office:value="23.0769230769231" calcext:value-type="float">
            <text:p>23</text:p>
          </table:table-cell>
          <table:table-cell table:style-name="ce65" table:formula="of:=[.$A18]*100/([.$A18]+([.AA$3]*[.$B$1]))" office:value-type="float" office:value="22.3880597014925" calcext:value-type="float">
            <text:p>22</text:p>
          </table:table-cell>
          <table:table-cell table:style-name="ce65" table:formula="of:=[.$A18]*100/([.$A18]+([.AB$3]*[.$B$1]))" office:value-type="float" office:value="21.7391304347826" calcext:value-type="float">
            <text:p>22</text:p>
          </table:table-cell>
          <table:table-cell table:style-name="ce65" table:formula="of:=[.$A18]*100/([.$A18]+([.AC$3]*[.$B$1]))" office:value-type="float" office:value="21.1267605633803" calcext:value-type="float">
            <text:p>21</text:p>
          </table:table-cell>
          <table:table-cell table:style-name="ce65" table:formula="of:=[.$A18]*100/([.$A18]+([.AD$3]*[.$B$1]))" office:value-type="float" office:value="20.5479452054794" calcext:value-type="float">
            <text:p>21</text:p>
          </table:table-cell>
          <table:table-cell table:style-name="ce65" table:formula="of:=[.$A18]*100/([.$A18]+([.AE$3]*[.$B$1]))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table:formula="of:=[.$A19]*100/([.$A19]+([.B$3]*[.$B$1]))" office:value-type="float" office:value="88.8888888888889" calcext:value-type="float">
            <text:p>89</text:p>
          </table:table-cell>
          <table:table-cell table:style-name="ce65" table:formula="of:=[.$A19]*100/([.$A19]+([.C$3]*[.$B$1]))" office:value-type="float" office:value="80" calcext:value-type="float">
            <text:p>80</text:p>
          </table:table-cell>
          <table:table-cell table:style-name="ce65" table:formula="of:=[.$A19]*100/([.$A19]+([.D$3]*[.$B$1]))" office:value-type="float" office:value="72.7272727272727" calcext:value-type="float">
            <text:p>73</text:p>
          </table:table-cell>
          <table:table-cell table:style-name="ce65" table:formula="of:=[.$A19]*100/([.$A19]+([.E$3]*[.$B$1]))" office:value-type="float" office:value="66.6666666666667" calcext:value-type="float">
            <text:p>67</text:p>
          </table:table-cell>
          <table:table-cell table:style-name="ce65" table:formula="of:=[.$A19]*100/([.$A19]+([.F$3]*[.$B$1]))" office:value-type="float" office:value="61.5384615384615" calcext:value-type="float">
            <text:p>62</text:p>
          </table:table-cell>
          <table:table-cell table:style-name="ce65" table:formula="of:=[.$A19]*100/([.$A19]+([.G$3]*[.$B$1]))" office:value-type="float" office:value="57.1428571428571" calcext:value-type="float">
            <text:p>57</text:p>
          </table:table-cell>
          <table:table-cell table:style-name="ce65" table:formula="of:=[.$A19]*100/([.$A19]+([.H$3]*[.$B$1]))" office:value-type="float" office:value="53.3333333333333" calcext:value-type="float">
            <text:p>53</text:p>
          </table:table-cell>
          <table:table-cell table:style-name="ce65" table:formula="of:=[.$A19]*100/([.$A19]+([.I$3]*[.$B$1]))" office:value-type="float" office:value="50" calcext:value-type="float">
            <text:p>50</text:p>
          </table:table-cell>
          <table:table-cell table:style-name="ce65" table:formula="of:=[.$A19]*100/([.$A19]+([.J$3]*[.$B$1]))" office:value-type="float" office:value="47.0588235294118" calcext:value-type="float">
            <text:p>47</text:p>
          </table:table-cell>
          <table:table-cell table:style-name="ce65" table:formula="of:=[.$A19]*100/([.$A19]+([.K$3]*[.$B$1]))" office:value-type="float" office:value="44.4444444444444" calcext:value-type="float">
            <text:p>44</text:p>
          </table:table-cell>
          <table:table-cell table:style-name="ce65" table:formula="of:=[.$A19]*100/([.$A19]+([.L$3]*[.$B$1]))" office:value-type="float" office:value="42.1052631578947" calcext:value-type="float">
            <text:p>42</text:p>
          </table:table-cell>
          <table:table-cell table:style-name="ce65" table:formula="of:=[.$A19]*100/([.$A19]+([.M$3]*[.$B$1]))" office:value-type="float" office:value="40" calcext:value-type="float">
            <text:p>40</text:p>
          </table:table-cell>
          <table:table-cell table:style-name="ce65" table:formula="of:=[.$A19]*100/([.$A19]+([.N$3]*[.$B$1]))" office:value-type="float" office:value="38.0952380952381" calcext:value-type="float">
            <text:p>38</text:p>
          </table:table-cell>
          <table:table-cell table:style-name="ce65" table:formula="of:=[.$A19]*100/([.$A19]+([.O$3]*[.$B$1]))" office:value-type="float" office:value="36.3636363636364" calcext:value-type="float">
            <text:p>36</text:p>
          </table:table-cell>
          <table:table-cell table:style-name="ce65" table:formula="of:=[.$A19]*100/([.$A19]+([.P$3]*[.$B$1]))" office:value-type="float" office:value="34.7826086956522" calcext:value-type="float">
            <text:p>35</text:p>
          </table:table-cell>
          <table:table-cell table:style-name="ce65" table:formula="of:=[.$A19]*100/([.$A19]+([.Q$3]*[.$B$1]))" office:value-type="float" office:value="33.3333333333333" calcext:value-type="float">
            <text:p>33</text:p>
          </table:table-cell>
          <table:table-cell table:style-name="ce65" table:formula="of:=[.$A19]*100/([.$A19]+([.R$3]*[.$B$1]))" office:value-type="float" office:value="32" calcext:value-type="float">
            <text:p>32</text:p>
          </table:table-cell>
          <table:table-cell table:style-name="ce65" table:formula="of:=[.$A19]*100/([.$A19]+([.S$3]*[.$B$1]))" office:value-type="float" office:value="30.7692307692308" calcext:value-type="float">
            <text:p>31</text:p>
          </table:table-cell>
          <table:table-cell table:style-name="ce65" table:formula="of:=[.$A19]*100/([.$A19]+([.T$3]*[.$B$1]))" office:value-type="float" office:value="29.6296296296296" calcext:value-type="float">
            <text:p>30</text:p>
          </table:table-cell>
          <table:table-cell table:style-name="ce65" table:formula="of:=[.$A19]*100/([.$A19]+([.U$3]*[.$B$1]))" office:value-type="float" office:value="28.5714285714286" calcext:value-type="float">
            <text:p>29</text:p>
          </table:table-cell>
          <table:table-cell table:style-name="ce65" table:formula="of:=[.$A19]*100/([.$A19]+([.V$3]*[.$B$1]))" office:value-type="float" office:value="27.5862068965517" calcext:value-type="float">
            <text:p>28</text:p>
          </table:table-cell>
          <table:table-cell table:style-name="ce65" table:formula="of:=[.$A19]*100/([.$A19]+([.W$3]*[.$B$1]))" office:value-type="float" office:value="26.6666666666667" calcext:value-type="float">
            <text:p>27</text:p>
          </table:table-cell>
          <table:table-cell table:style-name="ce65" table:formula="of:=[.$A19]*100/([.$A19]+([.X$3]*[.$B$1]))" office:value-type="float" office:value="25.8064516129032" calcext:value-type="float">
            <text:p>26</text:p>
          </table:table-cell>
          <table:table-cell table:style-name="ce65" table:formula="of:=[.$A19]*100/([.$A19]+([.Y$3]*[.$B$1]))" office:value-type="float" office:value="25" calcext:value-type="float">
            <text:p>25</text:p>
          </table:table-cell>
          <table:table-cell table:style-name="ce65" table:formula="of:=[.$A19]*100/([.$A19]+([.Z$3]*[.$B$1]))" office:value-type="float" office:value="24.2424242424242" calcext:value-type="float">
            <text:p>24</text:p>
          </table:table-cell>
          <table:table-cell table:style-name="ce65" table:formula="of:=[.$A19]*100/([.$A19]+([.AA$3]*[.$B$1]))" office:value-type="float" office:value="23.5294117647059" calcext:value-type="float">
            <text:p>24</text:p>
          </table:table-cell>
          <table:table-cell table:style-name="ce65" table:formula="of:=[.$A19]*100/([.$A19]+([.AB$3]*[.$B$1]))" office:value-type="float" office:value="22.8571428571429" calcext:value-type="float">
            <text:p>23</text:p>
          </table:table-cell>
          <table:table-cell table:style-name="ce65" table:formula="of:=[.$A19]*100/([.$A19]+([.AC$3]*[.$B$1]))" office:value-type="float" office:value="22.2222222222222" calcext:value-type="float">
            <text:p>22</text:p>
          </table:table-cell>
          <table:table-cell table:style-name="ce65" table:formula="of:=[.$A19]*100/([.$A19]+([.AD$3]*[.$B$1]))" office:value-type="float" office:value="21.6216216216216" calcext:value-type="float">
            <text:p>22</text:p>
          </table:table-cell>
          <table:table-cell table:style-name="ce65" table:formula="of:=[.$A19]*100/([.$A19]+([.AE$3]*[.$B$1]))" office:value-type="float" office:value="21.0526315789474" calcext:value-type="float">
            <text:p>21</text:p>
          </table:table-cell>
          <table:table-cell table:number-columns-repeated="99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table:formula="of:=[.$A20]*100/([.$A20]+([.B$3]*[.$B$1]))" office:value-type="float" office:value="89.4736842105263" calcext:value-type="float">
            <text:p>89</text:p>
          </table:table-cell>
          <table:table-cell table:style-name="ce65" table:formula="of:=[.$A20]*100/([.$A20]+([.C$3]*[.$B$1]))" office:value-type="float" office:value="80.952380952381" calcext:value-type="float">
            <text:p>81</text:p>
          </table:table-cell>
          <table:table-cell table:style-name="ce65" table:formula="of:=[.$A20]*100/([.$A20]+([.D$3]*[.$B$1]))" office:value-type="float" office:value="73.9130434782609" calcext:value-type="float">
            <text:p>74</text:p>
          </table:table-cell>
          <table:table-cell table:style-name="ce65" table:formula="of:=[.$A20]*100/([.$A20]+([.E$3]*[.$B$1]))" office:value-type="float" office:value="68" calcext:value-type="float">
            <text:p>68</text:p>
          </table:table-cell>
          <table:table-cell table:style-name="ce65" table:formula="of:=[.$A20]*100/([.$A20]+([.F$3]*[.$B$1]))" office:value-type="float" office:value="62.962962962963" calcext:value-type="float">
            <text:p>63</text:p>
          </table:table-cell>
          <table:table-cell table:style-name="ce65" table:formula="of:=[.$A20]*100/([.$A20]+([.G$3]*[.$B$1]))" office:value-type="float" office:value="58.6206896551724" calcext:value-type="float">
            <text:p>59</text:p>
          </table:table-cell>
          <table:table-cell table:style-name="ce65" table:formula="of:=[.$A20]*100/([.$A20]+([.H$3]*[.$B$1]))" office:value-type="float" office:value="54.8387096774194" calcext:value-type="float">
            <text:p>55</text:p>
          </table:table-cell>
          <table:table-cell table:style-name="ce65" table:formula="of:=[.$A20]*100/([.$A20]+([.I$3]*[.$B$1]))" office:value-type="float" office:value="51.5151515151515" calcext:value-type="float">
            <text:p>52</text:p>
          </table:table-cell>
          <table:table-cell table:style-name="ce65" table:formula="of:=[.$A20]*100/([.$A20]+([.J$3]*[.$B$1]))" office:value-type="float" office:value="48.5714285714286" calcext:value-type="float">
            <text:p>49</text:p>
          </table:table-cell>
          <table:table-cell table:style-name="ce65" table:formula="of:=[.$A20]*100/([.$A20]+([.K$3]*[.$B$1]))" office:value-type="float" office:value="45.945945945946" calcext:value-type="float">
            <text:p>46</text:p>
          </table:table-cell>
          <table:table-cell table:style-name="ce65" table:formula="of:=[.$A20]*100/([.$A20]+([.L$3]*[.$B$1]))" office:value-type="float" office:value="43.5897435897436" calcext:value-type="float">
            <text:p>44</text:p>
          </table:table-cell>
          <table:table-cell table:style-name="ce65" table:formula="of:=[.$A20]*100/([.$A20]+([.M$3]*[.$B$1]))" office:value-type="float" office:value="41.4634146341463" calcext:value-type="float">
            <text:p>41</text:p>
          </table:table-cell>
          <table:table-cell table:style-name="ce65" table:formula="of:=[.$A20]*100/([.$A20]+([.N$3]*[.$B$1]))" office:value-type="float" office:value="39.5348837209302" calcext:value-type="float">
            <text:p>40</text:p>
          </table:table-cell>
          <table:table-cell table:style-name="ce65" table:formula="of:=[.$A20]*100/([.$A20]+([.O$3]*[.$B$1]))" office:value-type="float" office:value="37.7777777777778" calcext:value-type="float">
            <text:p>38</text:p>
          </table:table-cell>
          <table:table-cell table:style-name="ce65" table:formula="of:=[.$A20]*100/([.$A20]+([.P$3]*[.$B$1]))" office:value-type="float" office:value="36.1702127659574" calcext:value-type="float">
            <text:p>36</text:p>
          </table:table-cell>
          <table:table-cell table:style-name="ce65" table:formula="of:=[.$A20]*100/([.$A20]+([.Q$3]*[.$B$1]))" office:value-type="float" office:value="34.6938775510204" calcext:value-type="float">
            <text:p>35</text:p>
          </table:table-cell>
          <table:table-cell table:style-name="ce65" table:formula="of:=[.$A20]*100/([.$A20]+([.R$3]*[.$B$1]))" office:value-type="float" office:value="33.3333333333333" calcext:value-type="float">
            <text:p>33</text:p>
          </table:table-cell>
          <table:table-cell table:style-name="ce65" table:formula="of:=[.$A20]*100/([.$A20]+([.S$3]*[.$B$1]))" office:value-type="float" office:value="32.0754716981132" calcext:value-type="float">
            <text:p>32</text:p>
          </table:table-cell>
          <table:table-cell table:style-name="ce65" table:formula="of:=[.$A20]*100/([.$A20]+([.T$3]*[.$B$1]))" office:value-type="float" office:value="30.9090909090909" calcext:value-type="float">
            <text:p>31</text:p>
          </table:table-cell>
          <table:table-cell table:style-name="ce65" table:formula="of:=[.$A20]*100/([.$A20]+([.U$3]*[.$B$1]))" office:value-type="float" office:value="29.8245614035088" calcext:value-type="float">
            <text:p>30</text:p>
          </table:table-cell>
          <table:table-cell table:style-name="ce65" table:formula="of:=[.$A20]*100/([.$A20]+([.V$3]*[.$B$1]))" office:value-type="float" office:value="28.8135593220339" calcext:value-type="float">
            <text:p>29</text:p>
          </table:table-cell>
          <table:table-cell table:style-name="ce65" table:formula="of:=[.$A20]*100/([.$A20]+([.W$3]*[.$B$1]))" office:value-type="float" office:value="27.8688524590164" calcext:value-type="float">
            <text:p>28</text:p>
          </table:table-cell>
          <table:table-cell table:style-name="ce65" table:formula="of:=[.$A20]*100/([.$A20]+([.X$3]*[.$B$1]))" office:value-type="float" office:value="26.984126984127" calcext:value-type="float">
            <text:p>27</text:p>
          </table:table-cell>
          <table:table-cell table:style-name="ce65" table:formula="of:=[.$A20]*100/([.$A20]+([.Y$3]*[.$B$1]))" office:value-type="float" office:value="26.1538461538462" calcext:value-type="float">
            <text:p>26</text:p>
          </table:table-cell>
          <table:table-cell table:style-name="ce65" table:formula="of:=[.$A20]*100/([.$A20]+([.Z$3]*[.$B$1]))" office:value-type="float" office:value="25.3731343283582" calcext:value-type="float">
            <text:p>25</text:p>
          </table:table-cell>
          <table:table-cell table:style-name="ce65" table:formula="of:=[.$A20]*100/([.$A20]+([.AA$3]*[.$B$1]))" office:value-type="float" office:value="24.6376811594203" calcext:value-type="float">
            <text:p>25</text:p>
          </table:table-cell>
          <table:table-cell table:style-name="ce65" table:formula="of:=[.$A20]*100/([.$A20]+([.AB$3]*[.$B$1]))" office:value-type="float" office:value="23.943661971831" calcext:value-type="float">
            <text:p>24</text:p>
          </table:table-cell>
          <table:table-cell table:style-name="ce65" table:formula="of:=[.$A20]*100/([.$A20]+([.AC$3]*[.$B$1]))" office:value-type="float" office:value="23.2876712328767" calcext:value-type="float">
            <text:p>23</text:p>
          </table:table-cell>
          <table:table-cell table:style-name="ce65" table:formula="of:=[.$A20]*100/([.$A20]+([.AD$3]*[.$B$1]))" office:value-type="float" office:value="22.6666666666667" calcext:value-type="float">
            <text:p>23</text:p>
          </table:table-cell>
          <table:table-cell table:style-name="ce65" table:formula="of:=[.$A20]*100/([.$A20]+([.AE$3]*[.$B$1]))" office:value-type="float" office:value="22.0779220779221" calcext:value-type="float">
            <text:p>22</text:p>
          </table:table-cell>
          <table:table-cell table:number-columns-repeated="99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table:formula="of:=[.$A21]*100/([.$A21]+([.B$3]*[.$B$1]))" office:value-type="float" office:value="90" calcext:value-type="float">
            <text:p>90</text:p>
          </table:table-cell>
          <table:table-cell table:style-name="ce65" table:formula="of:=[.$A21]*100/([.$A21]+([.C$3]*[.$B$1]))" office:value-type="float" office:value="81.8181818181818" calcext:value-type="float">
            <text:p>82</text:p>
          </table:table-cell>
          <table:table-cell table:style-name="ce65" table:formula="of:=[.$A21]*100/([.$A21]+([.D$3]*[.$B$1]))" office:value-type="float" office:value="75" calcext:value-type="float">
            <text:p>75</text:p>
          </table:table-cell>
          <table:table-cell table:style-name="ce65" table:formula="of:=[.$A21]*100/([.$A21]+([.E$3]*[.$B$1]))" office:value-type="float" office:value="69.2307692307692" calcext:value-type="float">
            <text:p>69</text:p>
          </table:table-cell>
          <table:table-cell table:style-name="ce65" table:formula="of:=[.$A21]*100/([.$A21]+([.F$3]*[.$B$1]))" office:value-type="float" office:value="64.2857142857143" calcext:value-type="float">
            <text:p>64</text:p>
          </table:table-cell>
          <table:table-cell table:style-name="ce65" table:formula="of:=[.$A21]*100/([.$A21]+([.G$3]*[.$B$1]))" office:value-type="float" office:value="60" calcext:value-type="float">
            <text:p>60</text:p>
          </table:table-cell>
          <table:table-cell table:style-name="ce65" table:formula="of:=[.$A21]*100/([.$A21]+([.H$3]*[.$B$1]))" office:value-type="float" office:value="56.25" calcext:value-type="float">
            <text:p>56</text:p>
          </table:table-cell>
          <table:table-cell table:style-name="ce65" table:formula="of:=[.$A21]*100/([.$A21]+([.I$3]*[.$B$1]))" office:value-type="float" office:value="52.9411764705882" calcext:value-type="float">
            <text:p>53</text:p>
          </table:table-cell>
          <table:table-cell table:style-name="ce65" table:formula="of:=[.$A21]*100/([.$A21]+([.J$3]*[.$B$1]))" office:value-type="float" office:value="50" calcext:value-type="float">
            <text:p>50</text:p>
          </table:table-cell>
          <table:table-cell table:style-name="ce65" table:formula="of:=[.$A21]*100/([.$A21]+([.K$3]*[.$B$1]))" office:value-type="float" office:value="47.3684210526316" calcext:value-type="float">
            <text:p>47</text:p>
          </table:table-cell>
          <table:table-cell table:style-name="ce65" table:formula="of:=[.$A21]*100/([.$A21]+([.L$3]*[.$B$1]))" office:value-type="float" office:value="45" calcext:value-type="float">
            <text:p>45</text:p>
          </table:table-cell>
          <table:table-cell table:style-name="ce65" table:formula="of:=[.$A21]*100/([.$A21]+([.M$3]*[.$B$1]))" office:value-type="float" office:value="42.8571428571429" calcext:value-type="float">
            <text:p>43</text:p>
          </table:table-cell>
          <table:table-cell table:style-name="ce65" table:formula="of:=[.$A21]*100/([.$A21]+([.N$3]*[.$B$1]))" office:value-type="float" office:value="40.9090909090909" calcext:value-type="float">
            <text:p>41</text:p>
          </table:table-cell>
          <table:table-cell table:style-name="ce65" table:formula="of:=[.$A21]*100/([.$A21]+([.O$3]*[.$B$1]))" office:value-type="float" office:value="39.1304347826087" calcext:value-type="float">
            <text:p>39</text:p>
          </table:table-cell>
          <table:table-cell table:style-name="ce65" table:formula="of:=[.$A21]*100/([.$A21]+([.P$3]*[.$B$1]))" office:value-type="float" office:value="37.5" calcext:value-type="float">
            <text:p>38</text:p>
          </table:table-cell>
          <table:table-cell table:style-name="ce65" table:formula="of:=[.$A21]*100/([.$A21]+([.Q$3]*[.$B$1]))" office:value-type="float" office:value="36" calcext:value-type="float">
            <text:p>36</text:p>
          </table:table-cell>
          <table:table-cell table:style-name="ce65" table:formula="of:=[.$A21]*100/([.$A21]+([.R$3]*[.$B$1]))" office:value-type="float" office:value="34.6153846153846" calcext:value-type="float">
            <text:p>35</text:p>
          </table:table-cell>
          <table:table-cell table:style-name="ce65" table:formula="of:=[.$A21]*100/([.$A21]+([.S$3]*[.$B$1]))" office:value-type="float" office:value="33.3333333333333" calcext:value-type="float">
            <text:p>33</text:p>
          </table:table-cell>
          <table:table-cell table:style-name="ce65" table:formula="of:=[.$A21]*100/([.$A21]+([.T$3]*[.$B$1]))" office:value-type="float" office:value="32.1428571428571" calcext:value-type="float">
            <text:p>32</text:p>
          </table:table-cell>
          <table:table-cell table:style-name="ce65" table:formula="of:=[.$A21]*100/([.$A21]+([.U$3]*[.$B$1]))" office:value-type="float" office:value="31.0344827586207" calcext:value-type="float">
            <text:p>31</text:p>
          </table:table-cell>
          <table:table-cell table:style-name="ce65" table:formula="of:=[.$A21]*100/([.$A21]+([.V$3]*[.$B$1]))" office:value-type="float" office:value="30" calcext:value-type="float">
            <text:p>30</text:p>
          </table:table-cell>
          <table:table-cell table:style-name="ce65" table:formula="of:=[.$A21]*100/([.$A21]+([.W$3]*[.$B$1]))" office:value-type="float" office:value="29.0322580645161" calcext:value-type="float">
            <text:p>29</text:p>
          </table:table-cell>
          <table:table-cell table:style-name="ce65" table:formula="of:=[.$A21]*100/([.$A21]+([.X$3]*[.$B$1]))" office:value-type="float" office:value="28.125" calcext:value-type="float">
            <text:p>28</text:p>
          </table:table-cell>
          <table:table-cell table:style-name="ce65" table:formula="of:=[.$A21]*100/([.$A21]+([.Y$3]*[.$B$1]))" office:value-type="float" office:value="27.2727272727273" calcext:value-type="float">
            <text:p>27</text:p>
          </table:table-cell>
          <table:table-cell table:style-name="ce65" table:formula="of:=[.$A21]*100/([.$A21]+([.Z$3]*[.$B$1]))" office:value-type="float" office:value="26.4705882352941" calcext:value-type="float">
            <text:p>26</text:p>
          </table:table-cell>
          <table:table-cell table:style-name="ce65" table:formula="of:=[.$A21]*100/([.$A21]+([.AA$3]*[.$B$1]))" office:value-type="float" office:value="25.7142857142857" calcext:value-type="float">
            <text:p>26</text:p>
          </table:table-cell>
          <table:table-cell table:style-name="ce65" table:formula="of:=[.$A21]*100/([.$A21]+([.AB$3]*[.$B$1]))" office:value-type="float" office:value="25" calcext:value-type="float">
            <text:p>25</text:p>
          </table:table-cell>
          <table:table-cell table:style-name="ce65" table:formula="of:=[.$A21]*100/([.$A21]+([.AC$3]*[.$B$1]))" office:value-type="float" office:value="24.3243243243243" calcext:value-type="float">
            <text:p>24</text:p>
          </table:table-cell>
          <table:table-cell table:style-name="ce65" table:formula="of:=[.$A21]*100/([.$A21]+([.AD$3]*[.$B$1]))" office:value-type="float" office:value="23.6842105263158" calcext:value-type="float">
            <text:p>24</text:p>
          </table:table-cell>
          <table:table-cell table:style-name="ce65" table:formula="of:=[.$A21]*100/([.$A21]+([.AE$3]*[.$B$1]))" office:value-type="float" office:value="23.0769230769231" calcext:value-type="float">
            <text:p>23</text:p>
          </table:table-cell>
          <table:table-cell table:number-columns-repeated="99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table:formula="of:=[.$A22]*100/([.$A22]+([.B$3]*[.$B$1]))" office:value-type="float" office:value="90.4761904761905" calcext:value-type="float">
            <text:p>90</text:p>
          </table:table-cell>
          <table:table-cell table:style-name="ce65" table:formula="of:=[.$A22]*100/([.$A22]+([.C$3]*[.$B$1]))" office:value-type="float" office:value="82.6086956521739" calcext:value-type="float">
            <text:p>83</text:p>
          </table:table-cell>
          <table:table-cell table:style-name="ce65" table:formula="of:=[.$A22]*100/([.$A22]+([.D$3]*[.$B$1]))" office:value-type="float" office:value="76" calcext:value-type="float">
            <text:p>76</text:p>
          </table:table-cell>
          <table:table-cell table:style-name="ce65" table:formula="of:=[.$A22]*100/([.$A22]+([.E$3]*[.$B$1]))" office:value-type="float" office:value="70.3703703703704" calcext:value-type="float">
            <text:p>70</text:p>
          </table:table-cell>
          <table:table-cell table:style-name="ce65" table:formula="of:=[.$A22]*100/([.$A22]+([.F$3]*[.$B$1]))" office:value-type="float" office:value="65.5172413793104" calcext:value-type="float">
            <text:p>66</text:p>
          </table:table-cell>
          <table:table-cell table:style-name="ce65" table:formula="of:=[.$A22]*100/([.$A22]+([.G$3]*[.$B$1]))" office:value-type="float" office:value="61.2903225806452" calcext:value-type="float">
            <text:p>61</text:p>
          </table:table-cell>
          <table:table-cell table:style-name="ce65" table:formula="of:=[.$A22]*100/([.$A22]+([.H$3]*[.$B$1]))" office:value-type="float" office:value="57.5757575757576" calcext:value-type="float">
            <text:p>58</text:p>
          </table:table-cell>
          <table:table-cell table:style-name="ce65" table:formula="of:=[.$A22]*100/([.$A22]+([.I$3]*[.$B$1]))" office:value-type="float" office:value="54.2857142857143" calcext:value-type="float">
            <text:p>54</text:p>
          </table:table-cell>
          <table:table-cell table:style-name="ce65" table:formula="of:=[.$A22]*100/([.$A22]+([.J$3]*[.$B$1]))" office:value-type="float" office:value="51.3513513513514" calcext:value-type="float">
            <text:p>51</text:p>
          </table:table-cell>
          <table:table-cell table:style-name="ce65" table:formula="of:=[.$A22]*100/([.$A22]+([.K$3]*[.$B$1]))" office:value-type="float" office:value="48.7179487179487" calcext:value-type="float">
            <text:p>49</text:p>
          </table:table-cell>
          <table:table-cell table:style-name="ce65" table:formula="of:=[.$A22]*100/([.$A22]+([.L$3]*[.$B$1]))" office:value-type="float" office:value="46.3414634146342" calcext:value-type="float">
            <text:p>46</text:p>
          </table:table-cell>
          <table:table-cell table:style-name="ce65" table:formula="of:=[.$A22]*100/([.$A22]+([.M$3]*[.$B$1]))" office:value-type="float" office:value="44.1860465116279" calcext:value-type="float">
            <text:p>44</text:p>
          </table:table-cell>
          <table:table-cell table:style-name="ce65" table:formula="of:=[.$A22]*100/([.$A22]+([.N$3]*[.$B$1]))" office:value-type="float" office:value="42.2222222222222" calcext:value-type="float">
            <text:p>42</text:p>
          </table:table-cell>
          <table:table-cell table:style-name="ce65" table:formula="of:=[.$A22]*100/([.$A22]+([.O$3]*[.$B$1]))" office:value-type="float" office:value="40.4255319148936" calcext:value-type="float">
            <text:p>40</text:p>
          </table:table-cell>
          <table:table-cell table:style-name="ce65" table:formula="of:=[.$A22]*100/([.$A22]+([.P$3]*[.$B$1]))" office:value-type="float" office:value="38.7755102040816" calcext:value-type="float">
            <text:p>39</text:p>
          </table:table-cell>
          <table:table-cell table:style-name="ce65" table:formula="of:=[.$A22]*100/([.$A22]+([.Q$3]*[.$B$1]))" office:value-type="float" office:value="37.2549019607843" calcext:value-type="float">
            <text:p>37</text:p>
          </table:table-cell>
          <table:table-cell table:style-name="ce65" table:formula="of:=[.$A22]*100/([.$A22]+([.R$3]*[.$B$1]))" office:value-type="float" office:value="35.8490566037736" calcext:value-type="float">
            <text:p>36</text:p>
          </table:table-cell>
          <table:table-cell table:style-name="ce65" table:formula="of:=[.$A22]*100/([.$A22]+([.S$3]*[.$B$1]))" office:value-type="float" office:value="34.5454545454545" calcext:value-type="float">
            <text:p>35</text:p>
          </table:table-cell>
          <table:table-cell table:style-name="ce65" table:formula="of:=[.$A22]*100/([.$A22]+([.T$3]*[.$B$1]))" office:value-type="float" office:value="33.3333333333333" calcext:value-type="float">
            <text:p>33</text:p>
          </table:table-cell>
          <table:table-cell table:style-name="ce65" table:formula="of:=[.$A22]*100/([.$A22]+([.U$3]*[.$B$1]))" office:value-type="float" office:value="32.2033898305085" calcext:value-type="float">
            <text:p>32</text:p>
          </table:table-cell>
          <table:table-cell table:style-name="ce65" table:formula="of:=[.$A22]*100/([.$A22]+([.V$3]*[.$B$1]))" office:value-type="float" office:value="31.1475409836066" calcext:value-type="float">
            <text:p>31</text:p>
          </table:table-cell>
          <table:table-cell table:style-name="ce65" table:formula="of:=[.$A22]*100/([.$A22]+([.W$3]*[.$B$1]))" office:value-type="float" office:value="30.1587301587302" calcext:value-type="float">
            <text:p>30</text:p>
          </table:table-cell>
          <table:table-cell table:style-name="ce65" table:formula="of:=[.$A22]*100/([.$A22]+([.X$3]*[.$B$1]))" office:value-type="float" office:value="29.2307692307692" calcext:value-type="float">
            <text:p>29</text:p>
          </table:table-cell>
          <table:table-cell table:style-name="ce65" table:formula="of:=[.$A22]*100/([.$A22]+([.Y$3]*[.$B$1]))" office:value-type="float" office:value="28.3582089552239" calcext:value-type="float">
            <text:p>28</text:p>
          </table:table-cell>
          <table:table-cell table:style-name="ce65" table:formula="of:=[.$A22]*100/([.$A22]+([.Z$3]*[.$B$1]))" office:value-type="float" office:value="27.536231884058" calcext:value-type="float">
            <text:p>28</text:p>
          </table:table-cell>
          <table:table-cell table:style-name="ce65" table:formula="of:=[.$A22]*100/([.$A22]+([.AA$3]*[.$B$1]))" office:value-type="float" office:value="26.7605633802817" calcext:value-type="float">
            <text:p>27</text:p>
          </table:table-cell>
          <table:table-cell table:style-name="ce65" table:formula="of:=[.$A22]*100/([.$A22]+([.AB$3]*[.$B$1]))" office:value-type="float" office:value="26.027397260274" calcext:value-type="float">
            <text:p>26</text:p>
          </table:table-cell>
          <table:table-cell table:style-name="ce65" table:formula="of:=[.$A22]*100/([.$A22]+([.AC$3]*[.$B$1]))" office:value-type="float" office:value="25.3333333333333" calcext:value-type="float">
            <text:p>25</text:p>
          </table:table-cell>
          <table:table-cell table:style-name="ce65" table:formula="of:=[.$A22]*100/([.$A22]+([.AD$3]*[.$B$1]))" office:value-type="float" office:value="24.6753246753247" calcext:value-type="float">
            <text:p>25</text:p>
          </table:table-cell>
          <table:table-cell table:style-name="ce65" table:formula="of:=[.$A22]*100/([.$A22]+([.AE$3]*[.$B$1]))" office:value-type="float" office:value="24.0506329113924" calcext:value-type="float">
            <text:p>24</text:p>
          </table:table-cell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table:formula="of:=[.$A23]*100/([.$A23]+([.B$3]*[.$B$1]))" office:value-type="float" office:value="90.9090909090909" calcext:value-type="float">
            <text:p>91</text:p>
          </table:table-cell>
          <table:table-cell table:style-name="ce65" table:formula="of:=[.$A23]*100/([.$A23]+([.C$3]*[.$B$1]))" office:value-type="float" office:value="83.3333333333333" calcext:value-type="float">
            <text:p>83</text:p>
          </table:table-cell>
          <table:table-cell table:style-name="ce65" table:formula="of:=[.$A23]*100/([.$A23]+([.D$3]*[.$B$1]))" office:value-type="float" office:value="76.9230769230769" calcext:value-type="float">
            <text:p>77</text:p>
          </table:table-cell>
          <table:table-cell table:style-name="ce65" table:formula="of:=[.$A23]*100/([.$A23]+([.E$3]*[.$B$1]))" office:value-type="float" office:value="71.4285714285714" calcext:value-type="float">
            <text:p>71</text:p>
          </table:table-cell>
          <table:table-cell table:style-name="ce65" table:formula="of:=[.$A23]*100/([.$A23]+([.F$3]*[.$B$1]))" office:value-type="float" office:value="66.6666666666667" calcext:value-type="float">
            <text:p>67</text:p>
          </table:table-cell>
          <table:table-cell table:style-name="ce65" table:formula="of:=[.$A23]*100/([.$A23]+([.G$3]*[.$B$1]))" office:value-type="float" office:value="62.5" calcext:value-type="float">
            <text:p>63</text:p>
          </table:table-cell>
          <table:table-cell table:style-name="ce65" table:formula="of:=[.$A23]*100/([.$A23]+([.H$3]*[.$B$1]))" office:value-type="float" office:value="58.8235294117647" calcext:value-type="float">
            <text:p>59</text:p>
          </table:table-cell>
          <table:table-cell table:style-name="ce65" table:formula="of:=[.$A23]*100/([.$A23]+([.I$3]*[.$B$1]))" office:value-type="float" office:value="55.5555555555556" calcext:value-type="float">
            <text:p>56</text:p>
          </table:table-cell>
          <table:table-cell table:style-name="ce65" table:formula="of:=[.$A23]*100/([.$A23]+([.J$3]*[.$B$1]))" office:value-type="float" office:value="52.6315789473684" calcext:value-type="float">
            <text:p>53</text:p>
          </table:table-cell>
          <table:table-cell table:style-name="ce65" table:formula="of:=[.$A23]*100/([.$A23]+([.K$3]*[.$B$1]))" office:value-type="float" office:value="50" calcext:value-type="float">
            <text:p>50</text:p>
          </table:table-cell>
          <table:table-cell table:style-name="ce65" table:formula="of:=[.$A23]*100/([.$A23]+([.L$3]*[.$B$1]))" office:value-type="float" office:value="47.6190476190476" calcext:value-type="float">
            <text:p>48</text:p>
          </table:table-cell>
          <table:table-cell table:style-name="ce65" table:formula="of:=[.$A23]*100/([.$A23]+([.M$3]*[.$B$1]))" office:value-type="float" office:value="45.4545454545455" calcext:value-type="float">
            <text:p>45</text:p>
          </table:table-cell>
          <table:table-cell table:style-name="ce65" table:formula="of:=[.$A23]*100/([.$A23]+([.N$3]*[.$B$1]))" office:value-type="float" office:value="43.4782608695652" calcext:value-type="float">
            <text:p>43</text:p>
          </table:table-cell>
          <table:table-cell table:style-name="ce65" table:formula="of:=[.$A23]*100/([.$A23]+([.O$3]*[.$B$1]))" office:value-type="float" office:value="41.6666666666667" calcext:value-type="float">
            <text:p>42</text:p>
          </table:table-cell>
          <table:table-cell table:style-name="ce65" table:formula="of:=[.$A23]*100/([.$A23]+([.P$3]*[.$B$1]))" office:value-type="float" office:value="40" calcext:value-type="float">
            <text:p>40</text:p>
          </table:table-cell>
          <table:table-cell table:style-name="ce65" table:formula="of:=[.$A23]*100/([.$A23]+([.Q$3]*[.$B$1]))" office:value-type="float" office:value="38.4615384615385" calcext:value-type="float">
            <text:p>38</text:p>
          </table:table-cell>
          <table:table-cell table:style-name="ce65" table:formula="of:=[.$A23]*100/([.$A23]+([.R$3]*[.$B$1]))" office:value-type="float" office:value="37.037037037037" calcext:value-type="float">
            <text:p>37</text:p>
          </table:table-cell>
          <table:table-cell table:style-name="ce65" table:formula="of:=[.$A23]*100/([.$A23]+([.S$3]*[.$B$1]))" office:value-type="float" office:value="35.7142857142857" calcext:value-type="float">
            <text:p>36</text:p>
          </table:table-cell>
          <table:table-cell table:style-name="ce65" table:formula="of:=[.$A23]*100/([.$A23]+([.T$3]*[.$B$1]))" office:value-type="float" office:value="34.4827586206897" calcext:value-type="float">
            <text:p>34</text:p>
          </table:table-cell>
          <table:table-cell table:style-name="ce65" table:formula="of:=[.$A23]*100/([.$A23]+([.U$3]*[.$B$1]))" office:value-type="float" office:value="33.3333333333333" calcext:value-type="float">
            <text:p>33</text:p>
          </table:table-cell>
          <table:table-cell table:style-name="ce65" table:formula="of:=[.$A23]*100/([.$A23]+([.V$3]*[.$B$1]))" office:value-type="float" office:value="32.258064516129" calcext:value-type="float">
            <text:p>32</text:p>
          </table:table-cell>
          <table:table-cell table:style-name="ce65" table:formula="of:=[.$A23]*100/([.$A23]+([.W$3]*[.$B$1]))" office:value-type="float" office:value="31.25" calcext:value-type="float">
            <text:p>31</text:p>
          </table:table-cell>
          <table:table-cell table:style-name="ce65" table:formula="of:=[.$A23]*100/([.$A23]+([.X$3]*[.$B$1]))" office:value-type="float" office:value="30.3030303030303" calcext:value-type="float">
            <text:p>30</text:p>
          </table:table-cell>
          <table:table-cell table:style-name="ce65" table:formula="of:=[.$A23]*100/([.$A23]+([.Y$3]*[.$B$1]))" office:value-type="float" office:value="29.4117647058823" calcext:value-type="float">
            <text:p>29</text:p>
          </table:table-cell>
          <table:table-cell table:style-name="ce65" table:formula="of:=[.$A23]*100/([.$A23]+([.Z$3]*[.$B$1]))" office:value-type="float" office:value="28.5714285714286" calcext:value-type="float">
            <text:p>29</text:p>
          </table:table-cell>
          <table:table-cell table:style-name="ce65" table:formula="of:=[.$A23]*100/([.$A23]+([.AA$3]*[.$B$1]))" office:value-type="float" office:value="27.7777777777778" calcext:value-type="float">
            <text:p>28</text:p>
          </table:table-cell>
          <table:table-cell table:style-name="ce65" table:formula="of:=[.$A23]*100/([.$A23]+([.AB$3]*[.$B$1]))" office:value-type="float" office:value="27.027027027027" calcext:value-type="float">
            <text:p>27</text:p>
          </table:table-cell>
          <table:table-cell table:style-name="ce65" table:formula="of:=[.$A23]*100/([.$A23]+([.AC$3]*[.$B$1]))" office:value-type="float" office:value="26.3157894736842" calcext:value-type="float">
            <text:p>26</text:p>
          </table:table-cell>
          <table:table-cell table:style-name="ce65" table:formula="of:=[.$A23]*100/([.$A23]+([.AD$3]*[.$B$1]))" office:value-type="float" office:value="25.6410256410256" calcext:value-type="float">
            <text:p>26</text:p>
          </table:table-cell>
          <table:table-cell table:style-name="ce65" table:formula="of:=[.$A23]*100/([.$A23]+([.AE$3]*[.$B$1]))" office:value-type="float" office:value="25" calcext:value-type="float">
            <text:p>25</text:p>
          </table:table-cell>
          <table:table-cell table:number-columns-repeated="99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table:formula="of:=[.$A24]*100/([.$A24]+([.B$3]*[.$B$1]))" office:value-type="float" office:value="91.304347826087" calcext:value-type="float">
            <text:p>91</text:p>
          </table:table-cell>
          <table:table-cell table:style-name="ce65" table:formula="of:=[.$A24]*100/([.$A24]+([.C$3]*[.$B$1]))" office:value-type="float" office:value="84" calcext:value-type="float">
            <text:p>84</text:p>
          </table:table-cell>
          <table:table-cell table:style-name="ce65" table:formula="of:=[.$A24]*100/([.$A24]+([.D$3]*[.$B$1]))" office:value-type="float" office:value="77.7777777777778" calcext:value-type="float">
            <text:p>78</text:p>
          </table:table-cell>
          <table:table-cell table:style-name="ce65" table:formula="of:=[.$A24]*100/([.$A24]+([.E$3]*[.$B$1]))" office:value-type="float" office:value="72.4137931034483" calcext:value-type="float">
            <text:p>72</text:p>
          </table:table-cell>
          <table:table-cell table:style-name="ce65" table:formula="of:=[.$A24]*100/([.$A24]+([.F$3]*[.$B$1]))" office:value-type="float" office:value="67.741935483871" calcext:value-type="float">
            <text:p>68</text:p>
          </table:table-cell>
          <table:table-cell table:style-name="ce65" table:formula="of:=[.$A24]*100/([.$A24]+([.G$3]*[.$B$1]))" office:value-type="float" office:value="63.6363636363636" calcext:value-type="float">
            <text:p>64</text:p>
          </table:table-cell>
          <table:table-cell table:style-name="ce65" table:formula="of:=[.$A24]*100/([.$A24]+([.H$3]*[.$B$1]))" office:value-type="float" office:value="60" calcext:value-type="float">
            <text:p>60</text:p>
          </table:table-cell>
          <table:table-cell table:style-name="ce65" table:formula="of:=[.$A24]*100/([.$A24]+([.I$3]*[.$B$1]))" office:value-type="float" office:value="56.7567567567568" calcext:value-type="float">
            <text:p>57</text:p>
          </table:table-cell>
          <table:table-cell table:style-name="ce65" table:formula="of:=[.$A24]*100/([.$A24]+([.J$3]*[.$B$1]))" office:value-type="float" office:value="53.8461538461539" calcext:value-type="float">
            <text:p>54</text:p>
          </table:table-cell>
          <table:table-cell table:style-name="ce65" table:formula="of:=[.$A24]*100/([.$A24]+([.K$3]*[.$B$1]))" office:value-type="float" office:value="51.219512195122" calcext:value-type="float">
            <text:p>51</text:p>
          </table:table-cell>
          <table:table-cell table:style-name="ce65" table:formula="of:=[.$A24]*100/([.$A24]+([.L$3]*[.$B$1]))" office:value-type="float" office:value="48.8372093023256" calcext:value-type="float">
            <text:p>49</text:p>
          </table:table-cell>
          <table:table-cell table:style-name="ce65" table:formula="of:=[.$A24]*100/([.$A24]+([.M$3]*[.$B$1]))" office:value-type="float" office:value="46.6666666666667" calcext:value-type="float">
            <text:p>47</text:p>
          </table:table-cell>
          <table:table-cell table:style-name="ce65" table:formula="of:=[.$A24]*100/([.$A24]+([.N$3]*[.$B$1]))" office:value-type="float" office:value="44.6808510638298" calcext:value-type="float">
            <text:p>45</text:p>
          </table:table-cell>
          <table:table-cell table:style-name="ce65" table:formula="of:=[.$A24]*100/([.$A24]+([.O$3]*[.$B$1]))" office:value-type="float" office:value="42.8571428571429" calcext:value-type="float">
            <text:p>43</text:p>
          </table:table-cell>
          <table:table-cell table:style-name="ce65" table:formula="of:=[.$A24]*100/([.$A24]+([.P$3]*[.$B$1]))" office:value-type="float" office:value="41.1764705882353" calcext:value-type="float">
            <text:p>41</text:p>
          </table:table-cell>
          <table:table-cell table:style-name="ce65" table:formula="of:=[.$A24]*100/([.$A24]+([.Q$3]*[.$B$1]))" office:value-type="float" office:value="39.622641509434" calcext:value-type="float">
            <text:p>40</text:p>
          </table:table-cell>
          <table:table-cell table:style-name="ce65" table:formula="of:=[.$A24]*100/([.$A24]+([.R$3]*[.$B$1]))" office:value-type="float" office:value="38.1818181818182" calcext:value-type="float">
            <text:p>38</text:p>
          </table:table-cell>
          <table:table-cell table:style-name="ce65" table:formula="of:=[.$A24]*100/([.$A24]+([.S$3]*[.$B$1]))" office:value-type="float" office:value="36.8421052631579" calcext:value-type="float">
            <text:p>37</text:p>
          </table:table-cell>
          <table:table-cell table:style-name="ce65" table:formula="of:=[.$A24]*100/([.$A24]+([.T$3]*[.$B$1]))" office:value-type="float" office:value="35.5932203389831" calcext:value-type="float">
            <text:p>36</text:p>
          </table:table-cell>
          <table:table-cell table:style-name="ce65" table:formula="of:=[.$A24]*100/([.$A24]+([.U$3]*[.$B$1]))" office:value-type="float" office:value="34.4262295081967" calcext:value-type="float">
            <text:p>34</text:p>
          </table:table-cell>
          <table:table-cell table:style-name="ce65" table:formula="of:=[.$A24]*100/([.$A24]+([.V$3]*[.$B$1]))" office:value-type="float" office:value="33.3333333333333" calcext:value-type="float">
            <text:p>33</text:p>
          </table:table-cell>
          <table:table-cell table:style-name="ce65" table:formula="of:=[.$A24]*100/([.$A24]+([.W$3]*[.$B$1]))" office:value-type="float" office:value="32.3076923076923" calcext:value-type="float">
            <text:p>32</text:p>
          </table:table-cell>
          <table:table-cell table:style-name="ce65" table:formula="of:=[.$A24]*100/([.$A24]+([.X$3]*[.$B$1]))" office:value-type="float" office:value="31.3432835820895" calcext:value-type="float">
            <text:p>31</text:p>
          </table:table-cell>
          <table:table-cell table:style-name="ce65" table:formula="of:=[.$A24]*100/([.$A24]+([.Y$3]*[.$B$1]))" office:value-type="float" office:value="30.4347826086957" calcext:value-type="float">
            <text:p>30</text:p>
          </table:table-cell>
          <table:table-cell table:style-name="ce65" table:formula="of:=[.$A24]*100/([.$A24]+([.Z$3]*[.$B$1]))" office:value-type="float" office:value="29.5774647887324" calcext:value-type="float">
            <text:p>30</text:p>
          </table:table-cell>
          <table:table-cell table:style-name="ce65" table:formula="of:=[.$A24]*100/([.$A24]+([.AA$3]*[.$B$1]))" office:value-type="float" office:value="28.7671232876712" calcext:value-type="float">
            <text:p>29</text:p>
          </table:table-cell>
          <table:table-cell table:style-name="ce65" table:formula="of:=[.$A24]*100/([.$A24]+([.AB$3]*[.$B$1]))" office:value-type="float" office:value="28" calcext:value-type="float">
            <text:p>28</text:p>
          </table:table-cell>
          <table:table-cell table:style-name="ce65" table:formula="of:=[.$A24]*100/([.$A24]+([.AC$3]*[.$B$1]))" office:value-type="float" office:value="27.2727272727273" calcext:value-type="float">
            <text:p>27</text:p>
          </table:table-cell>
          <table:table-cell table:style-name="ce65" table:formula="of:=[.$A24]*100/([.$A24]+([.AD$3]*[.$B$1]))" office:value-type="float" office:value="26.5822784810127" calcext:value-type="float">
            <text:p>27</text:p>
          </table:table-cell>
          <table:table-cell table:style-name="ce65" table:formula="of:=[.$A24]*100/([.$A24]+([.AE$3]*[.$B$1]))" office:value-type="float" office:value="25.9259259259259" calcext:value-type="float">
            <text:p>26</text:p>
          </table:table-cell>
          <table:table-cell table:number-columns-repeated="99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table:formula="of:=[.$A25]*100/([.$A25]+([.B$3]*[.$B$1]))" office:value-type="float" office:value="91.6666666666667" calcext:value-type="float">
            <text:p>92</text:p>
          </table:table-cell>
          <table:table-cell table:style-name="ce65" table:formula="of:=[.$A25]*100/([.$A25]+([.C$3]*[.$B$1]))" office:value-type="float" office:value="84.6153846153846" calcext:value-type="float">
            <text:p>85</text:p>
          </table:table-cell>
          <table:table-cell table:style-name="ce65" table:formula="of:=[.$A25]*100/([.$A25]+([.D$3]*[.$B$1]))" office:value-type="float" office:value="78.5714285714286" calcext:value-type="float">
            <text:p>79</text:p>
          </table:table-cell>
          <table:table-cell table:style-name="ce65" table:formula="of:=[.$A25]*100/([.$A25]+([.E$3]*[.$B$1]))" office:value-type="float" office:value="73.3333333333333" calcext:value-type="float">
            <text:p>73</text:p>
          </table:table-cell>
          <table:table-cell table:style-name="ce65" table:formula="of:=[.$A25]*100/([.$A25]+([.F$3]*[.$B$1]))" office:value-type="float" office:value="68.75" calcext:value-type="float">
            <text:p>69</text:p>
          </table:table-cell>
          <table:table-cell table:style-name="ce65" table:formula="of:=[.$A25]*100/([.$A25]+([.G$3]*[.$B$1]))" office:value-type="float" office:value="64.7058823529412" calcext:value-type="float">
            <text:p>65</text:p>
          </table:table-cell>
          <table:table-cell table:style-name="ce65" table:formula="of:=[.$A25]*100/([.$A25]+([.H$3]*[.$B$1]))" office:value-type="float" office:value="61.1111111111111" calcext:value-type="float">
            <text:p>61</text:p>
          </table:table-cell>
          <table:table-cell table:style-name="ce65" table:formula="of:=[.$A25]*100/([.$A25]+([.I$3]*[.$B$1]))" office:value-type="float" office:value="57.8947368421053" calcext:value-type="float">
            <text:p>58</text:p>
          </table:table-cell>
          <table:table-cell table:style-name="ce65" table:formula="of:=[.$A25]*100/([.$A25]+([.J$3]*[.$B$1]))" office:value-type="float" office:value="55" calcext:value-type="float">
            <text:p>55</text:p>
          </table:table-cell>
          <table:table-cell table:style-name="ce65" table:formula="of:=[.$A25]*100/([.$A25]+([.K$3]*[.$B$1]))" office:value-type="float" office:value="52.3809523809524" calcext:value-type="float">
            <text:p>52</text:p>
          </table:table-cell>
          <table:table-cell table:style-name="ce65" table:formula="of:=[.$A25]*100/([.$A25]+([.L$3]*[.$B$1]))" office:value-type="float" office:value="50" calcext:value-type="float">
            <text:p>50</text:p>
          </table:table-cell>
          <table:table-cell table:style-name="ce65" table:formula="of:=[.$A25]*100/([.$A25]+([.M$3]*[.$B$1]))" office:value-type="float" office:value="47.8260869565217" calcext:value-type="float">
            <text:p>48</text:p>
          </table:table-cell>
          <table:table-cell table:style-name="ce65" table:formula="of:=[.$A25]*100/([.$A25]+([.N$3]*[.$B$1]))" office:value-type="float" office:value="45.8333333333333" calcext:value-type="float">
            <text:p>46</text:p>
          </table:table-cell>
          <table:table-cell table:style-name="ce65" table:formula="of:=[.$A25]*100/([.$A25]+([.O$3]*[.$B$1]))" office:value-type="float" office:value="44" calcext:value-type="float">
            <text:p>44</text:p>
          </table:table-cell>
          <table:table-cell table:style-name="ce65" table:formula="of:=[.$A25]*100/([.$A25]+([.P$3]*[.$B$1]))" office:value-type="float" office:value="42.3076923076923" calcext:value-type="float">
            <text:p>42</text:p>
          </table:table-cell>
          <table:table-cell table:style-name="ce65" table:formula="of:=[.$A25]*100/([.$A25]+([.Q$3]*[.$B$1]))" office:value-type="float" office:value="40.7407407407407" calcext:value-type="float">
            <text:p>41</text:p>
          </table:table-cell>
          <table:table-cell table:style-name="ce65" table:formula="of:=[.$A25]*100/([.$A25]+([.R$3]*[.$B$1]))" office:value-type="float" office:value="39.2857142857143" calcext:value-type="float">
            <text:p>39</text:p>
          </table:table-cell>
          <table:table-cell table:style-name="ce65" table:formula="of:=[.$A25]*100/([.$A25]+([.S$3]*[.$B$1]))" office:value-type="float" office:value="37.9310344827586" calcext:value-type="float">
            <text:p>38</text:p>
          </table:table-cell>
          <table:table-cell table:style-name="ce65" table:formula="of:=[.$A25]*100/([.$A25]+([.T$3]*[.$B$1]))" office:value-type="float" office:value="36.6666666666667" calcext:value-type="float">
            <text:p>37</text:p>
          </table:table-cell>
          <table:table-cell table:style-name="ce65" table:formula="of:=[.$A25]*100/([.$A25]+([.U$3]*[.$B$1]))" office:value-type="float" office:value="35.4838709677419" calcext:value-type="float">
            <text:p>35</text:p>
          </table:table-cell>
          <table:table-cell table:style-name="ce65" table:formula="of:=[.$A25]*100/([.$A25]+([.V$3]*[.$B$1]))" office:value-type="float" office:value="34.375" calcext:value-type="float">
            <text:p>34</text:p>
          </table:table-cell>
          <table:table-cell table:style-name="ce65" table:formula="of:=[.$A25]*100/([.$A25]+([.W$3]*[.$B$1]))" office:value-type="float" office:value="33.3333333333333" calcext:value-type="float">
            <text:p>33</text:p>
          </table:table-cell>
          <table:table-cell table:style-name="ce65" table:formula="of:=[.$A25]*100/([.$A25]+([.X$3]*[.$B$1]))" office:value-type="float" office:value="32.3529411764706" calcext:value-type="float">
            <text:p>32</text:p>
          </table:table-cell>
          <table:table-cell table:style-name="ce65" table:formula="of:=[.$A25]*100/([.$A25]+([.Y$3]*[.$B$1]))" office:value-type="float" office:value="31.4285714285714" calcext:value-type="float">
            <text:p>31</text:p>
          </table:table-cell>
          <table:table-cell table:style-name="ce65" table:formula="of:=[.$A25]*100/([.$A25]+([.Z$3]*[.$B$1]))" office:value-type="float" office:value="30.5555555555556" calcext:value-type="float">
            <text:p>31</text:p>
          </table:table-cell>
          <table:table-cell table:style-name="ce65" table:formula="of:=[.$A25]*100/([.$A25]+([.AA$3]*[.$B$1]))" office:value-type="float" office:value="29.7297297297297" calcext:value-type="float">
            <text:p>30</text:p>
          </table:table-cell>
          <table:table-cell table:style-name="ce65" table:formula="of:=[.$A25]*100/([.$A25]+([.AB$3]*[.$B$1]))" office:value-type="float" office:value="28.9473684210526" calcext:value-type="float">
            <text:p>29</text:p>
          </table:table-cell>
          <table:table-cell table:style-name="ce65" table:formula="of:=[.$A25]*100/([.$A25]+([.AC$3]*[.$B$1]))" office:value-type="float" office:value="28.2051282051282" calcext:value-type="float">
            <text:p>28</text:p>
          </table:table-cell>
          <table:table-cell table:style-name="ce65" table:formula="of:=[.$A25]*100/([.$A25]+([.AD$3]*[.$B$1]))" office:value-type="float" office:value="27.5" calcext:value-type="float">
            <text:p>28</text:p>
          </table:table-cell>
          <table:table-cell table:style-name="ce65" table:formula="of:=[.$A25]*100/([.$A25]+([.AE$3]*[.$B$1]))" office:value-type="float" office:value="26.8292682926829" calcext:value-type="float">
            <text:p>27</text:p>
          </table:table-cell>
          <table:table-cell table:number-columns-repeated="99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table:formula="of:=[.$A26]*100/([.$A26]+([.B$3]*[.$B$1]))" office:value-type="float" office:value="92" calcext:value-type="float">
            <text:p>92</text:p>
          </table:table-cell>
          <table:table-cell table:style-name="ce65" table:formula="of:=[.$A26]*100/([.$A26]+([.C$3]*[.$B$1]))" office:value-type="float" office:value="85.1851851851852" calcext:value-type="float">
            <text:p>85</text:p>
          </table:table-cell>
          <table:table-cell table:style-name="ce65" table:formula="of:=[.$A26]*100/([.$A26]+([.D$3]*[.$B$1]))" office:value-type="float" office:value="79.3103448275862" calcext:value-type="float">
            <text:p>79</text:p>
          </table:table-cell>
          <table:table-cell table:style-name="ce65" table:formula="of:=[.$A26]*100/([.$A26]+([.E$3]*[.$B$1]))" office:value-type="float" office:value="74.1935483870968" calcext:value-type="float">
            <text:p>74</text:p>
          </table:table-cell>
          <table:table-cell table:style-name="ce65" table:formula="of:=[.$A26]*100/([.$A26]+([.F$3]*[.$B$1]))" office:value-type="float" office:value="69.6969696969697" calcext:value-type="float">
            <text:p>70</text:p>
          </table:table-cell>
          <table:table-cell table:style-name="ce65" table:formula="of:=[.$A26]*100/([.$A26]+([.G$3]*[.$B$1]))" office:value-type="float" office:value="65.7142857142857" calcext:value-type="float">
            <text:p>66</text:p>
          </table:table-cell>
          <table:table-cell table:style-name="ce65" table:formula="of:=[.$A26]*100/([.$A26]+([.H$3]*[.$B$1]))" office:value-type="float" office:value="62.1621621621622" calcext:value-type="float">
            <text:p>62</text:p>
          </table:table-cell>
          <table:table-cell table:style-name="ce65" table:formula="of:=[.$A26]*100/([.$A26]+([.I$3]*[.$B$1]))" office:value-type="float" office:value="58.974358974359" calcext:value-type="float">
            <text:p>59</text:p>
          </table:table-cell>
          <table:table-cell table:style-name="ce65" table:formula="of:=[.$A26]*100/([.$A26]+([.J$3]*[.$B$1]))" office:value-type="float" office:value="56.0975609756098" calcext:value-type="float">
            <text:p>56</text:p>
          </table:table-cell>
          <table:table-cell table:style-name="ce65" table:formula="of:=[.$A26]*100/([.$A26]+([.K$3]*[.$B$1]))" office:value-type="float" office:value="53.4883720930233" calcext:value-type="float">
            <text:p>53</text:p>
          </table:table-cell>
          <table:table-cell table:style-name="ce65" table:formula="of:=[.$A26]*100/([.$A26]+([.L$3]*[.$B$1]))" office:value-type="float" office:value="51.1111111111111" calcext:value-type="float">
            <text:p>51</text:p>
          </table:table-cell>
          <table:table-cell table:style-name="ce65" table:formula="of:=[.$A26]*100/([.$A26]+([.M$3]*[.$B$1]))" office:value-type="float" office:value="48.936170212766" calcext:value-type="float">
            <text:p>49</text:p>
          </table:table-cell>
          <table:table-cell table:style-name="ce65" table:formula="of:=[.$A26]*100/([.$A26]+([.N$3]*[.$B$1]))" office:value-type="float" office:value="46.9387755102041" calcext:value-type="float">
            <text:p>47</text:p>
          </table:table-cell>
          <table:table-cell table:style-name="ce65" table:formula="of:=[.$A26]*100/([.$A26]+([.O$3]*[.$B$1]))" office:value-type="float" office:value="45.0980392156863" calcext:value-type="float">
            <text:p>45</text:p>
          </table:table-cell>
          <table:table-cell table:style-name="ce65" table:formula="of:=[.$A26]*100/([.$A26]+([.P$3]*[.$B$1]))" office:value-type="float" office:value="43.3962264150943" calcext:value-type="float">
            <text:p>43</text:p>
          </table:table-cell>
          <table:table-cell table:style-name="ce65" table:formula="of:=[.$A26]*100/([.$A26]+([.Q$3]*[.$B$1]))" office:value-type="float" office:value="41.8181818181818" calcext:value-type="float">
            <text:p>42</text:p>
          </table:table-cell>
          <table:table-cell table:style-name="ce65" table:formula="of:=[.$A26]*100/([.$A26]+([.R$3]*[.$B$1]))" office:value-type="float" office:value="40.3508771929825" calcext:value-type="float">
            <text:p>40</text:p>
          </table:table-cell>
          <table:table-cell table:style-name="ce65" table:formula="of:=[.$A26]*100/([.$A26]+([.S$3]*[.$B$1]))" office:value-type="float" office:value="38.9830508474576" calcext:value-type="float">
            <text:p>39</text:p>
          </table:table-cell>
          <table:table-cell table:style-name="ce65" table:formula="of:=[.$A26]*100/([.$A26]+([.T$3]*[.$B$1]))" office:value-type="float" office:value="37.7049180327869" calcext:value-type="float">
            <text:p>38</text:p>
          </table:table-cell>
          <table:table-cell table:style-name="ce65" table:formula="of:=[.$A26]*100/([.$A26]+([.U$3]*[.$B$1]))" office:value-type="float" office:value="36.5079365079365" calcext:value-type="float">
            <text:p>37</text:p>
          </table:table-cell>
          <table:table-cell table:style-name="ce65" table:formula="of:=[.$A26]*100/([.$A26]+([.V$3]*[.$B$1]))" office:value-type="float" office:value="35.3846153846154" calcext:value-type="float">
            <text:p>35</text:p>
          </table:table-cell>
          <table:table-cell table:style-name="ce65" table:formula="of:=[.$A26]*100/([.$A26]+([.W$3]*[.$B$1]))" office:value-type="float" office:value="34.3283582089552" calcext:value-type="float">
            <text:p>34</text:p>
          </table:table-cell>
          <table:table-cell table:style-name="ce65" table:formula="of:=[.$A26]*100/([.$A26]+([.X$3]*[.$B$1]))" office:value-type="float" office:value="33.3333333333333" calcext:value-type="float">
            <text:p>33</text:p>
          </table:table-cell>
          <table:table-cell table:style-name="ce65" table:formula="of:=[.$A26]*100/([.$A26]+([.Y$3]*[.$B$1]))" office:value-type="float" office:value="32.3943661971831" calcext:value-type="float">
            <text:p>32</text:p>
          </table:table-cell>
          <table:table-cell table:style-name="ce65" table:formula="of:=[.$A26]*100/([.$A26]+([.Z$3]*[.$B$1]))" office:value-type="float" office:value="31.5068493150685" calcext:value-type="float">
            <text:p>32</text:p>
          </table:table-cell>
          <table:table-cell table:style-name="ce65" table:formula="of:=[.$A26]*100/([.$A26]+([.AA$3]*[.$B$1]))" office:value-type="float" office:value="30.6666666666667" calcext:value-type="float">
            <text:p>31</text:p>
          </table:table-cell>
          <table:table-cell table:style-name="ce65" table:formula="of:=[.$A26]*100/([.$A26]+([.AB$3]*[.$B$1]))" office:value-type="float" office:value="29.8701298701299" calcext:value-type="float">
            <text:p>30</text:p>
          </table:table-cell>
          <table:table-cell table:style-name="ce65" table:formula="of:=[.$A26]*100/([.$A26]+([.AC$3]*[.$B$1]))" office:value-type="float" office:value="29.1139240506329" calcext:value-type="float">
            <text:p>29</text:p>
          </table:table-cell>
          <table:table-cell table:style-name="ce65" table:formula="of:=[.$A26]*100/([.$A26]+([.AD$3]*[.$B$1]))" office:value-type="float" office:value="28.3950617283951" calcext:value-type="float">
            <text:p>28</text:p>
          </table:table-cell>
          <table:table-cell table:style-name="ce65" table:formula="of:=[.$A26]*100/([.$A26]+([.AE$3]*[.$B$1]))" office:value-type="float" office:value="27.710843373494" calcext:value-type="float">
            <text:p>28</text:p>
          </table:table-cell>
          <table:table-cell table:number-columns-repeated="99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table:formula="of:=[.$A27]*100/([.$A27]+([.B$3]*[.$B$1]))" office:value-type="float" office:value="92.3076923076923" calcext:value-type="float">
            <text:p>92</text:p>
          </table:table-cell>
          <table:table-cell table:style-name="ce65" table:formula="of:=[.$A27]*100/([.$A27]+([.C$3]*[.$B$1]))" office:value-type="float" office:value="85.7142857142857" calcext:value-type="float">
            <text:p>86</text:p>
          </table:table-cell>
          <table:table-cell table:style-name="ce65" table:formula="of:=[.$A27]*100/([.$A27]+([.D$3]*[.$B$1]))" office:value-type="float" office:value="80" calcext:value-type="float">
            <text:p>80</text:p>
          </table:table-cell>
          <table:table-cell table:style-name="ce65" table:formula="of:=[.$A27]*100/([.$A27]+([.E$3]*[.$B$1]))" office:value-type="float" office:value="75" calcext:value-type="float">
            <text:p>75</text:p>
          </table:table-cell>
          <table:table-cell table:style-name="ce65" table:formula="of:=[.$A27]*100/([.$A27]+([.F$3]*[.$B$1]))" office:value-type="float" office:value="70.5882352941177" calcext:value-type="float">
            <text:p>71</text:p>
          </table:table-cell>
          <table:table-cell table:style-name="ce65" table:formula="of:=[.$A27]*100/([.$A27]+([.G$3]*[.$B$1]))" office:value-type="float" office:value="66.6666666666667" calcext:value-type="float">
            <text:p>67</text:p>
          </table:table-cell>
          <table:table-cell table:style-name="ce65" table:formula="of:=[.$A27]*100/([.$A27]+([.H$3]*[.$B$1]))" office:value-type="float" office:value="63.1578947368421" calcext:value-type="float">
            <text:p>63</text:p>
          </table:table-cell>
          <table:table-cell table:style-name="ce65" table:formula="of:=[.$A27]*100/([.$A27]+([.I$3]*[.$B$1]))" office:value-type="float" office:value="60" calcext:value-type="float">
            <text:p>60</text:p>
          </table:table-cell>
          <table:table-cell table:style-name="ce65" table:formula="of:=[.$A27]*100/([.$A27]+([.J$3]*[.$B$1]))" office:value-type="float" office:value="57.1428571428571" calcext:value-type="float">
            <text:p>57</text:p>
          </table:table-cell>
          <table:table-cell table:style-name="ce65" table:formula="of:=[.$A27]*100/([.$A27]+([.K$3]*[.$B$1]))" office:value-type="float" office:value="54.5454545454546" calcext:value-type="float">
            <text:p>55</text:p>
          </table:table-cell>
          <table:table-cell table:style-name="ce65" table:formula="of:=[.$A27]*100/([.$A27]+([.L$3]*[.$B$1]))" office:value-type="float" office:value="52.1739130434783" calcext:value-type="float">
            <text:p>52</text:p>
          </table:table-cell>
          <table:table-cell table:style-name="ce65" table:formula="of:=[.$A27]*100/([.$A27]+([.M$3]*[.$B$1]))" office:value-type="float" office:value="50" calcext:value-type="float">
            <text:p>50</text:p>
          </table:table-cell>
          <table:table-cell table:style-name="ce65" table:formula="of:=[.$A27]*100/([.$A27]+([.N$3]*[.$B$1]))" office:value-type="float" office:value="48" calcext:value-type="float">
            <text:p>48</text:p>
          </table:table-cell>
          <table:table-cell table:style-name="ce65" table:formula="of:=[.$A27]*100/([.$A27]+([.O$3]*[.$B$1]))" office:value-type="float" office:value="46.1538461538462" calcext:value-type="float">
            <text:p>46</text:p>
          </table:table-cell>
          <table:table-cell table:style-name="ce65" table:formula="of:=[.$A27]*100/([.$A27]+([.P$3]*[.$B$1]))" office:value-type="float" office:value="44.4444444444444" calcext:value-type="float">
            <text:p>44</text:p>
          </table:table-cell>
          <table:table-cell table:style-name="ce65" table:formula="of:=[.$A27]*100/([.$A27]+([.Q$3]*[.$B$1]))" office:value-type="float" office:value="42.8571428571429" calcext:value-type="float">
            <text:p>43</text:p>
          </table:table-cell>
          <table:table-cell table:style-name="ce65" table:formula="of:=[.$A27]*100/([.$A27]+([.R$3]*[.$B$1]))" office:value-type="float" office:value="41.3793103448276" calcext:value-type="float">
            <text:p>41</text:p>
          </table:table-cell>
          <table:table-cell table:style-name="ce65" table:formula="of:=[.$A27]*100/([.$A27]+([.S$3]*[.$B$1]))" office:value-type="float" office:value="40" calcext:value-type="float">
            <text:p>40</text:p>
          </table:table-cell>
          <table:table-cell table:style-name="ce65" table:formula="of:=[.$A27]*100/([.$A27]+([.T$3]*[.$B$1]))" office:value-type="float" office:value="38.7096774193548" calcext:value-type="float">
            <text:p>39</text:p>
          </table:table-cell>
          <table:table-cell table:style-name="ce65" table:formula="of:=[.$A27]*100/([.$A27]+([.U$3]*[.$B$1]))" office:value-type="float" office:value="37.5" calcext:value-type="float">
            <text:p>38</text:p>
          </table:table-cell>
          <table:table-cell table:style-name="ce65" table:formula="of:=[.$A27]*100/([.$A27]+([.V$3]*[.$B$1]))" office:value-type="float" office:value="36.3636363636364" calcext:value-type="float">
            <text:p>36</text:p>
          </table:table-cell>
          <table:table-cell table:style-name="ce65" table:formula="of:=[.$A27]*100/([.$A27]+([.W$3]*[.$B$1]))" office:value-type="float" office:value="35.2941176470588" calcext:value-type="float">
            <text:p>35</text:p>
          </table:table-cell>
          <table:table-cell table:style-name="ce65" table:formula="of:=[.$A27]*100/([.$A27]+([.X$3]*[.$B$1]))" office:value-type="float" office:value="34.2857142857143" calcext:value-type="float">
            <text:p>34</text:p>
          </table:table-cell>
          <table:table-cell table:style-name="ce65" table:formula="of:=[.$A27]*100/([.$A27]+([.Y$3]*[.$B$1]))" office:value-type="float" office:value="33.3333333333333" calcext:value-type="float">
            <text:p>33</text:p>
          </table:table-cell>
          <table:table-cell table:style-name="ce65" table:formula="of:=[.$A27]*100/([.$A27]+([.Z$3]*[.$B$1]))" office:value-type="float" office:value="32.4324324324324" calcext:value-type="float">
            <text:p>32</text:p>
          </table:table-cell>
          <table:table-cell table:style-name="ce65" table:formula="of:=[.$A27]*100/([.$A27]+([.AA$3]*[.$B$1]))" office:value-type="float" office:value="31.5789473684211" calcext:value-type="float">
            <text:p>32</text:p>
          </table:table-cell>
          <table:table-cell table:style-name="ce65" table:formula="of:=[.$A27]*100/([.$A27]+([.AB$3]*[.$B$1]))" office:value-type="float" office:value="30.7692307692308" calcext:value-type="float">
            <text:p>31</text:p>
          </table:table-cell>
          <table:table-cell table:style-name="ce65" table:formula="of:=[.$A27]*100/([.$A27]+([.AC$3]*[.$B$1]))" office:value-type="float" office:value="30" calcext:value-type="float">
            <text:p>30</text:p>
          </table:table-cell>
          <table:table-cell table:style-name="ce65" table:formula="of:=[.$A27]*100/([.$A27]+([.AD$3]*[.$B$1]))" office:value-type="float" office:value="29.2682926829268" calcext:value-type="float">
            <text:p>29</text:p>
          </table:table-cell>
          <table:table-cell table:style-name="ce65" table:formula="of:=[.$A27]*100/([.$A27]+([.AE$3]*[.$B$1]))" office:value-type="float" office:value="28.5714285714286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table:formula="of:=[.$A28]*100/([.$A28]+([.B$3]*[.$B$1]))" office:value-type="float" office:value="92.5925925925926" calcext:value-type="float">
            <text:p>93</text:p>
          </table:table-cell>
          <table:table-cell table:style-name="ce65" table:formula="of:=[.$A28]*100/([.$A28]+([.C$3]*[.$B$1]))" office:value-type="float" office:value="86.2068965517241" calcext:value-type="float">
            <text:p>86</text:p>
          </table:table-cell>
          <table:table-cell table:style-name="ce65" table:formula="of:=[.$A28]*100/([.$A28]+([.D$3]*[.$B$1]))" office:value-type="float" office:value="80.6451612903226" calcext:value-type="float">
            <text:p>81</text:p>
          </table:table-cell>
          <table:table-cell table:style-name="ce65" table:formula="of:=[.$A28]*100/([.$A28]+([.E$3]*[.$B$1]))" office:value-type="float" office:value="75.7575757575758" calcext:value-type="float">
            <text:p>76</text:p>
          </table:table-cell>
          <table:table-cell table:style-name="ce65" table:formula="of:=[.$A28]*100/([.$A28]+([.F$3]*[.$B$1]))" office:value-type="float" office:value="71.4285714285714" calcext:value-type="float">
            <text:p>71</text:p>
          </table:table-cell>
          <table:table-cell table:style-name="ce65" table:formula="of:=[.$A28]*100/([.$A28]+([.G$3]*[.$B$1]))" office:value-type="float" office:value="67.5675675675676" calcext:value-type="float">
            <text:p>68</text:p>
          </table:table-cell>
          <table:table-cell table:style-name="ce65" table:formula="of:=[.$A28]*100/([.$A28]+([.H$3]*[.$B$1]))" office:value-type="float" office:value="64.1025641025641" calcext:value-type="float">
            <text:p>64</text:p>
          </table:table-cell>
          <table:table-cell table:style-name="ce65" table:formula="of:=[.$A28]*100/([.$A28]+([.I$3]*[.$B$1]))" office:value-type="float" office:value="60.9756097560976" calcext:value-type="float">
            <text:p>61</text:p>
          </table:table-cell>
          <table:table-cell table:style-name="ce65" table:formula="of:=[.$A28]*100/([.$A28]+([.J$3]*[.$B$1]))" office:value-type="float" office:value="58.1395348837209" calcext:value-type="float">
            <text:p>58</text:p>
          </table:table-cell>
          <table:table-cell table:style-name="ce65" table:formula="of:=[.$A28]*100/([.$A28]+([.K$3]*[.$B$1]))" office:value-type="float" office:value="55.5555555555556" calcext:value-type="float">
            <text:p>56</text:p>
          </table:table-cell>
          <table:table-cell table:style-name="ce65" table:formula="of:=[.$A28]*100/([.$A28]+([.L$3]*[.$B$1]))" office:value-type="float" office:value="53.1914893617021" calcext:value-type="float">
            <text:p>53</text:p>
          </table:table-cell>
          <table:table-cell table:style-name="ce65" table:formula="of:=[.$A28]*100/([.$A28]+([.M$3]*[.$B$1]))" office:value-type="float" office:value="51.0204081632653" calcext:value-type="float">
            <text:p>51</text:p>
          </table:table-cell>
          <table:table-cell table:style-name="ce65" table:formula="of:=[.$A28]*100/([.$A28]+([.N$3]*[.$B$1]))" office:value-type="float" office:value="49.0196078431373" calcext:value-type="float">
            <text:p>49</text:p>
          </table:table-cell>
          <table:table-cell table:style-name="ce65" table:formula="of:=[.$A28]*100/([.$A28]+([.O$3]*[.$B$1]))" office:value-type="float" office:value="47.1698113207547" calcext:value-type="float">
            <text:p>47</text:p>
          </table:table-cell>
          <table:table-cell table:style-name="ce65" table:formula="of:=[.$A28]*100/([.$A28]+([.P$3]*[.$B$1]))" office:value-type="float" office:value="45.4545454545455" calcext:value-type="float">
            <text:p>45</text:p>
          </table:table-cell>
          <table:table-cell table:style-name="ce65" table:formula="of:=[.$A28]*100/([.$A28]+([.Q$3]*[.$B$1]))" office:value-type="float" office:value="43.859649122807" calcext:value-type="float">
            <text:p>44</text:p>
          </table:table-cell>
          <table:table-cell table:style-name="ce65" table:formula="of:=[.$A28]*100/([.$A28]+([.R$3]*[.$B$1]))" office:value-type="float" office:value="42.3728813559322" calcext:value-type="float">
            <text:p>42</text:p>
          </table:table-cell>
          <table:table-cell table:style-name="ce65" table:formula="of:=[.$A28]*100/([.$A28]+([.S$3]*[.$B$1]))" office:value-type="float" office:value="40.9836065573771" calcext:value-type="float">
            <text:p>41</text:p>
          </table:table-cell>
          <table:table-cell table:style-name="ce65" table:formula="of:=[.$A28]*100/([.$A28]+([.T$3]*[.$B$1]))" office:value-type="float" office:value="39.6825396825397" calcext:value-type="float">
            <text:p>40</text:p>
          </table:table-cell>
          <table:table-cell table:style-name="ce65" table:formula="of:=[.$A28]*100/([.$A28]+([.U$3]*[.$B$1]))" office:value-type="float" office:value="38.4615384615385" calcext:value-type="float">
            <text:p>38</text:p>
          </table:table-cell>
          <table:table-cell table:style-name="ce65" table:formula="of:=[.$A28]*100/([.$A28]+([.V$3]*[.$B$1]))" office:value-type="float" office:value="37.3134328358209" calcext:value-type="float">
            <text:p>37</text:p>
          </table:table-cell>
          <table:table-cell table:style-name="ce65" table:formula="of:=[.$A28]*100/([.$A28]+([.W$3]*[.$B$1]))" office:value-type="float" office:value="36.231884057971" calcext:value-type="float">
            <text:p>36</text:p>
          </table:table-cell>
          <table:table-cell table:style-name="ce65" table:formula="of:=[.$A28]*100/([.$A28]+([.X$3]*[.$B$1]))" office:value-type="float" office:value="35.2112676056338" calcext:value-type="float">
            <text:p>35</text:p>
          </table:table-cell>
          <table:table-cell table:style-name="ce65" table:formula="of:=[.$A28]*100/([.$A28]+([.Y$3]*[.$B$1]))" office:value-type="float" office:value="34.2465753424658" calcext:value-type="float">
            <text:p>34</text:p>
          </table:table-cell>
          <table:table-cell table:style-name="ce65" table:formula="of:=[.$A28]*100/([.$A28]+([.Z$3]*[.$B$1]))" office:value-type="float" office:value="33.3333333333333" calcext:value-type="float">
            <text:p>33</text:p>
          </table:table-cell>
          <table:table-cell table:style-name="ce65" table:formula="of:=[.$A28]*100/([.$A28]+([.AA$3]*[.$B$1]))" office:value-type="float" office:value="32.4675324675325" calcext:value-type="float">
            <text:p>32</text:p>
          </table:table-cell>
          <table:table-cell table:style-name="ce65" table:formula="of:=[.$A28]*100/([.$A28]+([.AB$3]*[.$B$1]))" office:value-type="float" office:value="31.6455696202532" calcext:value-type="float">
            <text:p>32</text:p>
          </table:table-cell>
          <table:table-cell table:style-name="ce65" table:formula="of:=[.$A28]*100/([.$A28]+([.AC$3]*[.$B$1]))" office:value-type="float" office:value="30.8641975308642" calcext:value-type="float">
            <text:p>31</text:p>
          </table:table-cell>
          <table:table-cell table:style-name="ce65" table:formula="of:=[.$A28]*100/([.$A28]+([.AD$3]*[.$B$1]))" office:value-type="float" office:value="30.1204819277108" calcext:value-type="float">
            <text:p>30</text:p>
          </table:table-cell>
          <table:table-cell table:style-name="ce65" table:formula="of:=[.$A28]*100/([.$A28]+([.AE$3]*[.$B$1]))" office:value-type="float" office:value="29.4117647058823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table:formula="of:=[.$A29]*100/([.$A29]+([.B$3]*[.$B$1]))" office:value-type="float" office:value="92.8571428571429" calcext:value-type="float">
            <text:p>93</text:p>
          </table:table-cell>
          <table:table-cell table:style-name="ce65" table:formula="of:=[.$A29]*100/([.$A29]+([.C$3]*[.$B$1]))" office:value-type="float" office:value="86.6666666666667" calcext:value-type="float">
            <text:p>87</text:p>
          </table:table-cell>
          <table:table-cell table:style-name="ce65" table:formula="of:=[.$A29]*100/([.$A29]+([.D$3]*[.$B$1]))" office:value-type="float" office:value="81.25" calcext:value-type="float">
            <text:p>81</text:p>
          </table:table-cell>
          <table:table-cell table:style-name="ce65" table:formula="of:=[.$A29]*100/([.$A29]+([.E$3]*[.$B$1]))" office:value-type="float" office:value="76.4705882352941" calcext:value-type="float">
            <text:p>76</text:p>
          </table:table-cell>
          <table:table-cell table:style-name="ce65" table:formula="of:=[.$A29]*100/([.$A29]+([.F$3]*[.$B$1]))" office:value-type="float" office:value="72.2222222222222" calcext:value-type="float">
            <text:p>72</text:p>
          </table:table-cell>
          <table:table-cell table:style-name="ce65" table:formula="of:=[.$A29]*100/([.$A29]+([.G$3]*[.$B$1]))" office:value-type="float" office:value="68.421052631579" calcext:value-type="float">
            <text:p>68</text:p>
          </table:table-cell>
          <table:table-cell table:style-name="ce65" table:formula="of:=[.$A29]*100/([.$A29]+([.H$3]*[.$B$1]))" office:value-type="float" office:value="65" calcext:value-type="float">
            <text:p>65</text:p>
          </table:table-cell>
          <table:table-cell table:style-name="ce65" table:formula="of:=[.$A29]*100/([.$A29]+([.I$3]*[.$B$1]))" office:value-type="float" office:value="61.9047619047619" calcext:value-type="float">
            <text:p>62</text:p>
          </table:table-cell>
          <table:table-cell table:style-name="ce65" table:formula="of:=[.$A29]*100/([.$A29]+([.J$3]*[.$B$1]))" office:value-type="float" office:value="59.0909090909091" calcext:value-type="float">
            <text:p>59</text:p>
          </table:table-cell>
          <table:table-cell table:style-name="ce65" table:formula="of:=[.$A29]*100/([.$A29]+([.K$3]*[.$B$1]))" office:value-type="float" office:value="56.5217391304348" calcext:value-type="float">
            <text:p>57</text:p>
          </table:table-cell>
          <table:table-cell table:style-name="ce65" table:formula="of:=[.$A29]*100/([.$A29]+([.L$3]*[.$B$1]))" office:value-type="float" office:value="54.1666666666667" calcext:value-type="float">
            <text:p>54</text:p>
          </table:table-cell>
          <table:table-cell table:style-name="ce65" table:formula="of:=[.$A29]*100/([.$A29]+([.M$3]*[.$B$1]))" office:value-type="float" office:value="52" calcext:value-type="float">
            <text:p>52</text:p>
          </table:table-cell>
          <table:table-cell table:style-name="ce65" table:formula="of:=[.$A29]*100/([.$A29]+([.N$3]*[.$B$1]))" office:value-type="float" office:value="50" calcext:value-type="float">
            <text:p>50</text:p>
          </table:table-cell>
          <table:table-cell table:style-name="ce65" table:formula="of:=[.$A29]*100/([.$A29]+([.O$3]*[.$B$1]))" office:value-type="float" office:value="48.1481481481482" calcext:value-type="float">
            <text:p>48</text:p>
          </table:table-cell>
          <table:table-cell table:style-name="ce65" table:formula="of:=[.$A29]*100/([.$A29]+([.P$3]*[.$B$1]))" office:value-type="float" office:value="46.4285714285714" calcext:value-type="float">
            <text:p>46</text:p>
          </table:table-cell>
          <table:table-cell table:style-name="ce65" table:formula="of:=[.$A29]*100/([.$A29]+([.Q$3]*[.$B$1]))" office:value-type="float" office:value="44.8275862068966" calcext:value-type="float">
            <text:p>45</text:p>
          </table:table-cell>
          <table:table-cell table:style-name="ce65" table:formula="of:=[.$A29]*100/([.$A29]+([.R$3]*[.$B$1]))" office:value-type="float" office:value="43.3333333333333" calcext:value-type="float">
            <text:p>43</text:p>
          </table:table-cell>
          <table:table-cell table:style-name="ce65" table:formula="of:=[.$A29]*100/([.$A29]+([.S$3]*[.$B$1]))" office:value-type="float" office:value="41.9354838709677" calcext:value-type="float">
            <text:p>42</text:p>
          </table:table-cell>
          <table:table-cell table:style-name="ce65" table:formula="of:=[.$A29]*100/([.$A29]+([.T$3]*[.$B$1]))" office:value-type="float" office:value="40.625" calcext:value-type="float">
            <text:p>41</text:p>
          </table:table-cell>
          <table:table-cell table:style-name="ce65" table:formula="of:=[.$A29]*100/([.$A29]+([.U$3]*[.$B$1]))" office:value-type="float" office:value="39.3939393939394" calcext:value-type="float">
            <text:p>39</text:p>
          </table:table-cell>
          <table:table-cell table:style-name="ce65" table:formula="of:=[.$A29]*100/([.$A29]+([.V$3]*[.$B$1]))" office:value-type="float" office:value="38.2352941176471" calcext:value-type="float">
            <text:p>38</text:p>
          </table:table-cell>
          <table:table-cell table:style-name="ce65" table:formula="of:=[.$A29]*100/([.$A29]+([.W$3]*[.$B$1]))" office:value-type="float" office:value="37.1428571428571" calcext:value-type="float">
            <text:p>37</text:p>
          </table:table-cell>
          <table:table-cell table:style-name="ce65" table:formula="of:=[.$A29]*100/([.$A29]+([.X$3]*[.$B$1]))" office:value-type="float" office:value="36.1111111111111" calcext:value-type="float">
            <text:p>36</text:p>
          </table:table-cell>
          <table:table-cell table:style-name="ce65" table:formula="of:=[.$A29]*100/([.$A29]+([.Y$3]*[.$B$1]))" office:value-type="float" office:value="35.1351351351351" calcext:value-type="float">
            <text:p>35</text:p>
          </table:table-cell>
          <table:table-cell table:style-name="ce65" table:formula="of:=[.$A29]*100/([.$A29]+([.Z$3]*[.$B$1]))" office:value-type="float" office:value="34.2105263157895" calcext:value-type="float">
            <text:p>34</text:p>
          </table:table-cell>
          <table:table-cell table:style-name="ce65" table:formula="of:=[.$A29]*100/([.$A29]+([.AA$3]*[.$B$1]))" office:value-type="float" office:value="33.3333333333333" calcext:value-type="float">
            <text:p>33</text:p>
          </table:table-cell>
          <table:table-cell table:style-name="ce65" table:formula="of:=[.$A29]*100/([.$A29]+([.AB$3]*[.$B$1]))" office:value-type="float" office:value="32.5" calcext:value-type="float">
            <text:p>33</text:p>
          </table:table-cell>
          <table:table-cell table:style-name="ce65" table:formula="of:=[.$A29]*100/([.$A29]+([.AC$3]*[.$B$1]))" office:value-type="float" office:value="31.7073170731707" calcext:value-type="float">
            <text:p>32</text:p>
          </table:table-cell>
          <table:table-cell table:style-name="ce65" table:formula="of:=[.$A29]*100/([.$A29]+([.AD$3]*[.$B$1]))" office:value-type="float" office:value="30.952380952381" calcext:value-type="float">
            <text:p>31</text:p>
          </table:table-cell>
          <table:table-cell table:style-name="ce65" table:formula="of:=[.$A29]*100/([.$A29]+([.AE$3]*[.$B$1]))" office:value-type="float" office:value="30.2325581395349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table:formula="of:=[.$A30]*100/([.$A30]+([.B$3]*[.$B$1]))" office:value-type="float" office:value="93.1034482758621" calcext:value-type="float">
            <text:p>93</text:p>
          </table:table-cell>
          <table:table-cell table:style-name="ce65" table:formula="of:=[.$A30]*100/([.$A30]+([.C$3]*[.$B$1]))" office:value-type="float" office:value="87.0967741935484" calcext:value-type="float">
            <text:p>87</text:p>
          </table:table-cell>
          <table:table-cell table:style-name="ce65" table:formula="of:=[.$A30]*100/([.$A30]+([.D$3]*[.$B$1]))" office:value-type="float" office:value="81.8181818181818" calcext:value-type="float">
            <text:p>82</text:p>
          </table:table-cell>
          <table:table-cell table:style-name="ce65" table:formula="of:=[.$A30]*100/([.$A30]+([.E$3]*[.$B$1]))" office:value-type="float" office:value="77.1428571428571" calcext:value-type="float">
            <text:p>77</text:p>
          </table:table-cell>
          <table:table-cell table:style-name="ce65" table:formula="of:=[.$A30]*100/([.$A30]+([.F$3]*[.$B$1]))" office:value-type="float" office:value="72.972972972973" calcext:value-type="float">
            <text:p>73</text:p>
          </table:table-cell>
          <table:table-cell table:style-name="ce65" table:formula="of:=[.$A30]*100/([.$A30]+([.G$3]*[.$B$1]))" office:value-type="float" office:value="69.2307692307692" calcext:value-type="float">
            <text:p>69</text:p>
          </table:table-cell>
          <table:table-cell table:style-name="ce65" table:formula="of:=[.$A30]*100/([.$A30]+([.H$3]*[.$B$1]))" office:value-type="float" office:value="65.8536585365854" calcext:value-type="float">
            <text:p>66</text:p>
          </table:table-cell>
          <table:table-cell table:style-name="ce65" table:formula="of:=[.$A30]*100/([.$A30]+([.I$3]*[.$B$1]))" office:value-type="float" office:value="62.7906976744186" calcext:value-type="float">
            <text:p>63</text:p>
          </table:table-cell>
          <table:table-cell table:style-name="ce65" table:formula="of:=[.$A30]*100/([.$A30]+([.J$3]*[.$B$1]))" office:value-type="float" office:value="60" calcext:value-type="float">
            <text:p>60</text:p>
          </table:table-cell>
          <table:table-cell table:style-name="ce65" table:formula="of:=[.$A30]*100/([.$A30]+([.K$3]*[.$B$1]))" office:value-type="float" office:value="57.4468085106383" calcext:value-type="float">
            <text:p>57</text:p>
          </table:table-cell>
          <table:table-cell table:style-name="ce65" table:formula="of:=[.$A30]*100/([.$A30]+([.L$3]*[.$B$1]))" office:value-type="float" office:value="55.1020408163265" calcext:value-type="float">
            <text:p>55</text:p>
          </table:table-cell>
          <table:table-cell table:style-name="ce65" table:formula="of:=[.$A30]*100/([.$A30]+([.M$3]*[.$B$1]))" office:value-type="float" office:value="52.9411764705882" calcext:value-type="float">
            <text:p>53</text:p>
          </table:table-cell>
          <table:table-cell table:style-name="ce65" table:formula="of:=[.$A30]*100/([.$A30]+([.N$3]*[.$B$1]))" office:value-type="float" office:value="50.9433962264151" calcext:value-type="float">
            <text:p>51</text:p>
          </table:table-cell>
          <table:table-cell table:style-name="ce65" table:formula="of:=[.$A30]*100/([.$A30]+([.O$3]*[.$B$1]))" office:value-type="float" office:value="49.0909090909091" calcext:value-type="float">
            <text:p>49</text:p>
          </table:table-cell>
          <table:table-cell table:style-name="ce65" table:formula="of:=[.$A30]*100/([.$A30]+([.P$3]*[.$B$1]))" office:value-type="float" office:value="47.3684210526316" calcext:value-type="float">
            <text:p>47</text:p>
          </table:table-cell>
          <table:table-cell table:style-name="ce65" table:formula="of:=[.$A30]*100/([.$A30]+([.Q$3]*[.$B$1]))" office:value-type="float" office:value="45.7627118644068" calcext:value-type="float">
            <text:p>46</text:p>
          </table:table-cell>
          <table:table-cell table:style-name="ce65" table:formula="of:=[.$A30]*100/([.$A30]+([.R$3]*[.$B$1]))" office:value-type="float" office:value="44.2622950819672" calcext:value-type="float">
            <text:p>44</text:p>
          </table:table-cell>
          <table:table-cell table:style-name="ce65" table:formula="of:=[.$A30]*100/([.$A30]+([.S$3]*[.$B$1]))" office:value-type="float" office:value="42.8571428571429" calcext:value-type="float">
            <text:p>43</text:p>
          </table:table-cell>
          <table:table-cell table:style-name="ce65" table:formula="of:=[.$A30]*100/([.$A30]+([.T$3]*[.$B$1]))" office:value-type="float" office:value="41.5384615384615" calcext:value-type="float">
            <text:p>42</text:p>
          </table:table-cell>
          <table:table-cell table:style-name="ce65" table:formula="of:=[.$A30]*100/([.$A30]+([.U$3]*[.$B$1]))" office:value-type="float" office:value="40.2985074626866" calcext:value-type="float">
            <text:p>40</text:p>
          </table:table-cell>
          <table:table-cell table:style-name="ce65" table:formula="of:=[.$A30]*100/([.$A30]+([.V$3]*[.$B$1]))" office:value-type="float" office:value="39.1304347826087" calcext:value-type="float">
            <text:p>39</text:p>
          </table:table-cell>
          <table:table-cell table:style-name="ce65" table:formula="of:=[.$A30]*100/([.$A30]+([.W$3]*[.$B$1]))" office:value-type="float" office:value="38.0281690140845" calcext:value-type="float">
            <text:p>38</text:p>
          </table:table-cell>
          <table:table-cell table:style-name="ce65" table:formula="of:=[.$A30]*100/([.$A30]+([.X$3]*[.$B$1]))" office:value-type="float" office:value="36.986301369863" calcext:value-type="float">
            <text:p>37</text:p>
          </table:table-cell>
          <table:table-cell table:style-name="ce65" table:formula="of:=[.$A30]*100/([.$A30]+([.Y$3]*[.$B$1]))" office:value-type="float" office:value="36" calcext:value-type="float">
            <text:p>36</text:p>
          </table:table-cell>
          <table:table-cell table:style-name="ce65" table:formula="of:=[.$A30]*100/([.$A30]+([.Z$3]*[.$B$1]))" office:value-type="float" office:value="35.0649350649351" calcext:value-type="float">
            <text:p>35</text:p>
          </table:table-cell>
          <table:table-cell table:style-name="ce65" table:formula="of:=[.$A30]*100/([.$A30]+([.AA$3]*[.$B$1]))" office:value-type="float" office:value="34.1772151898734" calcext:value-type="float">
            <text:p>34</text:p>
          </table:table-cell>
          <table:table-cell table:style-name="ce65" table:formula="of:=[.$A30]*100/([.$A30]+([.AB$3]*[.$B$1]))" office:value-type="float" office:value="33.3333333333333" calcext:value-type="float">
            <text:p>33</text:p>
          </table:table-cell>
          <table:table-cell table:style-name="ce65" table:formula="of:=[.$A30]*100/([.$A30]+([.AC$3]*[.$B$1]))" office:value-type="float" office:value="32.5301204819277" calcext:value-type="float">
            <text:p>33</text:p>
          </table:table-cell>
          <table:table-cell table:style-name="ce65" table:formula="of:=[.$A30]*100/([.$A30]+([.AD$3]*[.$B$1]))" office:value-type="float" office:value="31.7647058823529" calcext:value-type="float">
            <text:p>32</text:p>
          </table:table-cell>
          <table:table-cell table:style-name="ce65" table:formula="of:=[.$A30]*100/([.$A30]+([.AE$3]*[.$B$1]))" office:value-type="float" office:value="31.0344827586207" calcext:value-type="float">
            <text:p>31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table:formula="of:=[.$A31]*100/([.$A31]+([.B$3]*[.$B$1]))" office:value-type="float" office:value="93.3333333333333" calcext:value-type="float">
            <text:p>93</text:p>
          </table:table-cell>
          <table:table-cell table:style-name="ce65" table:formula="of:=[.$A31]*100/([.$A31]+([.C$3]*[.$B$1]))" office:value-type="float" office:value="87.5" calcext:value-type="float">
            <text:p>88</text:p>
          </table:table-cell>
          <table:table-cell table:style-name="ce65" table:formula="of:=[.$A31]*100/([.$A31]+([.D$3]*[.$B$1]))" office:value-type="float" office:value="82.3529411764706" calcext:value-type="float">
            <text:p>82</text:p>
          </table:table-cell>
          <table:table-cell table:style-name="ce65" table:formula="of:=[.$A31]*100/([.$A31]+([.E$3]*[.$B$1]))" office:value-type="float" office:value="77.7777777777778" calcext:value-type="float">
            <text:p>78</text:p>
          </table:table-cell>
          <table:table-cell table:style-name="ce65" table:formula="of:=[.$A31]*100/([.$A31]+([.F$3]*[.$B$1]))" office:value-type="float" office:value="73.6842105263158" calcext:value-type="float">
            <text:p>74</text:p>
          </table:table-cell>
          <table:table-cell table:style-name="ce65" table:formula="of:=[.$A31]*100/([.$A31]+([.G$3]*[.$B$1]))" office:value-type="float" office:value="70" calcext:value-type="float">
            <text:p>70</text:p>
          </table:table-cell>
          <table:table-cell table:style-name="ce65" table:formula="of:=[.$A31]*100/([.$A31]+([.H$3]*[.$B$1]))" office:value-type="float" office:value="66.6666666666667" calcext:value-type="float">
            <text:p>67</text:p>
          </table:table-cell>
          <table:table-cell table:style-name="ce65" table:formula="of:=[.$A31]*100/([.$A31]+([.I$3]*[.$B$1]))" office:value-type="float" office:value="63.6363636363636" calcext:value-type="float">
            <text:p>64</text:p>
          </table:table-cell>
          <table:table-cell table:style-name="ce65" table:formula="of:=[.$A31]*100/([.$A31]+([.J$3]*[.$B$1]))" office:value-type="float" office:value="60.8695652173913" calcext:value-type="float">
            <text:p>61</text:p>
          </table:table-cell>
          <table:table-cell table:style-name="ce65" table:formula="of:=[.$A31]*100/([.$A31]+([.K$3]*[.$B$1]))" office:value-type="float" office:value="58.3333333333333" calcext:value-type="float">
            <text:p>58</text:p>
          </table:table-cell>
          <table:table-cell table:style-name="ce65" table:formula="of:=[.$A31]*100/([.$A31]+([.L$3]*[.$B$1]))" office:value-type="float" office:value="56" calcext:value-type="float">
            <text:p>56</text:p>
          </table:table-cell>
          <table:table-cell table:style-name="ce65" table:formula="of:=[.$A31]*100/([.$A31]+([.M$3]*[.$B$1]))" office:value-type="float" office:value="53.8461538461539" calcext:value-type="float">
            <text:p>54</text:p>
          </table:table-cell>
          <table:table-cell table:style-name="ce65" table:formula="of:=[.$A31]*100/([.$A31]+([.N$3]*[.$B$1]))" office:value-type="float" office:value="51.8518518518519" calcext:value-type="float">
            <text:p>52</text:p>
          </table:table-cell>
          <table:table-cell table:style-name="ce65" table:formula="of:=[.$A31]*100/([.$A31]+([.O$3]*[.$B$1]))" office:value-type="float" office:value="50" calcext:value-type="float">
            <text:p>50</text:p>
          </table:table-cell>
          <table:table-cell table:style-name="ce65" table:formula="of:=[.$A31]*100/([.$A31]+([.P$3]*[.$B$1]))" office:value-type="float" office:value="48.2758620689655" calcext:value-type="float">
            <text:p>48</text:p>
          </table:table-cell>
          <table:table-cell table:style-name="ce65" table:formula="of:=[.$A31]*100/([.$A31]+([.Q$3]*[.$B$1]))" office:value-type="float" office:value="46.6666666666667" calcext:value-type="float">
            <text:p>47</text:p>
          </table:table-cell>
          <table:table-cell table:style-name="ce65" table:formula="of:=[.$A31]*100/([.$A31]+([.R$3]*[.$B$1]))" office:value-type="float" office:value="45.1612903225807" calcext:value-type="float">
            <text:p>45</text:p>
          </table:table-cell>
          <table:table-cell table:style-name="ce65" table:formula="of:=[.$A31]*100/([.$A31]+([.S$3]*[.$B$1]))" office:value-type="float" office:value="43.75" calcext:value-type="float">
            <text:p>44</text:p>
          </table:table-cell>
          <table:table-cell table:style-name="ce65" table:formula="of:=[.$A31]*100/([.$A31]+([.T$3]*[.$B$1]))" office:value-type="float" office:value="42.4242424242424" calcext:value-type="float">
            <text:p>42</text:p>
          </table:table-cell>
          <table:table-cell table:style-name="ce65" table:formula="of:=[.$A31]*100/([.$A31]+([.U$3]*[.$B$1]))" office:value-type="float" office:value="41.1764705882353" calcext:value-type="float">
            <text:p>41</text:p>
          </table:table-cell>
          <table:table-cell table:style-name="ce65" table:formula="of:=[.$A31]*100/([.$A31]+([.V$3]*[.$B$1]))" office:value-type="float" office:value="40" calcext:value-type="float">
            <text:p>40</text:p>
          </table:table-cell>
          <table:table-cell table:style-name="ce65" table:formula="of:=[.$A31]*100/([.$A31]+([.W$3]*[.$B$1]))" office:value-type="float" office:value="38.8888888888889" calcext:value-type="float">
            <text:p>39</text:p>
          </table:table-cell>
          <table:table-cell table:style-name="ce65" table:formula="of:=[.$A31]*100/([.$A31]+([.X$3]*[.$B$1]))" office:value-type="float" office:value="37.8378378378378" calcext:value-type="float">
            <text:p>38</text:p>
          </table:table-cell>
          <table:table-cell table:style-name="ce65" table:formula="of:=[.$A31]*100/([.$A31]+([.Y$3]*[.$B$1]))" office:value-type="float" office:value="36.8421052631579" calcext:value-type="float">
            <text:p>37</text:p>
          </table:table-cell>
          <table:table-cell table:style-name="ce65" table:formula="of:=[.$A31]*100/([.$A31]+([.Z$3]*[.$B$1]))" office:value-type="float" office:value="35.8974358974359" calcext:value-type="float">
            <text:p>36</text:p>
          </table:table-cell>
          <table:table-cell table:style-name="ce65" table:formula="of:=[.$A31]*100/([.$A31]+([.AA$3]*[.$B$1]))" office:value-type="float" office:value="35" calcext:value-type="float">
            <text:p>35</text:p>
          </table:table-cell>
          <table:table-cell table:style-name="ce65" table:formula="of:=[.$A31]*100/([.$A31]+([.AB$3]*[.$B$1]))" office:value-type="float" office:value="34.1463414634146" calcext:value-type="float">
            <text:p>34</text:p>
          </table:table-cell>
          <table:table-cell table:style-name="ce65" table:formula="of:=[.$A31]*100/([.$A31]+([.AC$3]*[.$B$1]))" office:value-type="float" office:value="33.3333333333333" calcext:value-type="float">
            <text:p>33</text:p>
          </table:table-cell>
          <table:table-cell table:style-name="ce65" table:formula="of:=[.$A31]*100/([.$A31]+([.AD$3]*[.$B$1]))" office:value-type="float" office:value="32.5581395348837" calcext:value-type="float">
            <text:p>33</text:p>
          </table:table-cell>
          <table:table-cell table:style-name="ce65" table:formula="of:=[.$A31]*100/([.$A31]+([.AE$3]*[.$B$1]))" office:value-type="float" office:value="31.8181818181818" calcext:value-type="float">
            <text:p>32</text:p>
          </table:table-cell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table:formula="of:=[.$A32]*100/([.$A32]+([.B$3]*[.$B$1]))" office:value-type="float" office:value="93.5483870967742" calcext:value-type="float">
            <text:p>94</text:p>
          </table:table-cell>
          <table:table-cell table:style-name="ce65" table:formula="of:=[.$A32]*100/([.$A32]+([.C$3]*[.$B$1]))" office:value-type="float" office:value="87.8787878787879" calcext:value-type="float">
            <text:p>88</text:p>
          </table:table-cell>
          <table:table-cell table:style-name="ce65" table:formula="of:=[.$A32]*100/([.$A32]+([.D$3]*[.$B$1]))" office:value-type="float" office:value="82.8571428571429" calcext:value-type="float">
            <text:p>83</text:p>
          </table:table-cell>
          <table:table-cell table:style-name="ce65" table:formula="of:=[.$A32]*100/([.$A32]+([.E$3]*[.$B$1]))" office:value-type="float" office:value="78.3783783783784" calcext:value-type="float">
            <text:p>78</text:p>
          </table:table-cell>
          <table:table-cell table:style-name="ce65" table:formula="of:=[.$A32]*100/([.$A32]+([.F$3]*[.$B$1]))" office:value-type="float" office:value="74.3589743589744" calcext:value-type="float">
            <text:p>74</text:p>
          </table:table-cell>
          <table:table-cell table:style-name="ce65" table:formula="of:=[.$A32]*100/([.$A32]+([.G$3]*[.$B$1]))" office:value-type="float" office:value="70.7317073170732" calcext:value-type="float">
            <text:p>71</text:p>
          </table:table-cell>
          <table:table-cell table:style-name="ce65" table:formula="of:=[.$A32]*100/([.$A32]+([.H$3]*[.$B$1]))" office:value-type="float" office:value="67.4418604651163" calcext:value-type="float">
            <text:p>67</text:p>
          </table:table-cell>
          <table:table-cell table:style-name="ce65" table:formula="of:=[.$A32]*100/([.$A32]+([.I$3]*[.$B$1]))" office:value-type="float" office:value="64.4444444444444" calcext:value-type="float">
            <text:p>64</text:p>
          </table:table-cell>
          <table:table-cell table:style-name="ce65" table:formula="of:=[.$A32]*100/([.$A32]+([.J$3]*[.$B$1]))" office:value-type="float" office:value="61.7021276595745" calcext:value-type="float">
            <text:p>62</text:p>
          </table:table-cell>
          <table:table-cell table:style-name="ce65" table:formula="of:=[.$A32]*100/([.$A32]+([.K$3]*[.$B$1]))" office:value-type="float" office:value="59.1836734693878" calcext:value-type="float">
            <text:p>59</text:p>
          </table:table-cell>
          <table:table-cell table:style-name="ce65" table:formula="of:=[.$A32]*100/([.$A32]+([.L$3]*[.$B$1]))" office:value-type="float" office:value="56.8627450980392" calcext:value-type="float">
            <text:p>57</text:p>
          </table:table-cell>
          <table:table-cell table:style-name="ce65" table:formula="of:=[.$A32]*100/([.$A32]+([.M$3]*[.$B$1]))" office:value-type="float" office:value="54.7169811320755" calcext:value-type="float">
            <text:p>55</text:p>
          </table:table-cell>
          <table:table-cell table:style-name="ce65" table:formula="of:=[.$A32]*100/([.$A32]+([.N$3]*[.$B$1]))" office:value-type="float" office:value="52.7272727272727" calcext:value-type="float">
            <text:p>53</text:p>
          </table:table-cell>
          <table:table-cell table:style-name="ce65" table:formula="of:=[.$A32]*100/([.$A32]+([.O$3]*[.$B$1]))" office:value-type="float" office:value="50.8771929824561" calcext:value-type="float">
            <text:p>51</text:p>
          </table:table-cell>
          <table:table-cell table:style-name="ce65" table:formula="of:=[.$A32]*100/([.$A32]+([.P$3]*[.$B$1]))" office:value-type="float" office:value="49.1525423728814" calcext:value-type="float">
            <text:p>49</text:p>
          </table:table-cell>
          <table:table-cell table:style-name="ce65" table:formula="of:=[.$A32]*100/([.$A32]+([.Q$3]*[.$B$1]))" office:value-type="float" office:value="47.5409836065574" calcext:value-type="float">
            <text:p>48</text:p>
          </table:table-cell>
          <table:table-cell table:style-name="ce65" table:formula="of:=[.$A32]*100/([.$A32]+([.R$3]*[.$B$1]))" office:value-type="float" office:value="46.031746031746" calcext:value-type="float">
            <text:p>46</text:p>
          </table:table-cell>
          <table:table-cell table:style-name="ce65" table:formula="of:=[.$A32]*100/([.$A32]+([.S$3]*[.$B$1]))" office:value-type="float" office:value="44.6153846153846" calcext:value-type="float">
            <text:p>45</text:p>
          </table:table-cell>
          <table:table-cell table:style-name="ce65" table:formula="of:=[.$A32]*100/([.$A32]+([.T$3]*[.$B$1]))" office:value-type="float" office:value="43.2835820895522" calcext:value-type="float">
            <text:p>43</text:p>
          </table:table-cell>
          <table:table-cell table:style-name="ce65" table:formula="of:=[.$A32]*100/([.$A32]+([.U$3]*[.$B$1]))" office:value-type="float" office:value="42.0289855072464" calcext:value-type="float">
            <text:p>42</text:p>
          </table:table-cell>
          <table:table-cell table:style-name="ce65" table:formula="of:=[.$A32]*100/([.$A32]+([.V$3]*[.$B$1]))" office:value-type="float" office:value="40.8450704225352" calcext:value-type="float">
            <text:p>41</text:p>
          </table:table-cell>
          <table:table-cell table:style-name="ce65" table:formula="of:=[.$A32]*100/([.$A32]+([.W$3]*[.$B$1]))" office:value-type="float" office:value="39.7260273972603" calcext:value-type="float">
            <text:p>40</text:p>
          </table:table-cell>
          <table:table-cell table:style-name="ce65" table:formula="of:=[.$A32]*100/([.$A32]+([.X$3]*[.$B$1]))" office:value-type="float" office:value="38.6666666666667" calcext:value-type="float">
            <text:p>39</text:p>
          </table:table-cell>
          <table:table-cell table:style-name="ce65" table:formula="of:=[.$A32]*100/([.$A32]+([.Y$3]*[.$B$1]))" office:value-type="float" office:value="37.6623376623377" calcext:value-type="float">
            <text:p>38</text:p>
          </table:table-cell>
          <table:table-cell table:style-name="ce65" table:formula="of:=[.$A32]*100/([.$A32]+([.Z$3]*[.$B$1]))" office:value-type="float" office:value="36.7088607594937" calcext:value-type="float">
            <text:p>37</text:p>
          </table:table-cell>
          <table:table-cell table:style-name="ce65" table:formula="of:=[.$A32]*100/([.$A32]+([.AA$3]*[.$B$1]))" office:value-type="float" office:value="35.8024691358025" calcext:value-type="float">
            <text:p>36</text:p>
          </table:table-cell>
          <table:table-cell table:style-name="ce65" table:formula="of:=[.$A32]*100/([.$A32]+([.AB$3]*[.$B$1]))" office:value-type="float" office:value="34.9397590361446" calcext:value-type="float">
            <text:p>35</text:p>
          </table:table-cell>
          <table:table-cell table:style-name="ce65" table:formula="of:=[.$A32]*100/([.$A32]+([.AC$3]*[.$B$1]))" office:value-type="float" office:value="34.1176470588235" calcext:value-type="float">
            <text:p>34</text:p>
          </table:table-cell>
          <table:table-cell table:style-name="ce65" table:formula="of:=[.$A32]*100/([.$A32]+([.AD$3]*[.$B$1]))" office:value-type="float" office:value="33.3333333333333" calcext:value-type="float">
            <text:p>33</text:p>
          </table:table-cell>
          <table:table-cell table:style-name="ce65" table:formula="of:=[.$A32]*100/([.$A32]+([.AE$3]*[.$B$1]))" office:value-type="float" office:value="32.5842696629214" calcext:value-type="float">
            <text:p>33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table:formula="of:=[.$A33]*100/([.$A33]+([.B$3]*[.$B$1]))" office:value-type="float" office:value="93.75" calcext:value-type="float">
            <text:p>94</text:p>
          </table:table-cell>
          <table:table-cell table:style-name="ce65" table:formula="of:=[.$A33]*100/([.$A33]+([.C$3]*[.$B$1]))" office:value-type="float" office:value="88.2352941176471" calcext:value-type="float">
            <text:p>88</text:p>
          </table:table-cell>
          <table:table-cell table:style-name="ce65" table:formula="of:=[.$A33]*100/([.$A33]+([.D$3]*[.$B$1]))" office:value-type="float" office:value="83.3333333333333" calcext:value-type="float">
            <text:p>83</text:p>
          </table:table-cell>
          <table:table-cell table:style-name="ce65" table:formula="of:=[.$A33]*100/([.$A33]+([.E$3]*[.$B$1]))" office:value-type="float" office:value="78.9473684210526" calcext:value-type="float">
            <text:p>79</text:p>
          </table:table-cell>
          <table:table-cell table:style-name="ce65" table:formula="of:=[.$A33]*100/([.$A33]+([.F$3]*[.$B$1]))" office:value-type="float" office:value="75" calcext:value-type="float">
            <text:p>75</text:p>
          </table:table-cell>
          <table:table-cell table:style-name="ce65" table:formula="of:=[.$A33]*100/([.$A33]+([.G$3]*[.$B$1]))" office:value-type="float" office:value="71.4285714285714" calcext:value-type="float">
            <text:p>71</text:p>
          </table:table-cell>
          <table:table-cell table:style-name="ce65" table:formula="of:=[.$A33]*100/([.$A33]+([.H$3]*[.$B$1]))" office:value-type="float" office:value="68.1818181818182" calcext:value-type="float">
            <text:p>68</text:p>
          </table:table-cell>
          <table:table-cell table:style-name="ce65" table:formula="of:=[.$A33]*100/([.$A33]+([.I$3]*[.$B$1]))" office:value-type="float" office:value="65.2173913043478" calcext:value-type="float">
            <text:p>65</text:p>
          </table:table-cell>
          <table:table-cell table:style-name="ce65" table:formula="of:=[.$A33]*100/([.$A33]+([.J$3]*[.$B$1]))" office:value-type="float" office:value="62.5" calcext:value-type="float">
            <text:p>63</text:p>
          </table:table-cell>
          <table:table-cell table:style-name="ce65" table:formula="of:=[.$A33]*100/([.$A33]+([.K$3]*[.$B$1]))" office:value-type="float" office:value="60" calcext:value-type="float">
            <text:p>60</text:p>
          </table:table-cell>
          <table:table-cell table:style-name="ce65" table:formula="of:=[.$A33]*100/([.$A33]+([.L$3]*[.$B$1]))" office:value-type="float" office:value="57.6923076923077" calcext:value-type="float">
            <text:p>58</text:p>
          </table:table-cell>
          <table:table-cell table:style-name="ce65" table:formula="of:=[.$A33]*100/([.$A33]+([.M$3]*[.$B$1]))" office:value-type="float" office:value="55.5555555555556" calcext:value-type="float">
            <text:p>56</text:p>
          </table:table-cell>
          <table:table-cell table:style-name="ce65" table:formula="of:=[.$A33]*100/([.$A33]+([.N$3]*[.$B$1]))" office:value-type="float" office:value="53.5714285714286" calcext:value-type="float">
            <text:p>54</text:p>
          </table:table-cell>
          <table:table-cell table:style-name="ce65" table:formula="of:=[.$A33]*100/([.$A33]+([.O$3]*[.$B$1]))" office:value-type="float" office:value="51.7241379310345" calcext:value-type="float">
            <text:p>52</text:p>
          </table:table-cell>
          <table:table-cell table:style-name="ce65" table:formula="of:=[.$A33]*100/([.$A33]+([.P$3]*[.$B$1]))" office:value-type="float" office:value="50" calcext:value-type="float">
            <text:p>50</text:p>
          </table:table-cell>
          <table:table-cell table:style-name="ce65" table:formula="of:=[.$A33]*100/([.$A33]+([.Q$3]*[.$B$1]))" office:value-type="float" office:value="48.3870967741936" calcext:value-type="float">
            <text:p>48</text:p>
          </table:table-cell>
          <table:table-cell table:style-name="ce65" table:formula="of:=[.$A33]*100/([.$A33]+([.R$3]*[.$B$1]))" office:value-type="float" office:value="46.875" calcext:value-type="float">
            <text:p>47</text:p>
          </table:table-cell>
          <table:table-cell table:style-name="ce65" table:formula="of:=[.$A33]*100/([.$A33]+([.S$3]*[.$B$1]))" office:value-type="float" office:value="45.4545454545455" calcext:value-type="float">
            <text:p>45</text:p>
          </table:table-cell>
          <table:table-cell table:style-name="ce65" table:formula="of:=[.$A33]*100/([.$A33]+([.T$3]*[.$B$1]))" office:value-type="float" office:value="44.1176470588235" calcext:value-type="float">
            <text:p>44</text:p>
          </table:table-cell>
          <table:table-cell table:style-name="ce65" table:formula="of:=[.$A33]*100/([.$A33]+([.U$3]*[.$B$1]))" office:value-type="float" office:value="42.8571428571429" calcext:value-type="float">
            <text:p>43</text:p>
          </table:table-cell>
          <table:table-cell table:style-name="ce65" table:formula="of:=[.$A33]*100/([.$A33]+([.V$3]*[.$B$1]))" office:value-type="float" office:value="41.6666666666667" calcext:value-type="float">
            <text:p>42</text:p>
          </table:table-cell>
          <table:table-cell table:style-name="ce65" table:formula="of:=[.$A33]*100/([.$A33]+([.W$3]*[.$B$1]))" office:value-type="float" office:value="40.5405405405405" calcext:value-type="float">
            <text:p>41</text:p>
          </table:table-cell>
          <table:table-cell table:style-name="ce65" table:formula="of:=[.$A33]*100/([.$A33]+([.X$3]*[.$B$1]))" office:value-type="float" office:value="39.4736842105263" calcext:value-type="float">
            <text:p>39</text:p>
          </table:table-cell>
          <table:table-cell table:style-name="ce65" table:formula="of:=[.$A33]*100/([.$A33]+([.Y$3]*[.$B$1]))" office:value-type="float" office:value="38.4615384615385" calcext:value-type="float">
            <text:p>38</text:p>
          </table:table-cell>
          <table:table-cell table:style-name="ce65" table:formula="of:=[.$A33]*100/([.$A33]+([.Z$3]*[.$B$1]))" office:value-type="float" office:value="37.5" calcext:value-type="float">
            <text:p>38</text:p>
          </table:table-cell>
          <table:table-cell table:style-name="ce65" table:formula="of:=[.$A33]*100/([.$A33]+([.AA$3]*[.$B$1]))" office:value-type="float" office:value="36.5853658536585" calcext:value-type="float">
            <text:p>37</text:p>
          </table:table-cell>
          <table:table-cell table:style-name="ce65" table:formula="of:=[.$A33]*100/([.$A33]+([.AB$3]*[.$B$1]))" office:value-type="float" office:value="35.7142857142857" calcext:value-type="float">
            <text:p>36</text:p>
          </table:table-cell>
          <table:table-cell table:style-name="ce65" table:formula="of:=[.$A33]*100/([.$A33]+([.AC$3]*[.$B$1]))" office:value-type="float" office:value="34.8837209302326" calcext:value-type="float">
            <text:p>35</text:p>
          </table:table-cell>
          <table:table-cell table:style-name="ce65" table:formula="of:=[.$A33]*100/([.$A33]+([.AD$3]*[.$B$1]))" office:value-type="float" office:value="34.0909090909091" calcext:value-type="float">
            <text:p>34</text:p>
          </table:table-cell>
          <table:table-cell table:style-name="ce65" table:formula="of:=[.$A33]*100/([.$A33]+([.AE$3]*[.$B$1]))" office:value-type="float" office:value="33.3333333333333" calcext:value-type="float">
            <text:p>33</text:p>
          </table:table-cell>
          <table:table-cell table:number-columns-repeated="99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9:54:23.358231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08T20:12:37.962954098</dc:date>
    <meta:editing-duration>P4DT6H11M5S</meta:editing-duration>
    <meta:editing-cycles>207</meta:editing-cycles>
    <meta:document-statistic meta:table-count="12" meta:cell-count="4431" meta:object-count="0"/>
  </office:meta>
</office:document-meta>
</file>